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ohit Hindi" svg:font-family="Lohit Hindi" style:font-family-generic="system" style:font-pitch="variable"/>
    <style:font-face style:name="Arial" svg:font-family="Arial" style:font-family-generic="swiss" style:font-pitch="variable" svg:panose-1="2 11 6 4 2 2 2 2 2 4"/>
    <style:font-face style:name="WenQuanYi Micro Hei" svg:font-family="WenQuanYi Micro Hei" style:font-family-generic="system" style:font-pitch="variable"/>
    <style:font-face style:name="Lucida Sans Unicode" svg:font-family="Lucida Sans Unicode" style:font-family-generic="swiss" style:font-pitch="variable" svg:panose-1="2 11 6 2 3 5 4 2 2 4"/>
    <style:font-face style:name="Liberation Mono" svg:font-family="Liberation Mono" style:font-family-generic="roman" style:font-pitch="variable"/>
    <style:font-face style:name="Droid Sans Fallback" svg:font-family="Droid Sans Fallback" style:font-family-generic="modern" style:font-pitch="fixed"/>
    <style:font-face style:name="DejaVu Sans" svg:font-family="DejaVu Sans" style:font-family-generic="system" style:font-pitch="variable"/>
    <style:font-face style:name="Tahoma" svg:font-family="Tahoma" style:font-family-generic="swiss" style:font-pitch="variable" svg:panose-1="2 11 6 4 3 5 4 4 2 4"/>
    <style:font-face style:name="Noto Sans" svg:font-family="Noto Sans" style:font-family-generic="swiss" style:font-pitch="variable"/>
    <style:font-face style:name="Liberation Sans" svg:font-family="Liberation Sans" style:font-family-generic="roman" style:font-pitch="variable"/>
    <style:font-face style:name="Lohit Devanagari" svg:font-family="Lohit Devanagari" style:font-family-generic="roman" style:font-pitch="variable"/>
    <style:font-face style:name="OpenSymbol, 'Arial Unicode MS'" svg:font-family="OpenSymbol, 'Arial Unicode MS'" style:font-family-generic="roman" style:font-pitch="variable"/>
    <style:font-face style:name="OpenSymbol" svg:font-family="OpenSymbol" style:font-family-generic="system"/>
    <style:font-face style:name="Mangal" svg:font-family="Mangal" style:font-family-generic="roman" style:font-pitch="variable" svg:panose-1="0 0 4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MS Mincho" svg:font-family="MS Mincho" style:font-family-generic="modern" style:font-pitch="fixed" svg:panose-1="2 2 6 9 4 2 5 8 3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916in" text:min-label-width="0.25in" text:list-level-position-and-space-mode="label-alignment">
          <style:list-level-label-alignment text:label-followed-by="listtab" fo:margin-left="0.5416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416in" text:min-label-width="0.25in" text:list-level-position-and-space-mode="label-alignment">
          <style:list-level-label-alignment text:label-followed-by="listtab" fo:margin-left="0.7916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916in" text:min-label-width="0.25in" text:list-level-position-and-space-mode="label-alignment">
          <style:list-level-label-alignment text:label-followed-by="listtab" fo:margin-left="1.0416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.0416in" text:min-label-width="0.25in" text:list-level-position-and-space-mode="label-alignment">
          <style:list-level-label-alignment text:label-followed-by="listtab" fo:margin-left="1.2916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916in" text:min-label-width="0.25in" text:list-level-position-and-space-mode="label-alignment">
          <style:list-level-label-alignment text:label-followed-by="listtab" fo:margin-left="1.5416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416in" text:min-label-width="0.25in" text:list-level-position-and-space-mode="label-alignment">
          <style:list-level-label-alignment text:label-followed-by="listtab" fo:margin-left="1.7916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916in" text:min-label-width="0.25in" text:list-level-position-and-space-mode="label-alignment">
          <style:list-level-label-alignment text:label-followed-by="listtab" fo:margin-left="2.0416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.0416in" text:min-label-width="0.25in" text:list-level-position-and-space-mode="label-alignment">
          <style:list-level-label-alignment text:label-followed-by="listtab" fo:margin-left="2.2916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916in" text:min-label-width="0.25in" text:list-level-position-and-space-mode="label-alignment">
          <style:list-level-label-alignment text:label-followed-by="listtab" fo:margin-left="2.5416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8">
      <text:list-level-style-bullet text:level="1" text:style-name="WW_CharLFO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9">
      <text:list-level-style-bullet text:level="1" text:style-name="WW_CharLFO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9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9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9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9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9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9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0">
      <text:list-level-style-bullet text:level="1" text:style-name="WW_CharLFO10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0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0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0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0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0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0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0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0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1">
      <text:list-level-style-bullet text:level="1" text:style-name="WW_CharLFO1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2">
      <text:list-level-style-bullet text:level="1" text:style-name="WW_CharLFO1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3">
      <text:list-level-style-bullet text:level="1" text:style-name="WW_CharLFO1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4">
      <text:list-level-style-bullet text:level="1" text:style-name="WW_CharLFO1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5">
      <text:list-level-style-bullet text:level="1" text:style-name="WW_CharLFO1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6">
      <text:list-level-style-bullet text:level="1" text:style-name="WW_CharLFO1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7">
      <text:list-level-style-bullet text:level="1" text:style-name="WW_CharLFO1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8">
      <text:list-level-style-bullet text:level="1" text:style-name="WW_CharLFO1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9">
      <text:list-level-style-bullet text:level="1" text:style-name="WW_CharLFO1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9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9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9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9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9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9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0">
      <text:list-level-style-bullet text:level="1" text:style-name="WW_CharLFO2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1">
      <text:list-level-style-bullet text:level="1" text:style-name="WW_CharLFO2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MS Mincho"/>
      </text:list-level-style-bullet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2">
      <text:list-level-style-bullet text:level="1" text:style-name="WW_CharLFO2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3">
      <text:list-level-style-bullet text:level="1" text:style-name="WW_CharLFO2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4">
      <text:list-level-style-bullet text:level="1" text:style-name="WW_CharLFO2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5">
      <text:list-level-style-bullet text:level="1" text:style-name="WW_CharLFO2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itre" style:master-page-name="MP0" style:family="paragraph">
      <style:paragraph-properties fo:break-before="page" fo:text-align="center"/>
      <style:text-properties fo:font-size="18pt" style:font-size-asian="18pt" style:font-size-complex="18pt"/>
    </style:style>
    <style:style style:name="P2" style:parent-style-name="Titre" style:family="paragraph">
      <style:paragraph-properties fo:text-align="center"/>
      <style:text-properties fo:font-size="18pt" style:font-size-asian="18pt" style:font-size-complex="18pt"/>
    </style:style>
    <style:style style:name="P3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4" style:parent-style-name="Standard" style:family="paragraph"/>
    <style:style style:name="P5" style:parent-style-name="Standard" style:family="paragraph">
      <style:text-properties style:font-name-asian="WenQuanYi Micro Hei"/>
    </style:style>
    <style:style style:name="P6" style:parent-style-name="Standard" style:family="paragraph">
      <style:text-properties style:font-name-asian="WenQuanYi Micro Hei"/>
    </style:style>
    <style:style style:name="P7" style:parent-style-name="Standard" style:family="paragraph">
      <style:text-properties style:font-name-asian="WenQuanYi Micro Hei"/>
    </style:style>
    <style:style style:name="P8" style:parent-style-name="Standard" style:family="paragraph"/>
    <style:style style:name="T9" style:parent-style-name="Policepardéfaut" style:family="text">
      <style:text-properties style:font-name-asian="WenQuanYi Micro Hei"/>
    </style:style>
    <style:style style:name="P10" style:parent-style-name="Standard" style:family="paragraph">
      <style:text-properties style:font-name-asian="WenQuanYi Micro Hei" fo:font-style="italic" style:font-style-asian="italic" style:font-style-complex="italic"/>
    </style:style>
    <style:style style:name="P11" style:parent-style-name="Standard" style:family="paragraph">
      <style:text-properties fo:font-style="italic" style:font-style-asian="italic" style:font-style-complex="italic"/>
    </style:style>
    <style:style style:name="P12" style:parent-style-name="Standard" style:family="paragraph">
      <style:text-properties fo:font-style="italic" style:font-style-asian="italic" style:font-style-complex="italic"/>
    </style:style>
    <style:style style:name="P13" style:parent-style-name="Standard" style:family="paragraph">
      <style:text-properties fo:font-style="italic" style:font-style-asian="italic" style:font-style-complex="italic"/>
    </style:style>
    <style:style style:name="P14" style:parent-style-name="Standard" style:family="paragraph">
      <style:text-properties fo:font-style="italic" style:font-style-asian="italic" style:font-style-complex="italic"/>
    </style:style>
    <style:style style:name="P15" style:parent-style-name="Standard" style:family="paragraph">
      <style:text-properties fo:font-style="italic" style:font-style-asian="italic" style:font-style-complex="italic"/>
    </style:style>
    <style:style style:name="P16" style:parent-style-name="Standard" style:family="paragraph">
      <style:text-properties fo:font-style="italic" style:font-style-asian="italic" style:font-style-complex="italic"/>
    </style:style>
    <style:style style:name="P17" style:parent-style-name="ContentsHeading" style:family="paragraph">
      <style:paragraph-properties>
        <style:tab-stops>
          <style:tab-stop style:type="right" style:leader-style="dotted" style:leader-text="." style:position="6.5319in"/>
        </style:tab-stops>
      </style:paragraph-properties>
    </style:style>
    <style:style style:name="P18" style:parent-style-name="Contents1" style:family="paragraph">
      <style:paragraph-properties>
        <style:tab-stops>
          <style:tab-stop style:type="right" style:leader-style="dotted" style:leader-text="." style:position="6.6923in"/>
        </style:tab-stops>
      </style:paragraph-properties>
    </style:style>
    <style:style style:name="P19" style:parent-style-name="Contents2" style:family="paragraph">
      <style:paragraph-properties>
        <style:tab-stops>
          <style:tab-stop style:type="right" style:leader-style="dotted" style:leader-text="." style:position="6.6923in"/>
        </style:tab-stops>
      </style:paragraph-properties>
    </style:style>
    <style:style style:name="P20" style:parent-style-name="Contents2" style:family="paragraph">
      <style:paragraph-properties>
        <style:tab-stops>
          <style:tab-stop style:type="right" style:leader-style="dotted" style:leader-text="." style:position="6.6923in"/>
        </style:tab-stops>
      </style:paragraph-properties>
    </style:style>
    <style:style style:name="P21" style:parent-style-name="Contents2" style:family="paragraph">
      <style:paragraph-properties>
        <style:tab-stops>
          <style:tab-stop style:type="right" style:leader-style="dotted" style:leader-text="." style:position="6.6923in"/>
        </style:tab-stops>
      </style:paragraph-properties>
    </style:style>
    <style:style style:name="P22" style:parent-style-name="Contents1" style:family="paragraph">
      <style:paragraph-properties>
        <style:tab-stops>
          <style:tab-stop style:type="right" style:leader-style="dotted" style:leader-text="." style:position="6.6923in"/>
        </style:tab-stops>
      </style:paragraph-properties>
    </style:style>
    <style:style style:name="P23" style:parent-style-name="Contents1" style:family="paragraph">
      <style:paragraph-properties>
        <style:tab-stops>
          <style:tab-stop style:type="right" style:leader-style="dotted" style:leader-text="." style:position="6.6923in"/>
        </style:tab-stops>
      </style:paragraph-properties>
    </style:style>
    <style:style style:name="P24" style:parent-style-name="Contents2" style:family="paragraph">
      <style:paragraph-properties>
        <style:tab-stops>
          <style:tab-stop style:type="right" style:leader-style="dotted" style:leader-text="." style:position="6.6923in"/>
        </style:tab-stops>
      </style:paragraph-properties>
    </style:style>
    <style:style style:name="P25" style:parent-style-name="Contents2" style:family="paragraph">
      <style:paragraph-properties>
        <style:tab-stops>
          <style:tab-stop style:type="right" style:leader-style="dotted" style:leader-text="." style:position="6.6923in"/>
        </style:tab-stops>
      </style:paragraph-properties>
    </style:style>
    <style:style style:name="P26" style:parent-style-name="Contents2" style:family="paragraph">
      <style:paragraph-properties>
        <style:tab-stops>
          <style:tab-stop style:type="right" style:leader-style="dotted" style:leader-text="." style:position="6.6923in"/>
        </style:tab-stops>
      </style:paragraph-properties>
    </style:style>
    <style:style style:name="P27" style:parent-style-name="Contents1" style:family="paragraph">
      <style:paragraph-properties>
        <style:tab-stops>
          <style:tab-stop style:type="right" style:leader-style="dotted" style:leader-text="." style:position="6.6923in"/>
        </style:tab-stops>
      </style:paragraph-properties>
    </style:style>
    <style:style style:name="P28" style:parent-style-name="Contents2" style:family="paragraph">
      <style:paragraph-properties>
        <style:tab-stops>
          <style:tab-stop style:type="right" style:leader-style="dotted" style:leader-text="." style:position="6.6923in"/>
        </style:tab-stops>
      </style:paragraph-properties>
    </style:style>
    <style:style style:name="P29" style:parent-style-name="Contents2" style:family="paragraph">
      <style:paragraph-properties>
        <style:tab-stops>
          <style:tab-stop style:type="right" style:leader-style="dotted" style:leader-text="." style:position="6.6923in"/>
        </style:tab-stops>
      </style:paragraph-properties>
    </style:style>
    <style:style style:name="P30" style:parent-style-name="Contents2" style:family="paragraph">
      <style:paragraph-properties>
        <style:tab-stops>
          <style:tab-stop style:type="right" style:leader-style="dotted" style:leader-text="." style:position="6.6923in"/>
        </style:tab-stops>
      </style:paragraph-properties>
    </style:style>
    <style:style style:name="P31" style:parent-style-name="Contents2" style:family="paragraph">
      <style:paragraph-properties>
        <style:tab-stops>
          <style:tab-stop style:type="right" style:leader-style="dotted" style:leader-text="." style:position="6.6923in"/>
        </style:tab-stops>
      </style:paragraph-properties>
    </style:style>
    <style:style style:name="P32" style:parent-style-name="Contents3" style:family="paragraph">
      <style:paragraph-properties>
        <style:tab-stops>
          <style:tab-stop style:type="right" style:leader-style="dotted" style:leader-text="." style:position="6.6923in"/>
        </style:tab-stops>
      </style:paragraph-properties>
    </style:style>
    <style:style style:name="P33" style:parent-style-name="Contents3" style:family="paragraph">
      <style:paragraph-properties>
        <style:tab-stops>
          <style:tab-stop style:type="right" style:leader-style="dotted" style:leader-text="." style:position="6.6923in"/>
        </style:tab-stops>
      </style:paragraph-properties>
    </style:style>
    <style:style style:name="P34" style:parent-style-name="Contents1" style:family="paragraph">
      <style:paragraph-properties>
        <style:tab-stops>
          <style:tab-stop style:type="right" style:leader-style="dotted" style:leader-text="." style:position="6.6923in"/>
        </style:tab-stops>
      </style:paragraph-properties>
    </style:style>
    <style:style style:name="P35" style:parent-style-name="Contents2" style:family="paragraph">
      <style:paragraph-properties>
        <style:tab-stops>
          <style:tab-stop style:type="right" style:leader-style="dotted" style:leader-text="." style:position="6.6923in"/>
        </style:tab-stops>
      </style:paragraph-properties>
    </style:style>
    <style:style style:name="P36" style:parent-style-name="Contents2" style:family="paragraph">
      <style:paragraph-properties>
        <style:tab-stops>
          <style:tab-stop style:type="right" style:leader-style="dotted" style:leader-text="." style:position="6.6923in"/>
        </style:tab-stops>
      </style:paragraph-properties>
    </style:style>
    <style:style style:name="P37" style:parent-style-name="Contents2" style:family="paragraph">
      <style:paragraph-properties>
        <style:tab-stops>
          <style:tab-stop style:type="right" style:leader-style="dotted" style:leader-text="." style:position="6.6923in"/>
        </style:tab-stops>
      </style:paragraph-properties>
    </style:style>
    <style:style style:name="P38" style:parent-style-name="Contents2" style:family="paragraph">
      <style:paragraph-properties>
        <style:tab-stops>
          <style:tab-stop style:type="right" style:leader-style="dotted" style:leader-text="." style:position="6.6923in"/>
        </style:tab-stops>
      </style:paragraph-properties>
    </style:style>
    <style:style style:name="P39" style:parent-style-name="Contents1" style:family="paragraph">
      <style:paragraph-properties>
        <style:tab-stops>
          <style:tab-stop style:type="right" style:leader-style="dotted" style:leader-text="." style:position="6.6923in"/>
        </style:tab-stops>
      </style:paragraph-properties>
    </style:style>
    <style:style style:name="P40" style:parent-style-name="Contents2" style:family="paragraph">
      <style:paragraph-properties>
        <style:tab-stops>
          <style:tab-stop style:type="right" style:leader-style="dotted" style:leader-text="." style:position="6.6923in"/>
        </style:tab-stops>
      </style:paragraph-properties>
    </style:style>
    <style:style style:name="P41" style:parent-style-name="Contents3" style:family="paragraph">
      <style:paragraph-properties>
        <style:tab-stops>
          <style:tab-stop style:type="right" style:leader-style="dotted" style:leader-text="." style:position="6.6923in"/>
        </style:tab-stops>
      </style:paragraph-properties>
    </style:style>
    <style:style style:name="P42" style:parent-style-name="Contents3" style:family="paragraph">
      <style:paragraph-properties>
        <style:tab-stops>
          <style:tab-stop style:type="right" style:leader-style="dotted" style:leader-text="." style:position="6.6923in"/>
        </style:tab-stops>
      </style:paragraph-properties>
    </style:style>
    <style:style style:name="P43" style:parent-style-name="Contents2" style:family="paragraph">
      <style:paragraph-properties>
        <style:tab-stops>
          <style:tab-stop style:type="right" style:leader-style="dotted" style:leader-text="." style:position="6.6923in"/>
        </style:tab-stops>
      </style:paragraph-properties>
    </style:style>
    <style:style style:name="P44" style:parent-style-name="Contents2" style:family="paragraph">
      <style:paragraph-properties>
        <style:tab-stops>
          <style:tab-stop style:type="right" style:leader-style="dotted" style:leader-text="." style:position="6.6923in"/>
        </style:tab-stops>
      </style:paragraph-properties>
    </style:style>
    <style:style style:name="P45" style:parent-style-name="Contents1" style:family="paragraph">
      <style:paragraph-properties>
        <style:tab-stops>
          <style:tab-stop style:type="right" style:leader-style="dotted" style:leader-text="." style:position="6.6923in"/>
        </style:tab-stops>
      </style:paragraph-properties>
    </style:style>
    <style:style style:name="P46" style:parent-style-name="Contents1" style:family="paragraph">
      <style:paragraph-properties>
        <style:tab-stops>
          <style:tab-stop style:type="right" style:leader-style="dotted" style:leader-text="." style:position="6.6923in"/>
        </style:tab-stops>
      </style:paragraph-properties>
    </style:style>
    <style:style style:name="P47" style:parent-style-name="Contents1" style:family="paragraph">
      <style:paragraph-properties>
        <style:tab-stops>
          <style:tab-stop style:type="right" style:leader-style="dotted" style:leader-text="." style:position="6.6923in"/>
        </style:tab-stops>
      </style:paragraph-properties>
    </style:style>
    <style:style style:name="P48" style:parent-style-name="Contents1" style:family="paragraph">
      <style:paragraph-properties>
        <style:tab-stops>
          <style:tab-stop style:type="right" style:leader-style="dotted" style:leader-text="." style:position="6.6923in"/>
        </style:tab-stops>
      </style:paragraph-properties>
    </style:style>
    <style:style style:name="T49" style:parent-style-name="Policepardéfaut" style:family="text">
      <style:text-properties fo:font-style="italic" style:font-style-asian="italic" style:font-style-complex="italic"/>
    </style:style>
    <style:style style:name="P50" style:parent-style-name="Contents1" style:family="paragraph">
      <style:paragraph-properties>
        <style:tab-stops>
          <style:tab-stop style:type="right" style:leader-style="dotted" style:leader-text="." style:position="6.6923in"/>
        </style:tab-stops>
      </style:paragraph-properties>
    </style:style>
    <style:style style:name="T51" style:parent-style-name="Policepardéfaut" style:family="text">
      <style:text-properties fo:font-style="italic" style:font-style-asian="italic" style:font-style-complex="italic"/>
    </style:style>
    <style:style style:name="P52" style:parent-style-name="Contents1" style:family="paragraph">
      <style:paragraph-properties>
        <style:tab-stops>
          <style:tab-stop style:type="right" style:leader-style="dotted" style:leader-text="." style:position="6.6923in"/>
        </style:tab-stops>
      </style:paragraph-properties>
    </style:style>
    <style:style style:name="P53" style:parent-style-name="Contents1" style:family="paragraph">
      <style:paragraph-properties>
        <style:tab-stops>
          <style:tab-stop style:type="right" style:leader-style="dotted" style:leader-text="." style:position="6.6923in"/>
        </style:tab-stops>
      </style:paragraph-properties>
    </style:style>
    <style:style style:name="P54" style:parent-style-name="Contents2" style:family="paragraph">
      <style:paragraph-properties>
        <style:tab-stops>
          <style:tab-stop style:type="right" style:leader-style="dotted" style:leader-text="." style:position="6.6923in"/>
        </style:tab-stops>
      </style:paragraph-properties>
    </style:style>
    <style:style style:name="P55" style:parent-style-name="Contents2" style:family="paragraph">
      <style:paragraph-properties>
        <style:tab-stops>
          <style:tab-stop style:type="right" style:leader-style="dotted" style:leader-text="." style:position="6.6923in"/>
        </style:tab-stops>
      </style:paragraph-properties>
    </style:style>
    <style:style style:name="P56" style:parent-style-name="Contents3" style:family="paragraph">
      <style:paragraph-properties>
        <style:tab-stops>
          <style:tab-stop style:type="right" style:leader-style="dotted" style:leader-text="." style:position="6.6923in"/>
        </style:tab-stops>
      </style:paragraph-properties>
    </style:style>
    <style:style style:name="P57" style:parent-style-name="Contents3" style:family="paragraph">
      <style:paragraph-properties>
        <style:tab-stops>
          <style:tab-stop style:type="right" style:leader-style="dotted" style:leader-text="." style:position="6.6923in"/>
        </style:tab-stops>
      </style:paragraph-properties>
    </style:style>
    <style:style style:name="P58" style:parent-style-name="Contents1" style:family="paragraph">
      <style:paragraph-properties>
        <style:tab-stops>
          <style:tab-stop style:type="right" style:leader-style="dotted" style:leader-text="." style:position="6.6923in"/>
        </style:tab-stops>
      </style:paragraph-properties>
    </style:style>
    <style:style style:name="P59" style:parent-style-name="Contents2" style:family="paragraph">
      <style:paragraph-properties>
        <style:tab-stops>
          <style:tab-stop style:type="right" style:leader-style="dotted" style:leader-text="." style:position="6.6923in"/>
        </style:tab-stops>
      </style:paragraph-properties>
    </style:style>
    <style:style style:name="P60" style:parent-style-name="Contents1" style:family="paragraph">
      <style:paragraph-properties>
        <style:tab-stops>
          <style:tab-stop style:type="right" style:leader-style="dotted" style:leader-text="." style:position="6.6923in"/>
        </style:tab-stops>
      </style:paragraph-properties>
    </style:style>
    <style:style style:name="P61" style:parent-style-name="Contents2" style:family="paragraph">
      <style:paragraph-properties>
        <style:tab-stops>
          <style:tab-stop style:type="right" style:leader-style="dotted" style:leader-text="." style:position="6.6923in"/>
        </style:tab-stops>
      </style:paragraph-properties>
    </style:style>
    <style:style style:name="P62" style:parent-style-name="Contents2" style:family="paragraph">
      <style:paragraph-properties>
        <style:tab-stops>
          <style:tab-stop style:type="right" style:leader-style="dotted" style:leader-text="." style:position="6.6923in"/>
        </style:tab-stops>
      </style:paragraph-properties>
    </style:style>
    <style:style style:name="P63" style:parent-style-name="Contents2" style:family="paragraph">
      <style:paragraph-properties>
        <style:tab-stops>
          <style:tab-stop style:type="right" style:leader-style="dotted" style:leader-text="." style:position="6.6923in"/>
        </style:tab-stops>
      </style:paragraph-properties>
    </style:style>
    <style:style style:name="P64" style:parent-style-name="Contents3" style:family="paragraph">
      <style:paragraph-properties>
        <style:tab-stops>
          <style:tab-stop style:type="right" style:leader-style="dotted" style:leader-text="." style:position="6.6923in"/>
        </style:tab-stops>
      </style:paragraph-properties>
    </style:style>
    <style:style style:name="P65" style:parent-style-name="Contents3" style:family="paragraph">
      <style:paragraph-properties>
        <style:tab-stops>
          <style:tab-stop style:type="right" style:leader-style="dotted" style:leader-text="." style:position="6.6923in"/>
        </style:tab-stops>
      </style:paragraph-properties>
    </style:style>
    <style:style style:name="P66" style:parent-style-name="Contents2" style:family="paragraph">
      <style:paragraph-properties>
        <style:tab-stops>
          <style:tab-stop style:type="right" style:leader-style="dotted" style:leader-text="." style:position="6.6923in"/>
        </style:tab-stops>
      </style:paragraph-properties>
    </style:style>
    <style:style style:name="P67" style:parent-style-name="Contents2" style:family="paragraph">
      <style:paragraph-properties>
        <style:tab-stops>
          <style:tab-stop style:type="right" style:leader-style="dotted" style:leader-text="." style:position="6.6923in"/>
        </style:tab-stops>
      </style:paragraph-properties>
    </style:style>
    <style:style style:name="P68" style:parent-style-name="Contents1" style:family="paragraph">
      <style:paragraph-properties>
        <style:tab-stops>
          <style:tab-stop style:type="right" style:leader-style="dotted" style:leader-text="." style:position="6.6923in"/>
        </style:tab-stops>
      </style:paragraph-properties>
    </style:style>
    <style:style style:name="P69" style:parent-style-name="Contents2" style:family="paragraph">
      <style:paragraph-properties>
        <style:tab-stops>
          <style:tab-stop style:type="right" style:leader-style="dotted" style:leader-text="." style:position="6.6923in"/>
        </style:tab-stops>
      </style:paragraph-properties>
    </style:style>
    <style:style style:name="P70" style:parent-style-name="Contents2" style:family="paragraph">
      <style:paragraph-properties>
        <style:tab-stops>
          <style:tab-stop style:type="right" style:leader-style="dotted" style:leader-text="." style:position="6.6923in"/>
        </style:tab-stops>
      </style:paragraph-properties>
    </style:style>
    <style:style style:name="P71" style:parent-style-name="Contents2" style:family="paragraph">
      <style:paragraph-properties>
        <style:tab-stops>
          <style:tab-stop style:type="right" style:leader-style="dotted" style:leader-text="." style:position="6.6923in"/>
        </style:tab-stops>
      </style:paragraph-properties>
    </style:style>
    <style:style style:name="P72" style:parent-style-name="Contents1" style:family="paragraph">
      <style:paragraph-properties>
        <style:tab-stops>
          <style:tab-stop style:type="right" style:leader-style="dotted" style:leader-text="." style:position="6.6923in"/>
        </style:tab-stops>
      </style:paragraph-properties>
    </style:style>
    <style:style style:name="P73" style:parent-style-name="Contents2" style:family="paragraph">
      <style:paragraph-properties>
        <style:tab-stops>
          <style:tab-stop style:type="right" style:leader-style="dotted" style:leader-text="." style:position="6.6923in"/>
        </style:tab-stops>
      </style:paragraph-properties>
    </style:style>
    <style:style style:name="T74" style:parent-style-name="Policepardéfaut" style:family="text">
      <style:text-properties fo:font-style="italic" style:font-style-asian="italic" style:font-style-complex="italic"/>
    </style:style>
    <style:style style:name="P75" style:parent-style-name="Titre1" style:family="paragraph">
      <style:paragraph-properties fo:break-before="page"/>
    </style:style>
    <style:style style:name="T76" style:parent-style-name="Policepardéfaut" style:family="text">
      <style:text-properties style:font-name-asian="WenQuanYi Micro Hei" fo:color="#000000"/>
    </style:style>
    <style:style style:name="T77" style:parent-style-name="Policepardéfaut" style:family="text">
      <style:text-properties style:font-name-asian="WenQuanYi Micro Hei" fo:font-weight="bold" style:font-weight-asian="bold" style:font-weight-complex="bold" fo:font-style="italic" style:font-style-asian="italic" style:font-style-complex="italic" fo:color="#000000"/>
    </style:style>
    <style:style style:name="T78" style:parent-style-name="Policepardéfaut" style:family="text">
      <style:text-properties style:font-name-asian="WenQuanYi Micro Hei" fo:color="#000000"/>
    </style:style>
    <style:style style:name="T79" style:parent-style-name="Policepardéfaut" style:family="text">
      <style:text-properties fo:color="#000000"/>
    </style:style>
    <style:style style:name="T80" style:parent-style-name="Policepardéfaut" style:family="text">
      <style:text-properties style:font-name-asian="WenQuanYi Micro Hei" fo:color="#000000"/>
    </style:style>
    <style:style style:name="T81" style:parent-style-name="Policepardéfaut" style:family="text">
      <style:text-properties style:font-name-asian="WenQuanYi Micro Hei" fo:color="#000000"/>
    </style:style>
    <style:style style:name="T82" style:parent-style-name="Policepardéfaut" style:family="text">
      <style:text-properties style:font-name-asian="WenQuanYi Micro Hei" fo:color="#000000"/>
    </style:style>
    <style:style style:name="T83" style:parent-style-name="Policepardéfaut" style:family="text">
      <style:text-properties fo:color="#000000"/>
    </style:style>
    <style:style style:name="P84" style:parent-style-name="Textbody" style:family="paragraph">
      <style:text-properties style:font-name="Arial" fo:font-weight="bold" style:font-weight-asian="bold" style:font-weight-complex="bold" fo:font-style="italic" style:font-style-asian="italic" style:font-style-complex="italic" fo:color="#000000" fo:font-size="14pt" style:font-size-asian="14pt" style:font-size-complex="14pt"/>
    </style:style>
    <style:style style:name="T85" style:parent-style-name="Policepardéfaut" style:family="text">
      <style:text-properties style:font-name-asian="WenQuanYi Micro Hei"/>
    </style:style>
    <style:style style:name="T86" style:parent-style-name="Policepardéfaut" style:family="text">
      <style:text-properties style:font-name-asian="WenQuanYi Micro Hei"/>
    </style:style>
    <style:style style:name="T87" style:parent-style-name="Policepardéfaut" style:family="text">
      <style:text-properties style:font-name-asian="WenQuanYi Micro Hei" fo:font-weight="bold" style:font-weight-asian="bold" style:font-weight-complex="bold" fo:font-style="italic" style:font-style-asian="italic" style:font-style-complex="italic"/>
    </style:style>
    <style:style style:name="T88" style:parent-style-name="Policepardéfaut" style:family="text">
      <style:text-properties style:font-name-asian="WenQuanYi Micro Hei"/>
    </style:style>
    <style:style style:name="T89" style:parent-style-name="Policepardéfaut" style:family="text">
      <style:text-properties style:font-name-asian="WenQuanYi Micro Hei"/>
    </style:style>
    <style:style style:name="T90" style:parent-style-name="Policepardéfaut" style:family="text">
      <style:text-properties style:font-name-asian="WenQuanYi Micro Hei"/>
    </style:style>
    <style:style style:name="T91" style:parent-style-name="Policepardéfaut" style:family="text">
      <style:text-properties style:font-name-asian="WenQuanYi Micro Hei"/>
    </style:style>
    <style:style style:name="P92" style:parent-style-name="Textbody" style:family="paragraph">
      <style:text-properties style:font-name="Liberation Mono" style:font-name-asian="Droid Sans Fallback" style:font-name-complex="Liberation Mono" fo:font-weight="bold" style:font-weight-asian="bold" fo:font-size="10pt" style:font-size-asian="10pt" style:font-size-complex="10pt"/>
    </style:style>
    <style:style style:name="T93" style:parent-style-name="Policepardéfaut" style:family="text">
      <style:text-properties style:font-name-asian="WenQuanYi Micro Hei"/>
    </style:style>
    <style:style style:name="T94" style:parent-style-name="Policepardéfaut" style:family="text">
      <style:text-properties style:font-name-asian="WenQuanYi Micro Hei"/>
    </style:style>
    <style:style style:name="T95" style:parent-style-name="Policepardéfaut" style:family="text">
      <style:text-properties style:font-name-asian="WenQuanYi Micro Hei" fo:color="#000000"/>
    </style:style>
    <style:style style:name="T96" style:parent-style-name="Policepardéfaut" style:family="text">
      <style:text-properties style:font-name-asian="WenQuanYi Micro Hei" fo:font-weight="bold" style:font-weight-asian="bold" style:font-weight-complex="bold" fo:font-style="italic" style:font-style-asian="italic" style:font-style-complex="italic" fo:color="#000000"/>
    </style:style>
    <style:style style:name="P97" style:parent-style-name="Textbody" style:family="paragraph">
      <style:text-properties style:font-name="Arial" fo:font-weight="bold" style:font-weight-asian="bold" style:font-weight-complex="bold" fo:font-style="italic" style:font-style-asian="italic" style:font-style-complex="italic" fo:color="#000000" fo:font-size="14pt" style:font-size-asian="14pt" style:font-size-complex="14pt"/>
    </style:style>
    <style:style style:name="T98" style:parent-style-name="Policepardéfaut" style:family="text">
      <style:text-properties fo:font-weight="bold" style:font-weight-asian="bold" style:font-weight-complex="bold" fo:font-style="italic" style:font-style-asian="italic" style:font-style-complex="italic"/>
    </style:style>
    <style:style style:name="P99" style:parent-style-name="Titre1" style:family="paragraph">
      <style:paragraph-properties fo:break-before="page"/>
    </style:style>
    <style:style style:name="T100" style:parent-style-name="Policepardéfaut" style:family="text">
      <style:text-properties fo:font-style="italic" style:font-style-asian="italic" style:font-style-complex="italic"/>
    </style:style>
    <style:style style:name="T101" style:parent-style-name="Policepardéfaut" style:family="text">
      <style:text-properties fo:font-weight="bold" style:font-weight-asian="bold" style:font-weight-complex="bold" fo:font-style="italic" style:font-style-asian="italic" style:font-style-complex="italic"/>
    </style:style>
    <style:style style:name="T102" style:parent-style-name="Policepardéfaut" style:family="text">
      <style:text-properties fo:font-weight="bold" style:font-weight-asian="bold" style:font-weight-complex="bold" fo:font-style="italic" style:font-style-asian="italic" style:font-style-complex="italic"/>
    </style:style>
    <style:style style:name="T103" style:parent-style-name="Policepardéfaut" style:family="text">
      <style:text-properties fo:font-weight="bold" style:font-weight-asian="bold" style:font-weight-complex="bold" fo:font-style="italic" style:font-style-asian="italic" style:font-style-complex="italic"/>
    </style:style>
    <style:style style:name="T104" style:parent-style-name="Policepardéfaut" style:family="text">
      <style:text-properties fo:font-weight="bold" style:font-weight-asian="bold" style:font-weight-complex="bold" fo:font-style="italic" style:font-style-asian="italic" style:font-style-complex="italic"/>
    </style:style>
    <style:style style:name="P105" style:parent-style-name="Textbody" style:family="paragraph"/>
    <style:style style:name="P106" style:parent-style-name="Textbody" style:family="paragraph"/>
    <style:style style:name="P107" style:parent-style-name="Textbody" style:family="paragraph"/>
    <style:style style:name="P108" style:parent-style-name="Textbody" style:family="paragraph"/>
    <style:style style:name="T109" style:parent-style-name="Policepardéfaut" style:family="text">
      <style:text-properties fo:font-weight="bold" style:font-weight-asian="bold" style:font-weight-complex="bold" fo:font-style="italic" style:font-style-asian="italic" style:font-style-complex="italic"/>
    </style:style>
    <style:style style:name="P110" style:parent-style-name="Textbody" style:family="paragraph"/>
    <style:style style:name="P111" style:parent-style-name="Textbody" style:family="paragraph"/>
    <style:style style:name="P112" style:parent-style-name="Textbody" style:family="paragraph"/>
    <style:style style:name="T113" style:parent-style-name="Policepardéfaut" style:family="text">
      <style:text-properties fo:font-weight="bold" style:font-weight-asian="bold" style:font-weight-complex="bold" fo:font-style="italic" style:font-style-asian="italic" style:font-style-complex="italic"/>
    </style:style>
    <style:style style:name="P114" style:parent-style-name="Textbody" style:family="paragraph"/>
    <style:style style:name="T115" style:parent-style-name="Policepardéfaut" style:family="text">
      <style:text-properties fo:font-weight="bold" style:font-weight-asian="bold" style:font-weight-complex="bold" fo:font-style="italic" style:font-style-asian="italic" style:font-style-complex="italic"/>
    </style:style>
    <style:style style:name="P116" style:parent-style-name="Textbody" style:family="paragraph"/>
    <style:style style:name="T117" style:parent-style-name="Policepardéfaut" style:family="text">
      <style:text-properties fo:font-weight="bold" style:font-weight-asian="bold" style:font-weight-complex="bold" fo:font-style="italic" style:font-style-asian="italic" style:font-style-complex="italic"/>
    </style:style>
    <style:style style:name="T118" style:parent-style-name="Policepardéfaut" style:family="text">
      <style:text-properties fo:font-style="italic" style:font-style-asian="italic" style:font-style-complex="italic"/>
    </style:style>
    <style:style style:name="T119" style:parent-style-name="Policepardéfaut" style:family="text">
      <style:text-properties fo:font-style="italic" style:font-style-asian="italic" style:font-style-complex="italic"/>
    </style:style>
    <style:style style:name="T120" style:parent-style-name="Policepardéfaut" style:family="text">
      <style:text-properties fo:font-weight="bold" style:font-weight-asian="bold" style:font-weight-complex="bold" fo:font-style="italic" style:font-style-asian="italic" style:font-style-complex="italic"/>
    </style:style>
    <style:style style:name="T121" style:parent-style-name="Policepardéfaut" style:family="text">
      <style:text-properties fo:font-weight="bold" style:font-weight-asian="bold" style:font-weight-complex="bold" fo:font-style="italic" style:font-style-asian="italic" style:font-style-complex="italic"/>
    </style:style>
    <style:style style:name="P122" style:parent-style-name="Normal" style:family="paragraph">
      <style:paragraph-properties fo:break-before="page"/>
    </style:style>
    <style:style style:name="T123" style:parent-style-name="Policepardéfaut" style:family="text">
      <style:text-properties fo:font-weight="bold" style:font-weight-asian="bold" style:font-weight-complex="bold" fo:font-style="italic" style:font-style-asian="italic" style:font-style-complex="italic"/>
    </style:style>
    <style:style style:name="P124" style:parent-style-name="Textbody" style:family="paragraph"/>
    <style:style style:name="T125" style:parent-style-name="Policepardéfaut" style:family="text">
      <style:text-properties fo:font-weight="bold" style:font-weight-asian="bold" style:font-weight-complex="bold" fo:font-style="italic" style:font-style-asian="italic" style:font-style-complex="italic"/>
    </style:style>
    <style:style style:name="P126" style:parent-style-name="Textbody" style:family="paragraph"/>
    <style:style style:name="T127" style:parent-style-name="Policepardéfaut" style:family="text">
      <style:text-properties fo:font-weight="bold" style:font-weight-asian="bold" style:font-weight-complex="bold" fo:font-style="italic" style:font-style-asian="italic" style:font-style-complex="italic"/>
    </style:style>
    <style:style style:name="P128" style:parent-style-name="Textbody" style:family="paragraph"/>
    <style:style style:name="T129" style:parent-style-name="Policepardéfaut" style:family="text">
      <style:text-properties fo:font-weight="bold" style:font-weight-asian="bold" style:font-weight-complex="bold" fo:font-style="italic" style:font-style-asian="italic" style:font-style-complex="italic"/>
    </style:style>
    <style:style style:name="T130" style:parent-style-name="Policepardéfaut" style:family="text">
      <style:text-properties fo:font-style="italic" style:font-style-asian="italic" style:font-style-complex="italic"/>
    </style:style>
    <style:style style:name="T131" style:parent-style-name="Policepardéfaut" style:family="text">
      <style:text-properties fo:font-weight="bold" style:font-weight-asian="bold" style:font-weight-complex="bold" fo:font-style="italic" style:font-style-asian="italic" style:font-style-complex="italic"/>
    </style:style>
    <style:style style:name="T132" style:parent-style-name="Policepardéfaut" style:family="text">
      <style:text-properties fo:font-weight="bold" style:font-weight-asian="bold" style:font-weight-complex="bold" fo:font-style="italic" style:font-style-asian="italic" style:font-style-complex="italic"/>
    </style:style>
    <style:style style:name="P133" style:parent-style-name="Textbody" style:family="paragraph"/>
    <style:style style:name="T134" style:parent-style-name="Policepardéfaut" style:family="text">
      <style:text-properties fo:font-weight="bold" style:font-weight-asian="bold" style:font-weight-complex="bold" fo:font-style="italic" style:font-style-asian="italic" style:font-style-complex="italic"/>
    </style:style>
    <style:style style:name="P135" style:parent-style-name="Textbody" style:family="paragraph"/>
    <style:style style:name="T136" style:parent-style-name="Policepardéfaut" style:family="text">
      <style:text-properties fo:font-weight="bold" style:font-weight-asian="bold" style:font-weight-complex="bold" fo:font-style="italic" style:font-style-asian="italic" style:font-style-complex="italic"/>
    </style:style>
    <style:style style:name="T137" style:parent-style-name="Policepardéfaut" style:family="text">
      <style:text-properties fo:font-style="italic" style:font-style-asian="italic" style:font-style-complex="italic"/>
    </style:style>
    <style:style style:name="T138" style:parent-style-name="Policepardéfaut" style:family="text">
      <style:text-properties fo:font-weight="bold" style:font-weight-asian="bold" style:font-weight-complex="bold" fo:font-style="italic" style:font-style-asian="italic" style:font-style-complex="italic"/>
    </style:style>
    <style:style style:name="T139" style:parent-style-name="Policepardéfaut" style:family="text">
      <style:text-properties style:font-name="Arial" fo:font-weight="bold" style:font-weight-asian="bold" style:font-weight-complex="bold" fo:font-size="14pt" style:font-size-asian="14pt" style:font-size-complex="14pt"/>
    </style:style>
    <style:style style:name="T140" style:parent-style-name="Policepardéfaut" style:family="text">
      <style:text-properties fo:font-style="italic" style:font-style-asian="italic" style:font-style-complex="italic"/>
    </style:style>
    <style:style style:name="P141" style:parent-style-name="Textbody" style:family="paragraph"/>
    <style:style style:name="T142" style:parent-style-name="Policepardéfaut" style:family="text">
      <style:text-properties fo:font-weight="bold" style:font-weight-asian="bold" style:font-weight-complex="bold" fo:font-style="italic" style:font-style-asian="italic" style:font-style-complex="italic"/>
    </style:style>
    <style:style style:name="P143" style:parent-style-name="Textbody" style:family="paragraph"/>
    <style:style style:name="P144" style:parent-style-name="Textbody" style:family="paragraph"/>
    <style:style style:name="P145" style:parent-style-name="Textbody" style:family="paragraph"/>
    <style:style style:name="T146" style:parent-style-name="Policepardéfaut" style:family="text">
      <style:text-properties fo:font-weight="bold" style:font-weight-asian="bold" style:font-weight-complex="bold" fo:font-style="italic" style:font-style-asian="italic" style:font-style-complex="italic"/>
    </style:style>
    <style:style style:name="P147" style:parent-style-name="Textbody" style:family="paragraph"/>
    <style:style style:name="T148" style:parent-style-name="Policepardéfaut" style:family="text">
      <style:text-properties fo:font-weight="bold" style:font-weight-asian="bold" style:font-weight-complex="bold" fo:font-style="italic" style:font-style-asian="italic" style:font-style-complex="italic"/>
    </style:style>
    <style:style style:name="P149" style:parent-style-name="Normal" style:family="paragraph">
      <style:paragraph-properties fo:break-before="page"/>
    </style:style>
    <style:style style:name="P150" style:parent-style-name="Normal" style:family="paragraph">
      <style:paragraph-properties fo:break-before="page"/>
    </style:style>
    <style:style style:name="P151" style:parent-style-name="Normal" style:family="paragraph">
      <style:paragraph-properties fo:break-before="page"/>
    </style:style>
    <style:style style:name="P152" style:parent-style-name="Normal" style:family="paragraph">
      <style:paragraph-properties fo:break-before="page"/>
    </style:style>
    <style:style style:name="P153" style:parent-style-name="Normal" style:family="paragraph">
      <style:paragraph-properties fo:break-before="page"/>
    </style:style>
    <style:style style:name="P154" style:parent-style-name="Normal" style:family="paragraph">
      <style:paragraph-properties fo:break-before="page"/>
    </style:style>
    <style:style style:name="P155" style:parent-style-name="Normal" style:family="paragraph">
      <style:paragraph-properties fo:break-before="page"/>
    </style:style>
  </office:automatic-styles>
  <office:body>
    <office:text text:use-soft-page-breaks="true">
      <text:p text:style-name="P1">Cahier de TP<text:s/><text:line-break/>« Messagerie distribuée avec Kafka »</text:p>
      <text:p text:style-name="P2">C# - .NET</text:p>
      <text:p text:style-name="Standard"/>
      <text:p text:style-name="P3">Pré-requis :</text:p>
      <text:list text:style-name="LFO1" text:continue-numbering="true">
        <text:list-item>
          <text:p text:style-name="P4">Bonne connexion Internet</text:p>
        </text:list-item>
        <text:list-item>
          <text:p text:style-name="P5">Système d'exploitation : Windows</text:p>
        </text:list-item>
        <text:list-item>
          <text:p text:style-name="P6">IDE Recommandés : Visual Studio</text:p>
        </text:list-item>
        <text:list-item>
          <text:p text:style-name="P7">Docker, Git</text:p>
        </text:list-item>
        <text:list-item>
          <text:p text:style-name="P8"><text:span text:style-name="T9">JDK21+</text:span></text:p>
        </text:list-item>
      </text:list>
      <text:p text:style-name="Standard"/>
      <text:p text:style-name="Standard">Images utilisées :</text:p>
      <text:list text:style-name="LFO2" text:continue-numbering="true">
        <text:list-item>
          <text:p text:style-name="P10">apache/kafka:4.2.0</text:p>
        </text:list-item>
        <text:list-item>
          <text:p text:style-name="P11">redpandadata/console:v3.5.3</text:p>
        </text:list-item>
        <text:list-item>
          <text:p text:style-name="P12">confluentinc/cp-schema-registry</text:p>
        </text:list-item>
        <text:list-item>
          <text:p text:style-name="P13">postgres:15.1</text:p>
        </text:list-item>
        <text:list-item>
          <text:p text:style-name="P14">dpage/pgadmin4</text:p>
        </text:list-item>
        <text:list-item>
          <text:p text:style-name="P15">docker.elastic.co/elasticsearch/elasticsearch:7.7.1</text:p>
        </text:list-item>
        <text:list-item>
          <text:p text:style-name="P16">docker.elastic.co/kibana/kibana:7.7.1</text:p>
        </text:list-item>
      </text:list>
      <text:p text:style-name="Standard"/>
      <text:table-of-content text:name="_TOC0">
        <text:table-of-content-source text:outline-level="9" text:use-outline-level="true" text:use-index-marks="true" text:use-index-source-styles="false" text:index-scope="document">
          <text:table-of-content-entry-template text:outline-level="1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17">Table des matières</text:p>
          <text:p text:style-name="P18"><text:a xlink:href="#__RefHeading___Toc9766_3845367211" office:target-frame-name="_top" xlink:show="replace">Atelier 1: Le cluster kafka<text:tab/>3</text:a></text:p>
          <text:p text:style-name="P19"><text:a xlink:href="#__RefHeading___Toc6515_2862341397" office:target-frame-name="_top" xlink:show="replace">1.1 Premier démarrage et logs<text:tab/>3</text:a></text:p>
          <text:p text:style-name="P20"><text:a xlink:href="#__RefHeading___Toc9858_3845367211" office:target-frame-name="_top" xlink:show="replace">1.2 Utilisation des utilitaires<text:tab/>3</text:a></text:p>
          <text:p text:style-name="P21"><text:a xlink:href="#__RefHeading___Toc9858_38453672111" office:target-frame-name="_top" xlink:show="replace">1.3 Outils graphiques<text:tab/>3</text:a></text:p>
          <text:p text:style-name="P22"><text:a xlink:href="#__RefHeading___Toc9782_3845367211" office:target-frame-name="_top" xlink:show="replace">Atelier 2: Producer API<text:tab/>3</text:a></text:p>
          <text:p text:style-name="P23"><text:a xlink:href="#__RefHeading___Toc9784_3845367211" office:target-frame-name="_top" xlink:show="replace">Atelier 3 : Consumer API<text:tab/>4</text:a></text:p>
          <text:p text:style-name="P24"><text:a xlink:href="#__RefHeading___Toc9786_38453672111" office:target-frame-name="_top" xlink:show="replace">3.0 Mise en place d’une base Postgres<text:tab/>5</text:a></text:p>
          <text:p text:style-name="P25"><text:a xlink:href="#__RefHeading___Toc9786_3845367211" office:target-frame-name="_top" xlink:show="replace">3.1 Implémentation<text:tab/>5</text:a></text:p>
          <text:p text:style-name="P26"><text:a xlink:href="#__RefHeading___Toc9788_3845367211" office:target-frame-name="_top" xlink:show="replace">3.2 Tests<text:tab/>6</text:a></text:p>
          <text:p text:style-name="P27"><text:a xlink:href="#__RefHeading___Toc9790_3845367211" office:target-frame-name="_top" xlink:show="replace">Atelier 4. Sérialisation Avro<text:tab/>7</text:a></text:p>
          <text:p text:style-name="P28"><text:a xlink:href="#__RefHeading___Toc9792_3845367211" office:target-frame-name="_top" xlink:show="replace">4.1 Ajout de Confluent Schema Registry<text:tab/>7</text:a></text:p>
          <text:p text:style-name="P29"><text:a xlink:href="#__RefHeading___Toc9794_3845367211" office:target-frame-name="_top" xlink:show="replace">4.2 Producteur de message<text:tab/>7</text:a></text:p>
          <text:p text:style-name="P30"><text:a xlink:href="#__RefHeading___Toc9796_3845367211" office:target-frame-name="_top" xlink:show="replace">4.3 Consommateur de message<text:tab/>8</text:a></text:p>
          <text:p text:style-name="P31"><text:a xlink:href="#__RefHeading___Toc9798_3845367211" office:target-frame-name="_top" xlink:show="replace">4.4 Mise à jour du schéma<text:tab/>8</text:a></text:p>
          <text:p text:style-name="P32"><text:a xlink:href="#__RefHeading___Toc9798_38453672111" office:target-frame-name="_top" xlink:show="replace">4.4.1 Evolution du schéma compatible<text:tab/>8</text:a></text:p>
          <text:p text:style-name="P33"><text:a xlink:href="#__RefHeading___Toc9798_38453672112" office:target-frame-name="_top" xlink:show="replace">4.4.2 Evolution du schéma incompatible<text:tab/>8</text:a></text:p>
          <text:p text:style-name="P34"><text:a xlink:href="#__RefHeading___Toc9814_3845367211" office:target-frame-name="_top" xlink:show="replace">Atelier 5. Kafka Connect<text:tab/>9</text:a></text:p>
          <text:p text:style-name="P35"><text:a xlink:href="#__RefHeading___Toc3462_866167920" office:target-frame-name="_top" xlink:show="replace">5.1 Installation du plugin ElasticSearch dans kafka connect<text:tab/>9</text:a></text:p>
          <text:p text:style-name="P36"><text:a xlink:href="#__RefHeading___Toc3464_866167920" office:target-frame-name="_top" xlink:show="replace">5.2 Démarrage de la stack<text:tab/>9</text:a></text:p>
          <text:p text:style-name="P37"><text:a xlink:href="#__RefHeading___Toc3466_866167920" office:target-frame-name="_top" xlink:show="replace">5.3 Configuration du connecteur<text:tab/>9</text:a></text:p>
          <text:p text:style-name="P38"><text:a xlink:href="#__RefHeading___Toc3468_866167920" office:target-frame-name="_top" xlink:show="replace">5.3 Améliorations<text:tab/>10</text:a></text:p>
          <text:p text:style-name="P39"><text:a xlink:href="#__RefHeading___Toc9822_3845367211" office:target-frame-name="_top" xlink:show="replace">Atelier 6 : Garanties Kafka<text:tab/>11</text:a></text:p>
          <text:p text:style-name="P40"><text:a xlink:href="#__RefHeading___Toc17798_2862341397" office:target-frame-name="_top" xlink:show="replace">6.1. Transaction et ISOLATION_LEVEL<text:tab/>11</text:a></text:p>
          <text:p text:style-name="P41"><text:a xlink:href="#__RefHeading___Toc9895_3845367211" office:target-frame-name="_top" xlink:show="replace">6.1.1 Producteur transactionnel<text:tab/>11</text:a></text:p>
          <text:p text:style-name="P42"><text:a xlink:href="#__RefHeading___Toc9897_3845367211" office:target-frame-name="_top" xlink:show="replace">6.1.2 Consommateur<text:tab/>11</text:a></text:p>
          <text:p text:style-name="P43"><text:a xlink:href="#__RefHeading___Toc9899_3845367211" office:target-frame-name="_top" xlink:show="replace">6.2 Transfert Exactly Once<text:tab/>11</text:a></text:p>
          <text:p text:style-name="P44"><text:a xlink:href="#__RefHeading___Toc7597_2982398481" office:target-frame-name="_top" xlink:show="replace">6.3 Stockage et rétention<text:tab/>11</text:a></text:p>
          <text:p text:style-name="P45"><text:a xlink:href="#__RefHeading___Toc7599_2982398481" office:target-frame-name="_top" xlink:show="replace">Ouvrir un bash sur un des nœuds<text:tab/>11</text:a></text:p>
          <text:p text:style-name="P46"><text:a xlink:href="#__RefHeading___Toc7601_2982398481" office:target-frame-name="_top" xlink:show="replace">Visualiser les répertoires de logs sur les brokers :<text:tab/>11</text:a></text:p>
          <text:p text:style-name="P47"><text:a xlink:href="#__RefHeading___Toc7603_2982398481" office:target-frame-name="_top" xlink:show="replace">Visualiser les segments du topic position et apprécier la taille<text:tab/>11</text:a></text:p>
          <text:p text:style-name="P48"><text:a xlink:href="#__RefHeading___Toc7605_2982398481" office:target-frame-name="_top" xlink:show="replace">Pour le topic position modifier le<text:s/><text:span text:style-name="T49">segment.bytes</text:span><text:s/>à 1Mo<text:tab/>11</text:a></text:p>
          <text:p text:style-name="P50"><text:a xlink:href="#__RefHeading___Toc7607_2982398481" office:target-frame-name="_top" xlink:show="replace">Diminuer le<text:s/><text:span text:style-name="T51">retention.bytes</text:span><text:tab/>11</text:a></text:p>
          <text:p text:style-name="P52"><text:a xlink:href="#__RefHeading___Toc7609_2982398481" office:target-frame-name="_top" xlink:show="replace">Produire de nombreux messages afin de voir des segments disparaître<text:tab/>11</text:a></text:p>
          <text:p text:style-name="P53"><text:a xlink:href="#__RefHeading___Toc9820_3845367211" office:target-frame-name="_top" xlink:show="replace">Atelier 7 : Introduction à KafkaStream<text:tab/>12</text:a></text:p>
          <text:p text:style-name="P54"><text:a xlink:href="#__RefHeading___Toc7611_2982398481" office:target-frame-name="_top" xlink:show="replace">7.1 Opérateurs stateless<text:tab/>12</text:a></text:p>
          <text:p text:style-name="P55"><text:a xlink:href="#__RefHeading___Toc7613_2982398481" office:target-frame-name="_top" xlink:show="replace">7.2 Opérateurs stateful<text:tab/>12</text:a></text:p>
          <text:p text:style-name="P56"><text:a xlink:href="#__RefHeading___Toc3470_866167920" office:target-frame-name="_top" xlink:show="replace">7.2.1 Count<text:tab/>12</text:a></text:p>
          <text:p text:style-name="P57"><text:a xlink:href="#__RefHeading___Toc3472_866167920" office:target-frame-name="_top" xlink:show="replace">7.2.2 Aggregate<text:tab/>12</text:a></text:p>
          <text:p text:style-name="P58"><text:a xlink:href="#__RefHeading___Toc7615_2982398481" office:target-frame-name="_top" xlink:show="replace">Atelier 8 : ksqlDB<text:tab/>13</text:a></text:p>
          <text:p text:style-name="P59"><text:a xlink:href="#__RefHeading___Toc7617_2982398481" office:target-frame-name="_top" xlink:show="replace">8.1 Getting started<text:tab/>13</text:a></text:p>
          <text:p text:style-name="P60"><text:a xlink:href="#__RefHeading___Toc9828_38453672111" office:target-frame-name="_top" xlink:show="replace">Ateliers 9: Sécurité<text:tab/>15</text:a></text:p>
          <text:p text:style-name="P61"><text:a xlink:href="#__RefHeading___Toc9834_38453672111" office:target-frame-name="_top" xlink:show="replace">9.1 Séparation des échanges réseaux<text:tab/>15</text:a></text:p>
          <text:p text:style-name="P62"><text:a xlink:href="#__RefHeading___Toc9834_3845367211" office:target-frame-name="_top" xlink:show="replace">9.2 Accès via SSL au cluster<text:tab/>15</text:a></text:p>
          <text:p text:style-name="P63"><text:a xlink:href="#__RefHeading___Toc9836_3845367211" office:target-frame-name="_top" xlink:show="replace">9.3 Authentification avec SASL/PLAIN<text:tab/>15</text:a></text:p>
          <text:p text:style-name="P64"><text:a xlink:href="#__RefHeading___Toc14195_3893618287" office:target-frame-name="_top" xlink:show="replace">9.3.1 Authentification inter-broker<text:tab/>15</text:a></text:p>
          <text:p text:style-name="P65"><text:a xlink:href="#__RefHeading___Toc14197_3893618287" office:target-frame-name="_top" xlink:show="replace">9.3.2 Authentification client<text:tab/>16</text:a></text:p>
          <text:p text:style-name="P66"><text:a xlink:href="#__RefHeading___Toc9891_3845367211" office:target-frame-name="_top" xlink:show="replace">9.4 ACL<text:tab/>16</text:a></text:p>
          <text:p text:style-name="P67"><text:a xlink:href="#__RefHeading___Toc7619_2982398481" office:target-frame-name="_top" xlink:show="replace">9.5 Quotas<text:tab/>16</text:a></text:p>
          <text:p text:style-name="P68"><text:a xlink:href="#__RefHeading___Toc9808_3845367211" office:target-frame-name="_top" xlink:show="replace">Atelier 10. Frameworks<text:tab/>18</text:a></text:p>
          <text:p text:style-name="P69"><text:a xlink:href="#__RefHeading___Toc9812_3845367211" office:target-frame-name="_top" xlink:show="replace">10.1 MP Messaging avec Quarkus<text:tab/>18</text:a></text:p>
          <text:p text:style-name="P70"><text:a xlink:href="#__RefHeading___Toc17796_2862341397" office:target-frame-name="_top" xlink:show="replace">10.2 Production et Consommation de message avec Spring Kafka<text:tab/>18</text:a></text:p>
          <text:p text:style-name="P71"><text:a xlink:href="#__RefHeading___Toc9810_3845367211" office:target-frame-name="_top" xlink:show="replace">10.3 Spring Cloud Stream<text:tab/>18</text:a></text:p>
          <text:p text:style-name="P72"><text:a xlink:href="#__RefHeading___Toc9828_3845367211" office:target-frame-name="_top" xlink:show="replace">Atelier 11 : Annexes<text:tab/>19</text:a></text:p>
          <text:p text:style-name="P73"><text:a xlink:href="#__RefHeading___Toc9893_3845367211" office:target-frame-name="_top" xlink:show="replace"><text:span text:style-name="T74">11.1</text:span><text:s/>Métriques JMX et mise en place monitoring Prometheus, Grafana<text:tab/>19</text:a></text:p>
        </text:index-body>
      </text:table-of-content>
      <text:h text:style-name="Titre1" text:outline-level="1"/>
      <text:h text:style-name="Titre1" text:outline-level="1"/>
      <text:p text:style-name="Normal"><text:bookmark-start text:name="__RefHeading___Toc9766_3845367211"/></text:p>
      <text:soft-page-break/>
      <text:h text:style-name="P75" text:outline-level="1">Atelier 1: Le cluster kafka<text:bookmark-end text:name="__RefHeading___Toc9766_3845367211"/></text:h>
      <text:p text:style-name="Standard"/>
      <text:h text:style-name="Titre2" text:outline-level="2"><text:bookmark-start text:name="__RefHeading___Toc6515_2862341397"/>1.1 Premier démarrage et logs<text:bookmark-end text:name="__RefHeading___Toc6515_2862341397"/></text:h>
      <text:p text:style-name="Textbody"><text:span text:style-name="T76">Visualiser le fichier<text:s/></text:span><text:span text:style-name="T77">docker-compose.yml</text:span></text:p>
      <text:p text:style-name="Textbody"><text:span text:style-name="T78">Il permet de démarrer un cluster 3 nœuds ainsi qu</text:span><text:span text:style-name="T79">’un<text:s/></text:span><text:span text:style-name="T80">container utile pour l’administration du cluster</text:span></text:p>
      <text:p text:style-name="Textbody"><text:span text:style-name="T81">Démarrer cette stack avec :</text:span></text:p>
      <text:p text:style-name="commande">docker compose up -d</text:p>
      <text:p text:style-name="Textbody"><text:span text:style-name="T82">Observer les logs de démarrages d’un<text:s/></text:span><text:span text:style-name="T83">nœud</text:span></text:p>
      <text:p text:style-name="commande">docker logs -f kafka-0</text:p>
      <text:p text:style-name="P84"/>
      <text:h text:style-name="Titre2" text:outline-level="2"><text:bookmark-start text:name="__RefHeading___Toc9858_3845367211"/>1.2 Utilisation des utilitaires<text:bookmark-end text:name="__RefHeading___Toc9858_3845367211"/></text:h>
      <text:p text:style-name="Textbody"><text:span text:style-name="T85">Ouvrir un bash sur un des nœuds</text:span></text:p>
      <text:p text:style-name="commande">docker exec -it kafka-0 bash</text:p>
      <text:p text:style-name="Textbody"/>
      <text:p text:style-name="Textbody"><text:span text:style-name="T86">Créer un topic </text:span><text:span text:style-name="T87">testing</text:span><text:span text:style-name="T88"><text:s/>avec 5 partitions et 2 répliques :</text:span></text:p>
      <text:p text:style-name="commande">/opt/kafka/bin/kafka-topics.sh --create --bootstrap-server localhost:9092 --replication-factor 2 --partitions 5 --topic testing</text:p>
      <text:p text:style-name="Textbody"/>
      <text:p text:style-name="Textbody"><text:span text:style-name="T89">Lister les topics du cluster </text:span></text:p>
      <text:p text:style-name="Textbody"/>
      <text:p text:style-name="Textbody"><text:span text:style-name="T90">Accéder à la description détaillée du topic</text:span></text:p>
      <text:p text:style-name="Textbody"/>
      <text:p text:style-name="Textbody"><text:span text:style-name="T91">Démarrer un producteur de message</text:span></text:p>
      <text:p text:style-name="P92">/opt/kafka/bin/kafka-console-producer.sh -- bootstrap-server localhost:9092 --topic testing --property "parse.key=true" --property "key.separator=:"</text:p>
      <text:p text:style-name="Textbody"><text:span text:style-name="T93">Saisir quelques messages</text:span></text:p>
      <text:p text:style-name="Textbody"><text:span text:style-name="T94">Consommer les messages depuis le début</text:span></text:p>
      <text:p text:style-name="commande">/opt/kafka/bin/kafka-console-consumer.sh --bootstrap-server localhost:9092 --topic testing --from-beginning</text:p>
      <text:p text:style-name="Textbody"><text:span text:style-name="T95">Dans une autre fenêtre, lister les groupes de consommateurs et accéder au détail du groupe de consommateur en lecture sur le topic<text:s/></text:span><text:span text:style-name="T96">testing</text:span></text:p>
      <text:p text:style-name="P97"/>
      <text:h text:style-name="Titre2" text:outline-level="2"><text:bookmark-start text:name="__RefHeading___Toc9858_38453672111"/>1.3 Outils graphiques<text:bookmark-end text:name="__RefHeading___Toc9858_38453672111"/></text:h>
      <text:p text:style-name="Textbody">Parcourir l’UI<text:s/>de Redpanda Console :</text:p>
      <text:p text:style-name="Textbody"><text:span text:style-name="T98">Redpanda Console</text:span> : http://localhost:8080</text:p>
      <text:p text:style-name="Normal"><text:bookmark-start text:name="__RefHeading___Toc9782_3845367211"/></text:p>
      <text:h text:style-name="P99" text:outline-level="1"><text:bookmark-end text:name="__RefHeading___Toc9782_3845367211"/><text:soft-page-break/>Ateliers 2 : Producer API</text:h>
      <text:p text:style-name="Textbody">Créer<text:s/>un nouveau projet<text:s/><text:span text:style-name="T100">P</text:span><text:span text:style-name="T101">roducer</text:span><text:s/>de type<text:s/><text:span text:style-name="T102">ApplicationConsole</text:span><text:s/>avec les packages<text:s/><text:span text:style-name="T103">Confluent.Kafka</text:span></text:p>
      <text:p text:style-name="Textbody">Récupérer les sources fournis. La classe principale<text:s/><text:span text:style-name="T104">Program.cs</text:span><text:s/>qui prend en arguments :</text:p>
      <text:list text:style-name="LFO22" text:continue-numbering="true">
        <text:list-item>
          <text:p text:style-name="P105">nbThreads : Un nombre de threads/task</text:p>
        </text:list-item>
        <text:list-item>
          <text:p text:style-name="P106">nbMessages : Un nombre de messages</text:p>
        </text:list-item>
        <text:list-item>
          <text:p text:style-name="P107">sendMode : Le mode d’envoi : 0 pour Fire_And_Forget, 1 pour Synchrone, 2 pour<text:s/>Asynchrone</text:p>
        </text:list-item>
      </text:list>
      <text:p text:style-name="Textbody">L’application instancie nbThreads ProducerThread et leur demande d’envoyer nbMessages dans le<text:s/>mode d’envoi spécifié en<text:s/>ligne de commande.</text:p>
      <text:p text:style-name="Textbody">Lorsque toutes les tâches sont terminées. Elle affiche le temps d’exécution</text:p>
      <text:p text:style-name="Textbody">Le projet est constitué<text:s/>des classes suivantes :</text:p>
      <text:list text:style-name="LFO23" text:continue-numbering="true">
        <text:list-item>
          <text:p text:style-name="P108">Une classe<text:s/><text:span text:style-name="T109">ProducerThread</text:span><text:s/>que vous devez implémenter en particulier la construction du<text:s/>producteur Kafka et les<text:s/>méthodes<text:s/>d’envoi de messages.<text:line-break/>Les messages sont constitués<text:s/>d’une clé<text:s/>au format string (courier.id) et<text:s/>d’une valeur au<text:s/>format JSON (classe Position)</text:p>
        </text:list-item>
        <text:list-item>
          <text:p text:style-name="P110">Un<text:s/>sérialiseur Custom capable de sérialiser en Json n’importe quelle classe.</text:p>
        </text:list-item>
        <text:list-item>
          <text:p text:style-name="P111">Le package model contient les classes modélisant les données</text:p>
          <text:list text:continue-numbering="true">
            <text:list-item>
              <text:p text:style-name="P112"><text:span text:style-name="T113">Position</text:span><text:s/>: Une position en latitude, longitude</text:p>
            </text:list-item>
            <text:list-item>
              <text:p text:style-name="P114"><text:span text:style-name="T115">Courier</text:span><text:s/>: Un coursier associé à<text:s/>une position</text:p>
            </text:list-item>
            <text:list-item>
              <text:p text:style-name="P116"><text:span text:style-name="T117">SendMode</text:span><text:s/>: Une<text:s/>énumération des modes d’envoi</text:p>
            </text:list-item>
          </text:list>
        </text:list-item>
      </text:list>
      <text:p text:style-name="Textbody">Implémenter<text:s/>les 3 modes d’envoi<text:s/>de<text:s/>la classe<text:s/><text:span text:style-name="T118">ProducerThrea</text:span><text:span text:style-name="T119">d</text:span>.</text:p>
      <text:p text:style-name="Textbody">Tester l’envoi de messages dans les différents modes dans l’IDE</text:p>
      <text:p text:style-name="Textbody">Via les commandes utilitaires ou l’interface d’admin,<text:s/>vérifier la création du topic et le contenu des<text:s/>messages</text:p>
      <text:p text:style-name="Textbody">Construire un<text:s/>exécutable</text:p>
      <text:p text:style-name="Textbody">Supprimer le topic et le recréer avec un nombre de<text:s/><text:span text:style-name="T120">partitions=5</text:span><text:s/>et un<text:s/><text:span text:style-name="T121">replication-factor=3</text:span></text:p>
      <text:p text:style-name="Textbody">Envoyer 100 000 de messages, par exemple :</text:p>
      <text:p text:style-name="commande">bin/Debug/KafkaProducer.exe 100 1000 1</text:p>
      <text:p text:style-name="P122"/>
      <text:soft-page-break/>
      <text:h text:style-name="Titre1" text:outline-level="1">Atelier 3 : Consumer API</text:h>
      <text:h text:style-name="Titre2" text:outline-level="2">3.0 Mise en place d’une base Postgres</text:h>
      <text:p text:style-name="Textbody">Démarrer un serveur postgres et sa console d’administration</text:p>
      <text:p text:style-name="commande">docker compose -f postgres-docker-compose.yml up -d</text:p>
      <text:p text:style-name="Textbody">Accéder<text:s/>à<text:s/>localhost:81 et se logger avec<text:s/><text:span text:style-name="T123">admin@admin.com/admin</text:span></text:p>
      <text:p text:style-name="Textbody">Enregistre un serveur avec comme paramètres de connexion :</text:p>
      <text:list text:style-name="LFO2" text:continue-numbering="true">
        <text:list-item>
          <text:p text:style-name="P124">host :<text:s/><text:span text:style-name="T125">consumer-postgresql</text:span></text:p>
        </text:list-item>
        <text:list-item>
          <text:p text:style-name="P126">user :<text:s/><text:span text:style-name="T127">postgres</text:span></text:p>
        </text:list-item>
        <text:list-item>
          <text:p text:style-name="P128">password :<text:s/><text:span text:style-name="T129">postgres</text:span></text:p>
        </text:list-item>
      </text:list>
      <text:p text:style-name="Textbody">Créer une base consumer et y exécuter le script de création de table fourni :<text:s/><text:span text:style-name="T130">create-table.sql</text:span></text:p>
      <text:h text:style-name="Titre2" text:outline-level="2">3.1 Implémentation</text:h>
      <text:p text:style-name="Textbody">Créer un nouveau projet avec les packages<text:s/><text:span text:style-name="T131">Confluent.Kafka</text:span><text:s/>et<text:s/><text:span text:style-name="T132">Npgsql</text:span></text:p>
      <text:p text:style-name="Textbody">Récupérer le code fourni</text:p>
      <text:p text:style-name="Textbody">Le projet est composé<text:s/>de :</text:p>
      <text:list text:style-name="LFO2" text:continue-numbering="true">
        <text:list-item>
          <text:p text:style-name="P133">Une classe principale<text:s/><text:span text:style-name="T134">KafkaConsumerApplication</text:span><text:s/>qui prend en arguments :</text:p>
          <text:list text:continue-numbering="true">
            <text:list-item>
              <text:p text:style-name="P135"><text:s/><text:span text:style-name="T136">nbThreads</text:span><text:s/>: Un nombre de threads<text:line-break/>L’application instancie<text:s/><text:span text:style-name="T137">nbThreads</text:span><text:s/><text:span text:style-name="T138">KafkaConsumerThread<text:s/></text:span>et leur<text:span text:style-name="T139"><text:s/></text:span>demande de consommer les<text:s/>messages sous le même nombre de groupe. Le programme s’arrête avec un<text:s/><text:span text:style-name="T140">Ctrl+C.</text:span></text:p>
            </text:list-item>
          </text:list>
        </text:list-item>
        <text:list-item>
          <text:p text:style-name="P141"><text:span text:style-name="T142">KafkaConsumerThread</text:span><text:s/>lors de la<text:s/>réception de message insère en base dans la table coursier :</text:p>
          <text:list text:continue-numbering="true">
            <text:list-item>
              <text:p text:style-name="P143">L’id du coursier et l’offset du message</text:p>
            </text:list-item>
          </text:list>
        </text:list-item>
        <text:list-item>
          <text:p text:style-name="P144">Le package model contient les classes modélisant les données</text:p>
          <text:list text:continue-numbering="true">
            <text:list-item>
              <text:p text:style-name="P145"><text:span text:style-name="T146">Position</text:span><text:s/>: Une position en latitude, longitude</text:p>
            </text:list-item>
            <text:list-item>
              <text:p text:style-name="P147"><text:span text:style-name="T148">Courier</text:span><text:s/>: Un coursier associé<text:s/>à<text:s/>une position</text:p>
            </text:list-item>
          </text:list>
        </text:list-item>
      </text:list>
      <text:p text:style-name="Textbody">Compléter la boucle de<text:s/>réception des messages</text:p>
      <text:p text:style-name="Textbody">Pour tester la<text:s/>réception, vous pouvez utiliser le programme précédent et le lancer afin qu’il exécute<text:s/>de nombreux messages.</text:p>
      <text:p text:style-name="Textbody">Positionner des handler<text:s/>écoutant la<text:s/>réaffectation<text:s/>de partitions</text:p>
      <text:h text:style-name="Titre2" text:outline-level="2">3.2 Tests</text:h>
      <text:p text:style-name="Textbody">Une fois le programme mis au point, construire</text:p>
      <text:p text:style-name="Textbody">Effectuer plusieurs tests, entre chaque<text:s/>démarrage effacer les offsets du groupe et nettoyer la base de<text:s/>données</text:p>
      <text:p text:style-name="Textbody">Tester qu’aucun message n’est perdu :</text:p>
      <text:p text:style-name="Textbody">Démarrer le programme avec 3 threads</text:p>
      <text:p text:style-name="Textbody">Visualiser la<text:s/>répartition des partitions</text:p>
      <text:p text:style-name="Textbody">Arrêter puis redémarrer avec la<text:s/>même configuration</text:p>
      <text:soft-page-break/>
      <text:p text:style-name="Textbody">Tester la<text:s/>réaffectation de partitions :</text:p>
      <text:p text:style-name="Textbody">Démarrer 2 fois l’application : 1 avec 2 threads l’autre avec 3 threads</text:p>
      <text:p text:style-name="Textbody">Visualiser la<text:s/>répartition des partitions</text:p>
      <text:p text:style-name="Textbody">Arrêter et redémarrer un processus pendant la consommation</text:p>
      <text:p text:style-name="Textbody">Test<text:s/>un<text:s/>redémarrage broker</text:p>
      <text:p text:style-name="Textbody">Arrêter un broker :</text:p>
      <text:p text:style-name="commande">docker stop kafka-0</text:p>
      <text:p text:style-name="Textbody">Redémarrer le, Dans le répertoire du fichier docker-compose</text:p>
      <text:p text:style-name="commande">docker compose up -d</text:p>
      <text:p text:style-name="Textbody">Essayer de vérifier le traitement de tous les messages. (Il se peut qu’il y ait des doublons de</text:p>
      <text:p text:style-name="Textbody">traitement)</text:p>
      <text:p text:style-name="P149"/>
      <text:soft-page-break/>
      <text:h text:style-name="Titre1" text:outline-level="1">Atelier 4. Schema Registry et sérialisation Avro</text:h>
      <text:h text:style-name="Titre2" text:outline-level="2">4.1 Ajout de Confluent Schema Registry et outils Avro</text:h>
      <text:p text:style-name="Textbody">Visualiser le fichier docker-compose.yml fourni</text:p>
      <text:p text:style-name="Textbody">Démarrer la stack</text:p>
      <text:p text:style-name="Textbody">Accéder<text:s/>à<text:s/>localhost:8081/subjects</text:p>
      <text:p text:style-name="Textbody">Visualiser dans la Redpanda Console le schema registry</text:p>
      <text:h text:style-name="Titre2" text:outline-level="2">4.2 Producteur de message</text:h>
      <text:p text:style-name="Textbody">Créer un nouveau projet KafkaProducerAvro avec les packages Confluent.Kafka,</text:p>
      <text:p text:style-name="Textbody">Confluent.SchemaRegistry.Serdes.Avro,</text:p>
      <text:p text:style-name="Textbody">Mettre au point un schéma Avro : Coursier.avsc</text:p>
      <text:p text:style-name="Textbody">Installer globalement le package Apache.Avro.Tools :</text:p>
      <text:p text:style-name="Textbody">dotnet tool install --global Apache.Avro.Tools</text:p>
      <text:p text:style-name="Textbody">Dans le répertoire du fichier Schema, exécuter :</text:p>
      <text:p text:style-name="Textbody">avrogen -s Coursier.avsc .</text:p>
      <text:p text:style-name="Textbody">Reprendre les classes du projet producer sans les classes du modèle ni le serialiseur</text:p>
      <text:p text:style-name="Textbody">Dans la classe principale, enregistrer le schéma dans le serveur registry :</text:p>
      <text:p text:style-name="Textbody">Dans le producteur de message modifier la classe KafkaProducerThread afin</text:p>
      <text:p text:style-name="Textbody">•<text:s/>Qu’elle compile</text:p>
      <text:p text:style-name="Textbody">•<text:s/>qu’elle utilise un sérialiseur de valeur de type</text:p>
      <text:p text:style-name="Textbody">AvroSerializer</text:p>
      <text:p text:style-name="Textbody">Modifier le nom du topic d’envoi en position-avro et tester la production de message.</text:p>
      <text:p text:style-name="Textbody">Accéder<text:s/>à<text:s/>http://localhost:8081/subjects</text:p>
      <text:p text:style-name="Textbody">Puis<text:s/>à<text:s/>Accéder<text:s/>à<text:s/>http://localhost:8081/schemas/</text:p>
      <text:p text:style-name="Textbody">Vérifier que akhq, redpanda puissent lire les messages.</text:p>
      <text:h text:style-name="Titre2" text:outline-level="2">4.3 Consommateur de message</text:h>
      <text:p text:style-name="Textbody">Créer un nouveau projet KafkaConsumerAvro avec les packages Confluent.Kafka,</text:p>
      <text:p text:style-name="Textbody">Confluent.SchemaRegistry.Serdes.Avro,</text:p>
      <text:p text:style-name="Textbody">Reprendre les sources du projet KafkaConsumer sans les classes du modèle ni le désérialiseur</text:p>
      <text:p text:style-name="Textbody">Modifier le code fin d’utiliser la classe GenericRecord</text:p>
      <text:p text:style-name="Textbody">Modifier le désérialiseur de la thread de consommation :</text:p>
      <text:h text:style-name="Titre2" text:outline-level="2">4.4 Mise à jour du schéma</text:h>
      <text:h text:style-name="Titre3" text:outline-level="3">4.4.1 Evolution du schéma compatible</text:h>
      <text:p text:style-name="Textbody">Mettre<text:s/>à<text:s/>jour le schéma en ajoutant les champs optionnels : firstName dans la structure Coursier</text:p>
      <text:soft-page-break/>
      <text:p text:style-name="Textbody">{</text:p>
      <text:p text:style-name="Textbody">"name": "first_name",</text:p>
      <text:p text:style-name="Textbody">"type": "string",</text:p>
      <text:p text:style-name="Textbody">"default": "undefined"</text:p>
      <text:p text:style-name="Textbody">},</text:p>
      <text:p text:style-name="Textbody">Fixer les problèmes de compilation</text:p>
      <text:p text:style-name="Textbody">Relancer le programme de production et visualiser la nouvelle version du schéma dans le registre</text:p>
      <text:p text:style-name="Textbody">Consommer les messages sans modifications du programme consommateur</text:p>
      <text:p text:style-name="Textbody">4.4.2 Evolution du schéma incompatible</text:p>
      <text:p text:style-name="Textbody">Mettre<text:s/>à<text:s/>jour le schéma en ajoutant un champ obligatoire : vehicle_id dans la structure Coursier</text:p>
      <text:p text:style-name="Textbody">{</text:p>
      <text:p text:style-name="Textbody">"name": "vehicle_id",</text:p>
      <text:p text:style-name="Textbody">"type": "int"</text:p>
      <text:p text:style-name="Textbody">},</text:p>
      <text:p text:style-name="Textbody">Fixer les problèmes de compilation</text:p>
      <text:p text:style-name="Textbody">Relancer le programme de production et visualiser l’exception au moment de l’enregistrement du</text:p>
      <text:p text:style-name="Textbody">nouveau schéma.</text:p>
      <text:p text:style-name="Textbody">Visualiser les nouveaux messages publiés dans le topic</text:p>
      <text:p text:style-name="P150"/>
      <text:soft-page-break/>
      <text:h text:style-name="Titre1" text:outline-level="1">Atelier 5. Kafka Connect</text:h>
      <text:p text:style-name="Textbody">Objectifs : Déverser le topic position dans un index ElasticSearch</text:p>
      <text:h text:style-name="Titre2" text:outline-level="2">5.1 Installation du plugin ElasticSearch dans kafka connect</text:h>
      <text:p text:style-name="Textbody">Visualiser le fichier Dockerfile fourni et construire une image my-kafka-connect-with-elasticsearch</text:p>
      <text:p text:style-name="Textbody">via :</text:p>
      <text:p text:style-name="Textbody">docker build -t my-kafka-connect-with-elasticsearch .</text:p>
      <text:p text:style-name="Textbody">5.2 Démarrage de la stack</text:p>
      <text:p text:style-name="Textbody">Démarrer la nouvelle stack qui ajoute l’image précédemment construite, ElasticSearch et Kibana</text:p>
      <text:p text:style-name="Textbody">docker-compose up -d</text:p>
      <text:p text:style-name="Textbody">Vérifier l’installation du plugin via :</text:p>
      <text:p text:style-name="Textbody">http://localhost:8083/connector-plugins</text:p>
      <text:p text:style-name="Textbody">Se connecter<text:s/>à<text:s/>kibana localhost :5601 et dans la DevConsole exécuter :</text:p>
      <text:p text:style-name="Textbody">PUT /position</text:p>
      <text:p text:style-name="Textbody">{</text:p>
      <text:p text:style-name="Textbody">"mappings":{</text:p>
      <text:p text:style-name="Textbody">"properties": {</text:p>
      <text:p text:style-name="Textbody">"@timestamp": {</text:p>
      <text:p text:style-name="Textbody">"type": "date",</text:p>
      <text:p text:style-name="Textbody">"format": "epoch_millis"</text:p>
      <text:p text:style-name="Textbody">}</text:p>
      <text:p text:style-name="Textbody">}</text:p>
      <text:p text:style-name="Textbody">}</text:p>
      <text:p text:style-name="Textbody">}</text:p>
      <text:p text:style-name="Textbody">La commande crée un index elasticsearch position avec pour l’instant un seul champ @timestamp</text:p>
      <text:h text:style-name="Titre2" text:outline-level="2">5.3 Configuration du connecteur</text:h>
      <text:p text:style-name="Textbody">Définir un connecteur elasticsearch-sink qui déverse le topic position dans l’index position :</text:p>
      <text:p text:style-name="Textbody">curl -X POST http://localhost:8083/connectors \</text:p>
      <text:p text:style-name="Textbody">-H "Content-Type: application/json" \</text:p>
      <text:p text:style-name="Textbody">-d '{</text:p>
      <text:p text:style-name="Textbody">"name": "elasticsearch-sink",</text:p>
      <text:p text:style-name="Textbody">"config": {</text:p>
      <text:p text:style-name="Textbody">"connector.class":</text:p>
      <text:p text:style-name="Textbody">"io.confluent.connect.elasticsearch.ElasticsearchSinkConnector",</text:p>
      <text:p text:style-name="Textbody">"tasks.max": "1",</text:p>
      <text:p text:style-name="Textbody">"topics": "position",</text:p>
      <text:soft-page-break/>
      <text:p text:style-name="Textbody">"topic.index.map": "position:position_index",</text:p>
      <text:p text:style-name="Textbody">"connection.url": "http://elasticsearch:9200",</text:p>
      <text:p text:style-name="Textbody">"type.name": "log",</text:p>
      <text:p text:style-name="Textbody">"key.ignore": "true",</text:p>
      <text:p text:style-name="Textbody">"schema.ignore": "true",</text:p>
      <text:p text:style-name="Textbody">"key.converter": "org.apache.kafka.connect.json.JsonConverter",</text:p>
      <text:p text:style-name="Textbody">"key.converter.schemas.enable": "false",</text:p>
      <text:p text:style-name="Textbody">"value.converter": "org.apache.kafka.connect.json.JsonConverter",</text:p>
      <text:p text:style-name="Textbody">"value.converter.schemas.enable": "false"</text:p>
      <text:p text:style-name="Textbody">}</text:p>
      <text:p text:style-name="Textbody">}'</text:p>
      <text:p text:style-name="Textbody">Vous pouvez vérifier la bonne installation du connecteur :</text:p>
      <text:p text:style-name="Textbody"><text:s/>Via les logs de KafkaConnect</text:p>
      <text:p text:style-name="Textbody"><text:s/>Via http://localhost:8083 /connectors : Liste des connecteurs actifs</text:p>
      <text:p text:style-name="Textbody"><text:s/>Via l’interface de RedPanda</text:p>
      <text:p text:style-name="Textbody">Alimenter le topic position</text:p>
      <text:p text:style-name="Textbody">Vous pouvez visualiser les effets du connecteur</text:p>
      <text:p text:style-name="Textbody">•<text:s/>Via ElasticSearch : http://localhost:9200/position/_search</text:p>
      <text:p text:style-name="Textbody">•<text:s/>Via Kibana : http://localhost:5601</text:p>
      <text:h text:style-name="Titre2" text:outline-level="2">5.3 Améliorations</text:h>
      <text:p text:style-name="Textbody"><text:s/>Améliorer le fichier de configuration afin d’introduire que le timestamp Kafka soit renseigné</text:p>
      <text:p text:style-name="Textbody">dans le champ @timestamp de l’index position d’ElasticSearch</text:p>
      <text:p text:style-name="Textbody"><text:s/>Déverser le topic position-avro dans un index position-avro</text:p>
      <text:p text:style-name="P151"/>
      <text:soft-page-break/>
      <text:h text:style-name="Titre1" text:outline-level="1">Atelier 6 : Garanties Kafka</text:h>
      <text:h text:style-name="Titre2" text:outline-level="2">6.1. Transaction et ISOLATION_LEVEL</text:h>
      <text:h text:style-name="Titre3" text:outline-level="3">6.1.1 Producer</text:h>
      <text:p text:style-name="Textbody">Modifier le code du producer afin d’englober plusieurs envois de messages dans une transaction.</text:p>
      <text:p text:style-name="Textbody">Commiter tous les 10 envois</text:p>
      <text:p text:style-name="Textbody">Lancer ensuite le programme avec comme arguments 1 105 0</text:p>
      <text:p text:style-name="Textbody">Ce qui signifie que 1 threads envoie 105 messages, les 100 premiers messages font partie de 10</text:p>
      <text:p text:style-name="Textbody">transactions validées. Les 5 derniers messages ne sont pas validés.</text:p>
      <text:p text:style-name="Textbody">Visualiser les messages dans une console d’administration.</text:p>
      <text:p text:style-name="Textbody">Noter le nombre et les offsets, Visualiser le flag transactionnel</text:p>
      <text:h text:style-name="Titre3" text:outline-level="3">6.1.2 Consommateur</text:h>
      <text:p text:style-name="Textbody">Vérifier que le consommateur ne consomme que 100 messages</text:p>
      <text:h text:style-name="Titre2" text:outline-level="2">6.2 Transfert Exactly Once</text:h>
      <text:p text:style-name="Textbody">Modifier le consommateur afin qu’il transfert exactement une fois les messages produits en amont vers</text:p>
      <text:p text:style-name="Textbody">un autre topic de sortie</text:p>
      <text:p text:style-name="Textbody">Éventuellement on peut effectuer un traitement du message comme calculer la distance<text:s/>à<text:s/>un point</text:p>
      <text:p text:style-name="Textbody">d’origine.</text:p>
      <text:p text:style-name="Textbody">Vérifier les messages produits et les offsets consommés</text:p>
      <text:h text:style-name="Titre2" text:outline-level="2">6.3 Stockage et rétention</text:h>
      <text:p text:style-name="Textbody">Ouvrir un bash sur un des noeuds</text:p>
      <text:p text:style-name="Textbody">docker exec -it kafka-0 bash</text:p>
      <text:p text:style-name="Textbody">Visualiser les répertoires de logs sur les brokers :</text:p>
      <text:p text:style-name="Textbody">kafka-log-dirs.sh --bootstrap-server localhost:9092 --describe</text:p>
      <text:p text:style-name="Textbody">Visualiser les segments du topic position et apprécier la taille</text:p>
      <text:p text:style-name="Textbody">Pour le topic position modifier le segment.bytes<text:s/>à<text:s/>1Mo</text:p>
      <text:p text:style-name="Textbody">Diminuer le retention.bytes</text:p>
      <text:p text:style-name="Textbody">Produire de nombreux messages afin de voir des segments disparaître</text:p>
      <text:p text:style-name="P152"/>
      <text:soft-page-break/>
      <text:h text:style-name="Titre1" text:outline-level="1">Atelier 7 : Streamiz</text:h>
      <text:p text:style-name="Textbody">Objectifs :</text:p>
      <text:p text:style-name="Textbody">Écrire une application Stream qui prend en entrée le topic position-avro</text:p>
      <text:h text:style-name="Titre2" text:outline-level="2">7.1 Opérateurs stateless</text:h>
      <text:p text:style-name="Textbody">Créer un projet PositionStream et installer le package</text:p>
      <text:p text:style-name="Textbody">Streamiz.Kafka.Net.SchemaRegistrySerdesAvro</text:p>
      <text:p text:style-name="Textbody">Reprendre le schéma Avro initial du producteur Avro et générer les classes :</text:p>
      <text:p text:style-name="Textbody">avrogen -s Coursier.avsc .</text:p>
      <text:p text:style-name="Textbody">Dans un premier temps, transformer les informations de la position d’un coursier en arrondissant la</text:p>
      <text:p text:style-name="Textbody">longitude et la latitude<text:s/>à<text:s/>1 valeur entière.</text:p>
      <text:p text:style-name="Textbody">Tester, regarder les timestamp des messages</text:p>
      <text:p text:style-name="Textbody">Supprimer le topic de sortie</text:p>
      <text:p text:style-name="Textbody">Compléter le stream en inversant les clés et Valeurs (La position du coursier devient la clé, l’id du</text:p>
      <text:p text:style-name="Textbody">coursier la valeur)</text:p>
      <text:p text:style-name="Textbody">Tester</text:p>
      <text:p text:style-name="Textbody">Utiliser branch pour créer 2 topic de sortie un contenant les positions dont la latitude est supérieure</text:p>
      <text:p text:style-name="Textbody">à<text:s/>45.0 et l’autre le reste</text:p>
      <text:p text:style-name="Textbody">Tester</text:p>
      <text:h text:style-name="Titre2" text:outline-level="2">7.2 Opérateurs stateful</text:h>
      <text:p text:style-name="Textbody">Sur les branches précédentes, effectuer une agrégation de type Count(), i.e compter le nombre de</text:p>
      <text:p text:style-name="Textbody">coursier ayant passé<text:s/>à<text:s/>une position donné.</text:p>
      <text:p text:style-name="Textbody">Tester</text:p>
      <text:p text:style-name="Textbody">Modifier en utilisant une fenêtre temporelle de 1 seconde.</text:p>
      <text:p text:style-name="Textbody">Nous voulons dorénavant avoir en temps-réel, la liste des coursiers associés<text:s/>à<text:s/>une position.</text:p>
      <text:p text:style-name="Textbody">Voici une proposition de solution mais vous pouvez implémenter votre propre logique.</text:p>
      <text:p text:style-name="Textbody"><text:s/>Utilisation d’un Dictionary pour stocker les positions précédentes d’un coursier,</text:p>
      <text:p text:style-name="Textbody"><text:s/>Fonction d’agrégation construisant une liste de coursier par position</text:p>
      <text:p text:style-name="Textbody"><text:s/>FlatMap qui détecte les changements de position d’un coursier pour l’enlever de la liste de</text:p>
      <text:p text:style-name="Textbody">son ancienne position</text:p>
      <text:p text:style-name="P153"/>
      <text:soft-page-break/>
      <text:h text:style-name="Titre1" text:outline-level="1">Atelier 8 : ksqlDB</text:h>
      <text:h text:style-name="Titre2" text:outline-level="2">8.1 Getting started</text:h>
      <text:p text:style-name="Textbody">Démarrer la stack avec le docker compose fourni.</text:p>
      <text:p text:style-name="Textbody">Ensuite, démarrer une console interactive ksql-cli</text:p>
      <text:p text:style-name="Textbody">docker exec -it ksqldb-cli ksql http://ksqldb-server:8088</text:p>
      <text:p text:style-name="Textbody">Créer un stream associé<text:s/>à<text:s/>un topic</text:p>
      <text:p text:style-name="Textbody">CREATE STREAM riderLocations (profileId VARCHAR, latitude DOUBLE, longitude DOUBLE)</text:p>
      <text:p text:style-name="Textbody">WITH (kafka_topic='locations', value_format='json', partitions=1);</text:p>
      <text:p text:style-name="Textbody">Créer une table contenant les derniers emplacements des riderLocation</text:p>
      <text:p text:style-name="Textbody">CREATE TABLE currentLocation AS</text:p>
      <text:p text:style-name="Textbody">SELECT profileId,</text:p>
      <text:p text:style-name="Textbody">LATEST_BY_OFFSET(latitude) AS la,</text:p>
      <text:p text:style-name="Textbody">LATEST_BY_OFFSET(longitude) AS lo</text:p>
      <text:p text:style-name="Textbody">FROM riderlocations</text:p>
      <text:p text:style-name="Textbody">GROUP BY profileId</text:p>
      <text:p text:style-name="Textbody">EMIT CHANGES;</text:p>
      <text:p text:style-name="Textbody">Créer une table contenant les données agrégées (liste de coursier, nombre) par distance par rapport<text:s/>à</text:p>
      <text:p text:style-name="Textbody">un point d’origine</text:p>
      <text:p text:style-name="Textbody">CREATE TABLE ridersNearMountainView AS</text:p>
      <text:p text:style-name="Textbody">SELECT ROUND(GEO_DISTANCE(la, lo, 37.4133, -122.1162), -1) AS distanceInMiles,</text:p>
      <text:p text:style-name="Textbody">COLLECT_LIST(profileId) AS riders,</text:p>
      <text:p text:style-name="Textbody">COUNT(*) AS count</text:p>
      <text:p text:style-name="Textbody">FROM currentLocation</text:p>
      <text:p text:style-name="Textbody">GROUP BY ROUND(GEO_DISTANCE(la, lo, 37.4133, -122.1162), -1);</text:p>
      <text:p text:style-name="Textbody">Exécuter une PUSH QUERY</text:p>
      <text:p text:style-name="Textbody">-- Mountain View lat, long: 37.4133, -122.1162</text:p>
      <text:p text:style-name="Textbody">SELECT * FROM riderLocations</text:p>
      <text:p text:style-name="Textbody">WHERE GEO_DISTANCE(latitude, longitude, 37.4133, -122.1162) &lt;= 5 EMIT CHANGES;</text:p>
      <text:p text:style-name="Textbody">Démarrer une autre session :</text:p>
      <text:p text:style-name="Textbody">docker exec -it ksqldb-cli ksql http://ksqldb-server:8088</text:p>
      <text:p text:style-name="Textbody">INSERT INTO riderLocations (profileId, latitude, longitude) VALUES ('c2309eec', 37.7877, -</text:p>
      <text:p text:style-name="Textbody">122.4205);</text:p>
      <text:p text:style-name="Textbody">INSERT INTO riderLocations (profileId, latitude, longitude) VALUES ('18f4ea86', 37.3903, -</text:p>
      <text:p text:style-name="Textbody">122.0643);</text:p>
      <text:p text:style-name="Textbody">INSERT INTO riderLocations (profileId, latitude, longitude) VALUES ('4ab5cbad', 37.3952, -</text:p>
      <text:soft-page-break/>
      <text:p text:style-name="Textbody">122.0813);</text:p>
      <text:p text:style-name="Textbody">INSERT INTO riderLocations (profileId, latitude, longitude) VALUES ('8b6eae59', 37.3944, -</text:p>
      <text:p text:style-name="Textbody">122.0813);</text:p>
      <text:p text:style-name="Textbody">INSERT INTO riderLocations (profileId, latitude, longitude) VALUES ('4a7c7b41', 37.4049, -</text:p>
      <text:p text:style-name="Textbody">122.0822);</text:p>
      <text:p text:style-name="Textbody">INSERT INTO riderLocations (profileId, latitude, longitude) VALUES ('4ddad000', 37.7857, -</text:p>
      <text:p text:style-name="Textbody">122.4011);</text:p>
      <text:p text:style-name="Textbody">Puis exécuter une PULL QUERY</text:p>
      <text:p text:style-name="Textbody">SELECT * from ridersNearMountainView WHERE distanceInMiles &lt;= 10;</text:p>
      <text:p text:style-name="P154"/>
      <text:soft-page-break/>
      <text:h text:style-name="Titre1" text:outline-level="1">Ateliers 9: Sécurité</text:h>
      <text:h text:style-name="Titre2" text:outline-level="2">9.0 Séparation des échanges réseaux</text:h>
      <text:p text:style-name="Textbody">Le fichier docker-compose sépare déjà<text:s/>sur des ports différents la communication contrôleurs,</text:p>
      <text:p text:style-name="Textbody">brokers et client externe .</text:p>
      <text:p text:style-name="Textbody">Visualisez la configuration bitnami des listeners</text:p>
      <text:h text:style-name="Titre2" text:outline-level="2">9.1 Accès via SSL au cluster</text:h>
      <text:p text:style-name="Textbody">Redémarrer le cluster en utilisant la nouvelle version de docker-compose, le port EXTERNAL</text:p>
      <text:p text:style-name="Textbody">utilise dorénavant SSL</text:p>
      <text:p text:style-name="Textbody">Récupérer le répertoire SSL qui contient un keystore et un trustore self-signed pour localhost</text:p>
      <text:p text:style-name="Textbody">Modifier docker-compose.yml afin que le répertoire ssl/mount soit correctement monté<text:s/>sur chaque</text:p>
      <text:p text:style-name="Textbody">broker.</text:p>
      <text:p text:style-name="Textbody">Démarrer le cluster et vérifier le certificat produit par le serveur :</text:p>
      <text:p text:style-name="Textbody">openssl s_client -debug -connect localhost:19092 -tls1_2</text:p>
      <text:p text:style-name="Textbody">Modifier les propriétés du client Producer afin qu’il utilise le protocle SSL pour communiquer</text:p>
      <text:p text:style-name="Textbody">SecurityProtocol = SecurityProtocol.Ssl,</text:p>
      <text:p text:style-name="Textbody">SslCaLocation = "/path/to/ca-cert.pem",</text:p>
      <text:p text:style-name="Textbody">Vérifier la production de message</text:p>
      <text:h text:style-name="Titre2" text:outline-level="2">9.2 Authentification avec SASL/PLAIN</text:h>
      <text:h text:style-name="Titre3" text:outline-level="3">9.2.1 Authentification inter-broker</text:h>
      <text:p text:style-name="Textbody">Mettre au point un fichier kafka_server_jass.conf définissant 2 utilisateurs admin et alice et</text:p>
      <text:p text:style-name="Textbody">indiquant que le serveur utilise l’identité<text:s/>admin comme suit :</text:p>
      <text:p text:style-name="Textbody">KafkaServer {</text:p>
      <text:p text:style-name="Textbody">org.apache.kafka.common.security.plain.PlainLoginModule required</text:p>
      <text:p text:style-name="Textbody">username="admin"</text:p>
      <text:p text:style-name="Textbody">password="admin-secret"</text:p>
      <text:p text:style-name="Textbody">user_admin="admin-secret"</text:p>
      <text:p text:style-name="Textbody">user_alice="alice-secret";</text:p>
      <text:p text:style-name="Textbody">};</text:p>
      <text:p text:style-name="Textbody">Récupérer la nouvelle version de docker-compose et vérifier le montage de volume vers votre</text:p>
      <text:p text:style-name="Textbody">fichier kafka_server_jaas.conf</text:p>
      <text:p text:style-name="Textbody">Redémarrer le cluster et vérifier son bon démarrage</text:p>
      <text:h text:style-name="Titre3" text:outline-level="3">9.2.2 Authentification client</text:h>
      <text:p text:style-name="Textbody">Configurer le projet Producer pour qu’il s’authentifie avec l’utilisateur alice</text:p>
      <text:p text:style-name="Textbody">SecurityProtocol = SecurityProtocol.SaslSsl, // Protocole sécurisé SASL_SSL</text:p>
      <text:soft-page-break/>
      <text:p text:style-name="Textbody">SaslMechanism = SaslMechanism.Plain, // Mécanisme d'authentification PLAIN</text:p>
      <text:p text:style-name="Textbody">SaslUsername = "alice", // Nom d'utilisateur</text:p>
      <text:p text:style-name="Textbody">SaslPassword = "alice-secret", // Mot de passe</text:p>
      <text:p text:style-name="Textbody">SslCaLocation = "&lt;path-to&gt;\\ca-cert.pem",</text:p>
      <text:p text:style-name="Textbody">Tester l’envoi de message, vérifier la bonne configuration du KafkaProducer et la production de</text:p>
      <text:p text:style-name="Textbody">message</text:p>
      <text:h text:style-name="Titre2" text:outline-level="2">9.3 ACL</text:h>
      <text:p text:style-name="Textbody">Visualiser la nouvelle configuration des brokers dans le nouveau docker-compose.yml</text:p>
      <text:p text:style-name="Textbody">Démarrer le cluster.</text:p>
      <text:p text:style-name="Textbody">Vérifier via Redpanda Console que le lien sécurité<text:s/>permet de créer des ACLs</text:p>
      <text:p text:style-name="Textbody">Interdire<text:s/>à<text:s/>Alice la production de message et tester</text:p>
      <text:h text:style-name="Titre2" text:outline-level="2">9.4 Quotas</text:h>
      <text:p text:style-name="Textbody">Se créer un fichier client-admin.properties permettant de se logger avec l’utilisateur admin</text:p>
      <text:p text:style-name="Textbody">Définition d’un quota pour l’utilisateur alice</text:p>
      <text:p text:style-name="Textbody">$KAFKA_DIST/bin/kafka-configs.sh --bootstrap-server localhost:9094 --alter --add-config</text:p>
      <text:p text:style-name="Textbody">'producer_byte_rate=1024,consumer_byte_rate=1024' --entity-type users --entity-name alice --</text:p>
      <text:p text:style-name="Textbody">command-config client-admin-ssl.properties</text:p>
      <text:p text:style-name="Textbody">Relancer le Producer et observer les messages d’erreurs produits</text:p>
      <text:p text:style-name="Textbody">Supprimer les quotas :</text:p>
      <text:p text:style-name="Textbody">$KAFKA_DIST/bin/kafka-configs.sh --bootstrap-server localhost:9094 --alter --delete-config</text:p>
      <text:p text:style-name="Textbody">producer_byte_rate --entity-type users --entity-name alice --command-config client-adminssl.</text:p>
      <text:p text:style-name="Textbody">properties</text:p>
      <text:p text:style-name="Textbody">$KAFKA_DIST/bin/kafka-configs.sh --bootstrap-server localhost:9094 --alter --delete-config</text:p>
      <text:p text:style-name="Textbody">consumer_byte_rate --entity-type users --entity-name alice --command-config client-adminssl.</text:p>
      <text:p text:style-name="Textbody">properties</text:p>
      <text:p text:style-name="P155"/>
      <text:soft-page-break/>
      <text:h text:style-name="Titre1" text:outline-level="1">Atelier 10 : Annexes</text:h>
      <text:p text:style-name="Textbody">Exécuter les producteurs et les consommateurs pendant les opérations d’administration</text:p>
      <text:h text:style-name="Titre2" text:outline-level="2">10.1 Métriques JMX et mise en place monitoring Prometheus, Grafana</text:h>
      <text:p text:style-name="Textbody">Dans un premier temps, démarré<text:s/>une JConsole et visualiser les Mbeans des brokers, consommateurs et</text:p>
      <text:p text:style-name="Textbody">producteurs</text:p>
      <text:p text:style-name="Textbody">Visualiser le nouveau docker-compose.yml qui :</text:p>
      <text:p text:style-name="Textbody"><text:s/>Attache l’agent jmx_prometheus_javaagent-0.20.0.jar aux processus Java des brokers</text:p>
      <text:p text:style-name="Textbody"><text:s/>Intègre et configure les services Prometheus et Grafana</text:p>
      <text:p text:style-name="Textbody">Produire et consommer</text:p>
      <text:p text:style-name="Textbody">Vérifier la production de métriques par chaque broker :</text:p>
      <text:p text:style-name="Textbody">http://localhost:7071</text:p>
      <text:p text:style-name="Textbody">Vérifier la récupération des métriques dans Prometheus :</text:p>
      <text:p text:style-name="Textbody">http://localhost:9091</text:p>
      <text:p text:style-name="Textbody">Connecter-vous<text:s/>à<text:s/>Grafana</text:p>
      <text:p text:style-name="Textbody"><text:s/>http://localhost:3000 avec admin/admin</text:p>
      <text:p text:style-name="Textbody"><text:s/>Vérifier la datasource Prometheus</text:p>
      <text:p text:style-name="Textbody"><text:s/>Importer le tableau de bord : https://grafana.com/grafana/dashboards/721</text:p>
      <text:p text:style-name="Textbody"><text:s/>Les métriques des brokers devraient s’afficher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ohit Hindi" svg:font-family="Lohit Hindi" style:font-family-generic="system" style:font-pitch="variable"/>
    <style:font-face style:name="Arial" svg:font-family="Arial" style:font-family-generic="swiss" style:font-pitch="variable" svg:panose-1="2 11 6 4 2 2 2 2 2 4"/>
    <style:font-face style:name="WenQuanYi Micro Hei" svg:font-family="WenQuanYi Micro Hei" style:font-family-generic="system" style:font-pitch="variable"/>
    <style:font-face style:name="Lucida Sans Unicode" svg:font-family="Lucida Sans Unicode" style:font-family-generic="swiss" style:font-pitch="variable" svg:panose-1="2 11 6 2 3 5 4 2 2 4"/>
    <style:font-face style:name="Liberation Mono" svg:font-family="Liberation Mono" style:font-family-generic="roman" style:font-pitch="variable"/>
    <style:font-face style:name="Droid Sans Fallback" svg:font-family="Droid Sans Fallback" style:font-family-generic="modern" style:font-pitch="fixed"/>
    <style:font-face style:name="DejaVu Sans" svg:font-family="DejaVu Sans" style:font-family-generic="system" style:font-pitch="variable"/>
    <style:font-face style:name="Tahoma" svg:font-family="Tahoma" style:font-family-generic="swiss" style:font-pitch="variable" svg:panose-1="2 11 6 4 3 5 4 4 2 4"/>
    <style:font-face style:name="Noto Sans" svg:font-family="Noto Sans" style:font-family-generic="swiss" style:font-pitch="variable"/>
    <style:font-face style:name="Liberation Sans" svg:font-family="Liberation Sans" style:font-family-generic="roman" style:font-pitch="variable"/>
    <style:font-face style:name="Lohit Devanagari" svg:font-family="Lohit Devanagari" style:font-family-generic="roman" style:font-pitch="variable"/>
    <style:font-face style:name="OpenSymbol, 'Arial Unicode MS'" svg:font-family="OpenSymbol, 'Arial Unicode MS'" style:font-family-generic="roman" style:font-pitch="variable"/>
    <style:font-face style:name="OpenSymbol" svg:font-family="OpenSymbol" style:font-family-generic="system"/>
    <style:font-face style:name="Mangal" svg:font-family="Mangal" style:font-family-generic="roman" style:font-pitch="variable" svg:panose-1="0 0 4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MS Mincho" svg:font-family="MS Mincho" style:font-family-generic="modern" style:font-pitch="fixed" svg:panose-1="2 2 6 9 4 2 5 8 3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>
        <style:background-fill draw:fill="solid"/>
      </style:paragraph-properties>
      <style:text-properties style:font-name="Times New Roman" style:font-name-asian="SimSun" style:font-name-complex="Lohit Hind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Titre1" style:display-name="Titre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itre2" style:display-name="Titre 2" style:family="paragraph" style:parent-style-name="Heading" style:next-style-name="Textbody" style:default-outline-level="2">
      <style:text-properties fo:font-weight="bold" style:font-weight-asian="bold" style:font-weight-complex="bold" fo:font-style="italic" style:font-style-asian="italic" style:font-style-complex="italic" fo:hyphenate="false"/>
    </style:style>
    <style:style style:name="Titre3" style:display-name="Titre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font-style="italic" style:font-style-asian="italic" fo:color="#000000" style:text-underline-type="single" style:text-underline-style="solid" style:text-underline-width="auto" style:text-underline-mode="continuous" fo:hyphenate="false"/>
    </style:style>
    <style:style style:name="Titre4" style:display-name="Titre 4" style:family="paragraph" style:parent-style-name="Heading" style:next-style-name="Textbody" style:default-outline-level="4">
      <style:text-properties fo:font-weight="bold" style:font-weight-asian="bold" style:font-weight-complex="bold" fo:font-style="italic" style:font-style-asian="italic" style:font-style-complex="italic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WenQuanYi Micro 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itre" style:display-name="Titre" style:family="paragraph" style:parent-style-name="Stylededessinpardéfaut">
      <style:text-properties style:font-name-asian="Lucida Sans Unicode" style:font-name-complex="Lucida Sans Unicode" fo:hyphenate="false"/>
    </style:style>
    <style:style style:name="Sous-titre" style:display-name="Sous-titre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PreformattedText" style:display-name="Preformatted Text" style:family="paragraph" style:parent-style-name="Standard">
      <style:text-properties style:font-name="Liberation Mono" style:font-name-asian="Droid Sans Fallback" style:font-name-complex="Liberation Mono" fo:font-size="10pt" style:font-size-asian="10pt" style:font-size-complex="10pt" fo:hyphenate="false"/>
    </style:style>
    <style:style style:name="TableContents" style:display-name="Table Contents" style:family="paragraph" style:parent-style-name="Standard">
      <style:text-properties fo:hyphenate="false"/>
    </style:style>
    <style:style style:name="Titreindex" style:display-name="Titre index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ContentsHeading" style:display-name="Contents Heading" style:family="paragraph" style:parent-style-name="Titreindex">
      <style:text-properties fo:hyphenate="false"/>
    </style:style>
    <style:style style:name="Contents1" style:display-name="Contents 1" style:family="paragraph" style:parent-style-name="Index">
      <style:paragraph-properties>
        <style:tab-stops>
          <style:tab-stop style:type="right" style:leader-style="dotted" style:leader-text="." style:position="6.693in"/>
        </style:tab-stops>
      </style:paragraph-properties>
      <style:text-properties fo:hyphenate="false"/>
    </style:style>
    <style:style style:name="Contents2" style:display-name="Contents 2" style:family="paragraph" style:parent-style-name="Index">
      <style:paragraph-properties fo:margin-left="0.1965in">
        <style:tab-stops>
          <style:tab-stop style:type="right" style:leader-style="dotted" style:leader-text="." style:position="6.4965in"/>
        </style:tab-stops>
      </style:paragraph-properties>
      <style:text-properties fo:hyphenate="false"/>
    </style:style>
    <style:style style:name="Contents4" style:display-name="Contents 4" style:family="paragraph" style:parent-style-name="Index">
      <style:paragraph-properties fo:margin-left="0.5895in">
        <style:tab-stops>
          <style:tab-stop style:type="right" style:leader-style="dotted" style:leader-text="." style:position="6.1034in"/>
        </style:tab-stops>
      </style:paragraph-properties>
      <style:text-properties fo:hyphenate="false"/>
    </style:style>
    <style:style style:name="Contents3" style:display-name="Contents 3" style:family="paragraph" style:parent-style-name="Index">
      <style:paragraph-properties fo:margin-left="0.393in">
        <style:tab-stops>
          <style:tab-stop style:type="right" style:leader-style="dotted" style:leader-text="." style:position="6.3in"/>
        </style:tab-stops>
      </style:paragraph-properties>
      <style:text-properties fo:hyphenate="false"/>
    </style:style>
    <style:style style:name="commande" style:display-name="commande" style:family="paragraph" style:parent-style-name="PreformattedText">
      <style:paragraph-properties fo:margin-bottom="0.118in"/>
      <style:text-properties fo:font-weight="bold" style:font-weight-asian="bold" fo:hyphenate="false"/>
    </style:style>
    <style:style style:name="Stylededessinpardéfaut" style:display-name="Style de dessin par défaut" style:family="paragraph">
      <style:paragraph-properties fo:line-height="95%">
        <style:tab-stops>
          <style:tab-stop style:type="left" style:position="0in"/>
          <style:tab-stop style:type="left" style:position="0.4909in"/>
          <style:tab-stop style:type="left" style:position="0.9819in"/>
          <style:tab-stop style:type="left" style:position="1.4736in"/>
          <style:tab-stop style:type="left" style:position="1.9652in"/>
          <style:tab-stop style:type="left" style:position="2.4562in"/>
          <style:tab-stop style:type="left" style:position="2.9479in"/>
          <style:tab-stop style:type="left" style:position="3.4388in"/>
          <style:tab-stop style:type="left" style:position="3.9305in"/>
          <style:tab-stop style:type="left" style:position="4.4215in"/>
          <style:tab-stop style:type="left" style:position="4.9131in"/>
          <style:tab-stop style:type="left" style:position="5.4041in"/>
          <style:tab-stop style:type="left" style:position="5.8958in"/>
          <style:tab-stop style:type="left" style:position="6.3868in"/>
          <style:tab-stop style:type="left" style:position="6.8784in"/>
          <style:tab-stop style:type="left" style:position="7.3694in"/>
          <style:tab-stop style:type="left" style:position="7.8611in"/>
          <style:tab-stop style:type="left" style:position="8.352in"/>
          <style:tab-stop style:type="left" style:position="8.8437in"/>
          <style:tab-stop style:type="left" style:position="9.3347in"/>
          <style:tab-stop style:type="left" style:position="9.8263in"/>
        </style:tab-stops>
      </style:paragraph-properties>
      <style:text-properties style:font-name="Lucida Sans Unicode" style:font-name-asian="DejaVu Sans" style:font-name-complex="Tahoma" fo:color="#000000" fo:font-size="24pt" style:font-size-asian="24pt" fo:hyphenate="false"/>
    </style:style>
    <style:style style:name="Objetsansremplissage" style:display-name="Objet sans remplissage" style:family="paragraph" style:parent-style-name="Stylededessinpardéfaut">
      <style:text-properties style:font-name-asian="Lucida Sans Unicode" style:font-name-complex="Lucida Sans Unicode" fo:hyphenate="false"/>
    </style:style>
    <style:style style:name="Objetsansremplissageetsansligne" style:display-name="Objet sans remplissage et sans ligne" style:family="paragraph" style:parent-style-name="Stylededessinpardéfaut">
      <style:text-properties style:font-name-asian="Lucida Sans Unicode" style:font-name-complex="Lucida Sans Unicode" fo:hyphenate="false"/>
    </style:style>
    <style:style style:name="A4" style:display-name="A4" style:family="paragraph" style:parent-style-name="Text">
      <style:text-properties style:font-name="Noto Sans" style:font-name-asian="Noto Sans" style:font-name-complex="Noto Sans" fo:font-size="18pt" style:font-size-asian="18pt" fo:hyphenate="false"/>
    </style:style>
    <style:style style:name="Text" style:display-name="Text" style:family="paragraph" style:parent-style-name="Légende">
      <style:text-properties fo:hyphenate="false"/>
    </style:style>
    <style:style style:name="TitreA4" style:display-name="Titre A4" style:family="paragraph" style:parent-style-name="A4">
      <style:text-properties fo:font-size="44pt" style:font-size-asian="44pt" fo:hyphenate="false"/>
    </style:style>
    <style:style style:name="En-têteA4" style:display-name="En-tête A4" style:family="paragraph" style:parent-style-name="A4">
      <style:text-properties fo:font-size="24pt" style:font-size-asian="24pt" fo:hyphenate="false"/>
    </style:style>
    <style:style style:name="TexteA4" style:display-name="Texte A4" style:family="paragraph" style:parent-style-name="A4">
      <style:text-properties fo:hyphenate="false"/>
    </style:style>
    <style:style style:name="A0" style:display-name="A0" style:family="paragraph" style:parent-style-name="Text">
      <style:text-properties style:font-name="Noto Sans" style:font-name-asian="Noto Sans" style:font-name-complex="Noto Sans" fo:font-size="47.5pt" style:font-size-asian="47.5pt" fo:hyphenate="false"/>
    </style:style>
    <style:style style:name="TitreA0" style:display-name="Titre A0" style:family="paragraph" style:parent-style-name="A4">
      <style:text-properties fo:font-size="96pt" style:font-size-asian="96pt" fo:hyphenate="false"/>
    </style:style>
    <style:style style:name="En-têteA0" style:display-name="En-tête A0" style:family="paragraph" style:parent-style-name="A4">
      <style:text-properties fo:font-size="72pt" style:font-size-asian="72pt" fo:hyphenate="false"/>
    </style:style>
    <style:style style:name="TexteA0" style:display-name="Texte A0" style:family="paragraph" style:parent-style-name="A4">
      <style:text-properties fo:hyphenate="false"/>
    </style:style>
    <style:style style:name="Image" style:display-name="Image" style:family="paragraph">
      <style:text-properties style:font-name="Liberation Sans" style:font-name-asian="DejaVu Sans" style:font-name-complex="Tahoma" fo:font-size="18pt" style:font-size-asian="18pt" fo:hyphenate="false"/>
    </style:style>
    <style:style style:name="Formes" style:display-name="Formes" style:family="paragraph" style:parent-style-name="Image">
      <style:text-properties style:font-name-asian="Liberation Sans" style:font-name-complex="Liberation Sans" fo:font-weight="bold" style:font-weight-asian="bold" fo:font-size="14pt" style:font-size-asian="14pt" fo:hyphenate="false"/>
    </style:style>
    <style:style style:name="Plein" style:display-name="Plein" style:family="paragraph" style:parent-style-name="Formes">
      <style:text-properties fo:hyphenate="false"/>
    </style:style>
    <style:style style:name="Pleinbleu" style:display-name="Plein bleu" style:family="paragraph" style:parent-style-name="Plein">
      <style:text-properties fo:color="#FFFFFF" fo:hyphenate="false"/>
    </style:style>
    <style:style style:name="Pleinvert" style:display-name="Plein vert" style:family="paragraph" style:parent-style-name="Plein">
      <style:text-properties fo:color="#FFFFFF" fo:hyphenate="false"/>
    </style:style>
    <style:style style:name="Pleinrouge" style:display-name="Plein rouge" style:family="paragraph" style:parent-style-name="Plein">
      <style:text-properties fo:color="#FFFFFF" fo:hyphenate="false"/>
    </style:style>
    <style:style style:name="Pleinjaune" style:display-name="Plein jaune" style:family="paragraph" style:parent-style-name="Plein">
      <style:text-properties fo:color="#FFFFFF" fo:hyphenate="false"/>
    </style:style>
    <style:style style:name="Contour" style:display-name="Contour" style:family="paragraph" style:parent-style-name="Formes">
      <style:text-properties fo:hyphenate="false"/>
    </style:style>
    <style:style style:name="Contourbleu" style:display-name="Contour bleu" style:family="paragraph" style:parent-style-name="Contour">
      <style:text-properties fo:color="#355269" fo:hyphenate="false"/>
    </style:style>
    <style:style style:name="Contourvert" style:display-name="Contour vert" style:family="paragraph" style:parent-style-name="Contour">
      <style:text-properties fo:color="#127622" fo:hyphenate="false"/>
    </style:style>
    <style:style style:name="Contourrouge" style:display-name="Contour rouge" style:family="paragraph" style:parent-style-name="Contour">
      <style:text-properties fo:color="#C9211E" fo:hyphenate="false"/>
    </style:style>
    <style:style style:name="Contourjaune" style:display-name="Contour jaune" style:family="paragraph" style:parent-style-name="Contour">
      <style:text-properties fo:color="#B47804" fo:hyphenate="false"/>
    </style:style>
    <style:style style:name="Lignes" style:display-name="Lignes" style:family="paragraph" style:parent-style-name="Image">
      <style:text-properties style:font-name-asian="Liberation Sans" style:font-name-complex="Liberation Sans" fo:hyphenate="false"/>
    </style:style>
    <style:style style:name="Lignefléchée" style:display-name="Ligne fléchée" style:family="paragraph" style:parent-style-name="Lignes">
      <style:text-properties fo:hyphenate="false"/>
    </style:style>
    <style:style style:name="Ligneenpointillés" style:display-name="Ligne en pointillés" style:family="paragraph" style:parent-style-name="Lignes">
      <style:text-properties fo:hyphenate="false"/>
    </style:style>
    <style:style style:name="StandardLTGliederung1" style:display-name="Standard~LT~Gliederung 1" style:family="paragraph">
      <style:paragraph-properties fo:margin-bottom="0.1979in" fo:line-height="95%" fo:margin-left="0.375in" fo:text-indent="-0.375in">
        <style:tab-stops>
          <style:tab-stop style:type="left" style:position="0in"/>
          <style:tab-stop style:type="left" style:position="0.1159in"/>
          <style:tab-stop style:type="left" style:position="0.6076in"/>
          <style:tab-stop style:type="left" style:position="1.0986in"/>
          <style:tab-stop style:type="left" style:position="1.5902in"/>
          <style:tab-stop style:type="left" style:position="2.0812in"/>
          <style:tab-stop style:type="left" style:position="2.5729in"/>
          <style:tab-stop style:type="left" style:position="3.0638in"/>
          <style:tab-stop style:type="left" style:position="3.5555in"/>
          <style:tab-stop style:type="left" style:position="4.0465in"/>
          <style:tab-stop style:type="left" style:position="4.5381in"/>
          <style:tab-stop style:type="left" style:position="5.0291in"/>
          <style:tab-stop style:type="left" style:position="5.5201in"/>
          <style:tab-stop style:type="left" style:position="6.0118in"/>
          <style:tab-stop style:type="left" style:position="6.5034in"/>
          <style:tab-stop style:type="left" style:position="6.9944in"/>
          <style:tab-stop style:type="left" style:position="7.4861in"/>
          <style:tab-stop style:type="left" style:position="7.977in"/>
          <style:tab-stop style:type="left" style:position="8.4687in"/>
          <style:tab-stop style:type="left" style:position="8.9597in"/>
          <style:tab-stop style:type="left" style:position="9.4513in"/>
        </style:tab-stops>
      </style:paragraph-properties>
      <style:text-properties style:font-name="Lucida Sans Unicode" style:font-name-asian="DejaVu Sans" style:font-name-complex="Tahoma" fo:color="#000000" fo:font-size="32pt" style:font-size-asian="32pt" fo:hyphenate="false"/>
    </style:style>
    <style:style style:name="StandardLTGliederung2" style:display-name="Standard~LT~Gliederung 2" style:family="paragraph" style:parent-style-name="StandardLTGliederung1">
      <style:paragraph-properties fo:margin-bottom="0.1576in" fo:margin-left="0.8125in" fo:text-indent="-0.3125in">
        <style:tab-stops>
          <style:tab-stop style:type="left" style:position="0in"/>
          <style:tab-stop style:type="left" style:position="0.1701in"/>
          <style:tab-stop style:type="left" style:position="0.6611in"/>
          <style:tab-stop style:type="left" style:position="1.1527in"/>
          <style:tab-stop style:type="left" style:position="1.6437in"/>
          <style:tab-stop style:type="left" style:position="2.1347in"/>
          <style:tab-stop style:type="left" style:position="2.6263in"/>
          <style:tab-stop style:type="left" style:position="3.118in"/>
          <style:tab-stop style:type="left" style:position="3.609in"/>
          <style:tab-stop style:type="left" style:position="4.1006in"/>
          <style:tab-stop style:type="left" style:position="4.5916in"/>
          <style:tab-stop style:type="left" style:position="5.0833in"/>
          <style:tab-stop style:type="left" style:position="5.5743in"/>
          <style:tab-stop style:type="left" style:position="6.0659in"/>
          <style:tab-stop style:type="left" style:position="6.5569in"/>
          <style:tab-stop style:type="left" style:position="7.0486in"/>
          <style:tab-stop style:type="left" style:position="7.5395in"/>
          <style:tab-stop style:type="left" style:position="8.0312in"/>
          <style:tab-stop style:type="left" style:position="8.5222in"/>
          <style:tab-stop style:type="left" style:position="9.0138in"/>
          <style:tab-stop style:type="left" style:position="9.5048in"/>
        </style:tab-stops>
      </style:paragraph-properties>
      <style:text-properties style:font-name-asian="Lucida Sans Unicode" style:font-name-complex="Lucida Sans Unicode" fo:font-size="28pt" style:font-size-asian="28pt" fo:hyphenate="false"/>
    </style:style>
    <style:style style:name="StandardLTGliederung3" style:display-name="Standard~LT~Gliederung 3" style:family="paragraph" style:parent-style-name="StandardLTGliederung2">
      <style:paragraph-properties fo:margin-bottom="0.118in" fo:margin-left="1.25in" fo:text-indent="-0.25in">
        <style:tab-stops>
          <style:tab-stop style:type="left" style:position="0in"/>
          <style:tab-stop style:type="left" style:position="0.2236in"/>
          <style:tab-stop style:type="left" style:position="0.7152in"/>
          <style:tab-stop style:type="left" style:position="1.2062in"/>
          <style:tab-stop style:type="left" style:position="1.6979in"/>
          <style:tab-stop style:type="left" style:position="2.1888in"/>
          <style:tab-stop style:type="left" style:position="2.6805in"/>
          <style:tab-stop style:type="left" style:position="3.1715in"/>
          <style:tab-stop style:type="left" style:position="3.6631in"/>
          <style:tab-stop style:type="left" style:position="4.1541in"/>
          <style:tab-stop style:type="left" style:position="4.6458in"/>
          <style:tab-stop style:type="left" style:position="5.1368in"/>
          <style:tab-stop style:type="left" style:position="5.6284in"/>
          <style:tab-stop style:type="left" style:position="6.1194in"/>
          <style:tab-stop style:type="left" style:position="6.6111in"/>
          <style:tab-stop style:type="left" style:position="7.102in"/>
          <style:tab-stop style:type="left" style:position="7.5937in"/>
          <style:tab-stop style:type="left" style:position="8.0847in"/>
          <style:tab-stop style:type="left" style:position="8.5763in"/>
          <style:tab-stop style:type="left" style:position="9.0673in"/>
          <style:tab-stop style:type="left" style:position="9.5583in"/>
        </style:tab-stops>
      </style:paragraph-properties>
      <style:text-properties fo:font-size="24pt" style:font-size-asian="24pt" fo:hyphenate="false"/>
    </style:style>
    <style:style style:name="StandardLTGliederung4" style:display-name="Standard~LT~Gliederung 4" style:family="paragraph" style:parent-style-name="StandardLTGliederung3">
      <style:paragraph-properties fo:margin-bottom="0.0798in" fo:margin-left="1.75in">
        <style:tab-stops>
          <style:tab-stop style:type="left" style:position="0in"/>
          <style:tab-stop style:type="left" style:position="0.2152in"/>
          <style:tab-stop style:type="left" style:position="0.7062in"/>
          <style:tab-stop style:type="left" style:position="1.1979in"/>
          <style:tab-stop style:type="left" style:position="1.6888in"/>
          <style:tab-stop style:type="left" style:position="2.1805in"/>
          <style:tab-stop style:type="left" style:position="2.6715in"/>
          <style:tab-stop style:type="left" style:position="3.1631in"/>
          <style:tab-stop style:type="left" style:position="3.6541in"/>
          <style:tab-stop style:type="left" style:position="4.1458in"/>
          <style:tab-stop style:type="left" style:position="4.6368in"/>
          <style:tab-stop style:type="left" style:position="5.1284in"/>
          <style:tab-stop style:type="left" style:position="5.6194in"/>
          <style:tab-stop style:type="left" style:position="6.1111in"/>
          <style:tab-stop style:type="left" style:position="6.602in"/>
          <style:tab-stop style:type="left" style:position="7.0937in"/>
          <style:tab-stop style:type="left" style:position="7.5847in"/>
          <style:tab-stop style:type="left" style:position="8.0763in"/>
          <style:tab-stop style:type="left" style:position="8.5673in"/>
          <style:tab-stop style:type="left" style:position="9.0583in"/>
          <style:tab-stop style:type="left" style:position="9.55in"/>
        </style:tab-stops>
      </style:paragraph-properties>
      <style:text-properties fo:font-size="20pt" style:font-size-asian="20pt" fo:hyphenate="false"/>
    </style:style>
    <style:style style:name="StandardLTGliederung5" style:display-name="Standard~LT~Gliederung 5" style:family="paragraph" style:parent-style-name="StandardLTGliederung4">
      <style:paragraph-properties fo:margin-bottom="0.0395in" fo:margin-left="2.25in">
        <style:tab-stops>
          <style:tab-stop style:type="left" style:position="0in"/>
          <style:tab-stop style:type="left" style:position="0.2062in"/>
          <style:tab-stop style:type="left" style:position="0.6979in"/>
          <style:tab-stop style:type="left" style:position="1.1888in"/>
          <style:tab-stop style:type="left" style:position="1.6805in"/>
          <style:tab-stop style:type="left" style:position="2.1715in"/>
          <style:tab-stop style:type="left" style:position="2.6631in"/>
          <style:tab-stop style:type="left" style:position="3.1541in"/>
          <style:tab-stop style:type="left" style:position="3.6458in"/>
          <style:tab-stop style:type="left" style:position="4.1368in"/>
          <style:tab-stop style:type="left" style:position="4.6284in"/>
          <style:tab-stop style:type="left" style:position="5.1194in"/>
          <style:tab-stop style:type="left" style:position="5.6111in"/>
          <style:tab-stop style:type="left" style:position="6.102in"/>
          <style:tab-stop style:type="left" style:position="6.5937in"/>
          <style:tab-stop style:type="left" style:position="7.0847in"/>
          <style:tab-stop style:type="left" style:position="7.5763in"/>
          <style:tab-stop style:type="left" style:position="8.0673in"/>
          <style:tab-stop style:type="left" style:position="8.5583in"/>
          <style:tab-stop style:type="left" style:position="9.05in"/>
          <style:tab-stop style:type="left" style:position="9.5416in"/>
        </style:tab-stops>
      </style:paragraph-properties>
      <style:text-properties fo:hyphenate="false"/>
    </style:style>
    <style:style style:name="StandardLTGliederung6" style:display-name="Standard~LT~Gliederung 6" style:family="paragraph" style:parent-style-name="StandardLTGliederung5">
      <style:text-properties fo:hyphenate="false"/>
    </style:style>
    <style:style style:name="StandardLTGliederung7" style:display-name="Standard~LT~Gliederung 7" style:family="paragraph" style:parent-style-name="StandardLTGliederung6">
      <style:text-properties fo:hyphenate="false"/>
    </style:style>
    <style:style style:name="StandardLTGliederung8" style:display-name="Standard~LT~Gliederung 8" style:family="paragraph" style:parent-style-name="StandardLTGliederung7">
      <style:text-properties fo:hyphenate="false"/>
    </style:style>
    <style:style style:name="StandardLTGliederung9" style:display-name="Standard~LT~Gliederung 9" style:family="paragraph" style:parent-style-name="StandardLTGliederung8">
      <style:text-properties fo:hyphenate="false"/>
    </style:style>
    <style:style style:name="StandardLTTitel" style:display-name="Standard~LT~Titel" style:family="paragraph">
      <style:paragraph-properties fo:text-align="center" fo:line-height="95%">
        <style:tab-stops>
          <style:tab-stop style:type="left" style:position="0in"/>
          <style:tab-stop style:type="left" style:position="0.4909in"/>
          <style:tab-stop style:type="left" style:position="0.9819in"/>
          <style:tab-stop style:type="left" style:position="1.4736in"/>
          <style:tab-stop style:type="left" style:position="1.9652in"/>
          <style:tab-stop style:type="left" style:position="2.4562in"/>
          <style:tab-stop style:type="left" style:position="2.9479in"/>
          <style:tab-stop style:type="left" style:position="3.4388in"/>
          <style:tab-stop style:type="left" style:position="3.9305in"/>
          <style:tab-stop style:type="left" style:position="4.4215in"/>
          <style:tab-stop style:type="left" style:position="4.9131in"/>
          <style:tab-stop style:type="left" style:position="5.4041in"/>
          <style:tab-stop style:type="left" style:position="5.8958in"/>
          <style:tab-stop style:type="left" style:position="6.3868in"/>
          <style:tab-stop style:type="left" style:position="6.8784in"/>
          <style:tab-stop style:type="left" style:position="7.3694in"/>
          <style:tab-stop style:type="left" style:position="7.8611in"/>
          <style:tab-stop style:type="left" style:position="8.352in"/>
          <style:tab-stop style:type="left" style:position="8.8437in"/>
          <style:tab-stop style:type="left" style:position="9.3347in"/>
          <style:tab-stop style:type="left" style:position="9.8263in"/>
        </style:tab-stops>
      </style:paragraph-properties>
      <style:text-properties style:font-name="Lucida Sans Unicode" style:font-name-asian="DejaVu Sans" style:font-name-complex="Tahoma" fo:color="#000000" fo:font-size="44pt" style:font-size-asian="44pt" fo:hyphenate="false"/>
    </style:style>
    <style:style style:name="StandardLTUntertitel" style:display-name="Standard~LT~Untertitel" style:family="paragraph">
      <style:paragraph-properties fo:text-align="center" fo:line-height="95%" fo:margin-left="0.375in" fo:text-indent="-0.375in">
        <style:tab-stops>
          <style:tab-stop style:type="left" style:position="0in"/>
          <style:tab-stop style:type="left" style:position="0.1159in"/>
          <style:tab-stop style:type="left" style:position="0.6076in"/>
          <style:tab-stop style:type="left" style:position="1.0986in"/>
          <style:tab-stop style:type="left" style:position="1.5902in"/>
          <style:tab-stop style:type="left" style:position="2.0812in"/>
          <style:tab-stop style:type="left" style:position="2.5729in"/>
          <style:tab-stop style:type="left" style:position="3.0638in"/>
          <style:tab-stop style:type="left" style:position="3.5555in"/>
          <style:tab-stop style:type="left" style:position="4.0465in"/>
          <style:tab-stop style:type="left" style:position="4.5381in"/>
          <style:tab-stop style:type="left" style:position="5.0291in"/>
          <style:tab-stop style:type="left" style:position="5.5201in"/>
          <style:tab-stop style:type="left" style:position="6.0118in"/>
          <style:tab-stop style:type="left" style:position="6.5034in"/>
          <style:tab-stop style:type="left" style:position="6.9944in"/>
          <style:tab-stop style:type="left" style:position="7.4861in"/>
          <style:tab-stop style:type="left" style:position="7.977in"/>
          <style:tab-stop style:type="left" style:position="8.4687in"/>
          <style:tab-stop style:type="left" style:position="8.9597in"/>
          <style:tab-stop style:type="left" style:position="9.4513in"/>
        </style:tab-stops>
      </style:paragraph-properties>
      <style:text-properties style:font-name="Lucida Sans Unicode" style:font-name-asian="DejaVu Sans" style:font-name-complex="Tahoma" fo:color="#000000" fo:font-size="32pt" style:font-size-asian="32pt" fo:hyphenate="false"/>
    </style:style>
    <style:style style:name="StandardLTNotizen" style:display-name="Standard~LT~Notizen" style:family="paragraph">
      <style:paragraph-properties fo:margin-top="0.0625in" style:line-height-at-least="0in">
        <style:tab-stops>
          <style:tab-stop style:type="left" style:position="0in"/>
          <style:tab-stop style:type="left" style:position="0.4909in"/>
          <style:tab-stop style:type="left" style:position="0.9819in"/>
          <style:tab-stop style:type="left" style:position="1.4736in"/>
          <style:tab-stop style:type="left" style:position="1.9652in"/>
          <style:tab-stop style:type="left" style:position="2.4562in"/>
          <style:tab-stop style:type="left" style:position="2.9479in"/>
          <style:tab-stop style:type="left" style:position="3.4388in"/>
          <style:tab-stop style:type="left" style:position="3.9305in"/>
          <style:tab-stop style:type="left" style:position="4.4215in"/>
          <style:tab-stop style:type="left" style:position="4.9131in"/>
          <style:tab-stop style:type="left" style:position="5.4041in"/>
          <style:tab-stop style:type="left" style:position="5.8958in"/>
          <style:tab-stop style:type="left" style:position="6.3868in"/>
          <style:tab-stop style:type="left" style:position="6.8784in"/>
          <style:tab-stop style:type="left" style:position="7.3694in"/>
          <style:tab-stop style:type="left" style:position="7.8611in"/>
          <style:tab-stop style:type="left" style:position="8.352in"/>
          <style:tab-stop style:type="left" style:position="8.8437in"/>
          <style:tab-stop style:type="left" style:position="9.3347in"/>
          <style:tab-stop style:type="left" style:position="9.8263in"/>
        </style:tab-stops>
      </style:paragraph-properties>
      <style:text-properties style:font-name="Lohit Hindi" style:font-name-asian="DejaVu Sans" style:font-name-complex="Tahoma" fo:color="#000000" fo:hyphenate="false"/>
    </style:style>
    <style:style style:name="StandardLTHintergrundobjekte" style:display-name="Standard~LT~Hintergrundobjekte" style:family="paragraph">
      <style:paragraph-properties fo:line-height="95%">
        <style:tab-stops>
          <style:tab-stop style:type="left" style:position="0in"/>
          <style:tab-stop style:type="left" style:position="0.4909in"/>
          <style:tab-stop style:type="left" style:position="0.9819in"/>
          <style:tab-stop style:type="left" style:position="1.4736in"/>
          <style:tab-stop style:type="left" style:position="1.9652in"/>
          <style:tab-stop style:type="left" style:position="2.4562in"/>
          <style:tab-stop style:type="left" style:position="2.9479in"/>
          <style:tab-stop style:type="left" style:position="3.4388in"/>
          <style:tab-stop style:type="left" style:position="3.9305in"/>
          <style:tab-stop style:type="left" style:position="4.4215in"/>
          <style:tab-stop style:type="left" style:position="4.9131in"/>
          <style:tab-stop style:type="left" style:position="5.4041in"/>
          <style:tab-stop style:type="left" style:position="5.8958in"/>
          <style:tab-stop style:type="left" style:position="6.3868in"/>
          <style:tab-stop style:type="left" style:position="6.8784in"/>
          <style:tab-stop style:type="left" style:position="7.3694in"/>
          <style:tab-stop style:type="left" style:position="7.8611in"/>
          <style:tab-stop style:type="left" style:position="8.352in"/>
          <style:tab-stop style:type="left" style:position="8.8437in"/>
          <style:tab-stop style:type="left" style:position="9.3347in"/>
          <style:tab-stop style:type="left" style:position="9.8263in"/>
        </style:tab-stops>
      </style:paragraph-properties>
      <style:text-properties style:font-name="Lucida Sans Unicode" style:font-name-asian="DejaVu Sans" style:font-name-complex="Tahoma" fo:color="#000000" fo:font-size="24pt" style:font-size-asian="24pt" fo:hyphenate="false"/>
    </style:style>
    <style:style style:name="StandardLTHintergrund" style:display-name="Standard~LT~Hintergrund" style:family="paragraph">
      <style:paragraph-properties fo:text-align="center"/>
      <style:text-properties style:font-name-asian="DejaVu Sans" style:font-name-complex="Tahoma" fo:hyphenate="false"/>
    </style:style>
    <style:style style:name="default" style:display-name="default" style:family="paragraph">
      <style:paragraph-properties style:line-height-at-least="0in"/>
      <style:text-properties style:font-name="Lohit Devanagari" style:font-name-asian="DejaVu Sans" style:font-name-complex="Tahoma" fo:font-size="18pt" style:font-size-asian="18pt" fo:hyphenate="false"/>
    </style:style>
    <style:style style:name="bg-none" style:display-name="bg-none" style:family="paragraph" style:parent-style-name="default">
      <style:text-properties style:font-name-asian="Lohit Devanagari" style:font-name-complex="Lohit Devanagari" fo:hyphenate="false"/>
    </style:style>
    <style:style style:name="gray" style:display-name="gray" style:family="paragraph" style:parent-style-name="default">
      <style:text-properties style:font-name-asian="Lohit Devanagari" style:font-name-complex="Lohit Devanagari" fo:hyphenate="false"/>
    </style:style>
    <style:style style:name="dark-gray" style:display-name="dark-gray" style:family="paragraph" style:parent-style-name="default">
      <style:text-properties style:font-name-asian="Lohit Devanagari" style:font-name-complex="Lohit Devanagari" fo:hyphenate="false"/>
    </style:style>
    <style:style style:name="black" style:display-name="black" style:family="paragraph" style:parent-style-name="default">
      <style:text-properties style:font-name-asian="Lohit Devanagari" style:font-name-complex="Lohit Devanagari" fo:color="#FFFFFF" fo:hyphenate="false"/>
    </style:style>
    <style:style style:name="black-with-border" style:display-name="black-with-border" style:family="paragraph" style:parent-style-name="default">
      <style:text-properties style:font-name-asian="Lohit Devanagari" style:font-name-complex="Lohit Devanagari" fo:color="#FFFFFF" fo:hyphenate="false"/>
    </style:style>
    <style:style style:name="gray-with-border" style:display-name="gray-with-border" style:family="paragraph" style:parent-style-name="default">
      <style:text-properties style:font-name-asian="Lohit Devanagari" style:font-name-complex="Lohit Devanagari" fo:hyphenate="false"/>
    </style:style>
    <style:style style:name="white" style:display-name="white" style:family="paragraph" style:parent-style-name="default">
      <style:text-properties style:font-name-asian="Lohit Devanagari" style:font-name-complex="Lohit Devanagari" fo:hyphenate="false"/>
    </style:style>
    <style:style style:name="white-with-border" style:display-name="white-with-border" style:family="paragraph" style:parent-style-name="default">
      <style:text-properties style:font-name-asian="Lohit Devanagari" style:font-name-complex="Lohit Devanagari" fo:hyphenate="false"/>
    </style:style>
    <style:style style:name="blue-title" style:display-name="blue-title" style:family="paragraph" style:parent-style-name="default">
      <style:text-properties style:font-name-asian="Lohit Devanagari" style:font-name-complex="Lohit Devanagari" fo:color="#FFFFFF" fo:hyphenate="false"/>
    </style:style>
    <style:style style:name="blue-title-with-border" style:display-name="blue-title-with-border" style:family="paragraph" style:parent-style-name="default">
      <style:text-properties style:font-name-asian="Lohit Devanagari" style:font-name-complex="Lohit Devanagari" fo:color="#FFFFFF" fo:hyphenate="false"/>
    </style:style>
    <style:style style:name="blue-banded" style:display-name="blue-banded" style:family="paragraph" style:parent-style-name="default">
      <style:text-properties style:font-name-asian="Lohit Devanagari" style:font-name-complex="Lohit Devanagari" fo:hyphenate="false"/>
    </style:style>
    <style:style style:name="blue-normal" style:display-name="blue-normal" style:family="paragraph" style:parent-style-name="default">
      <style:text-properties style:font-name-asian="Lohit Devanagari" style:font-name-complex="Lohit Devanagari" fo:hyphenate="false"/>
    </style:style>
    <style:style style:name="orange-title" style:display-name="orange-title" style:family="paragraph" style:parent-style-name="default">
      <style:text-properties style:font-name-asian="Lohit Devanagari" style:font-name-complex="Lohit Devanagari" fo:color="#FFFFFF" fo:hyphenate="false"/>
    </style:style>
    <style:style style:name="orange-title-with-border" style:display-name="orange-title-with-border" style:family="paragraph" style:parent-style-name="default">
      <style:text-properties style:font-name-asian="Lohit Devanagari" style:font-name-complex="Lohit Devanagari" fo:color="#FFFFFF" fo:hyphenate="false"/>
    </style:style>
    <style:style style:name="orange-banded" style:display-name="orange-banded" style:family="paragraph" style:parent-style-name="default">
      <style:text-properties style:font-name-asian="Lohit Devanagari" style:font-name-complex="Lohit Devanagari" fo:hyphenate="false"/>
    </style:style>
    <style:style style:name="orange-normal" style:display-name="orange-normal" style:family="paragraph" style:parent-style-name="default">
      <style:text-properties style:font-name-asian="Lohit Devanagari" style:font-name-complex="Lohit Devanagari" fo:hyphenate="false"/>
    </style:style>
    <style:style style:name="teal-title" style:display-name="teal-title" style:family="paragraph" style:parent-style-name="default">
      <style:text-properties style:font-name-asian="Lohit Devanagari" style:font-name-complex="Lohit Devanagari" fo:color="#FFFFFF" fo:hyphenate="false"/>
    </style:style>
    <style:style style:name="teal-title-with-border" style:display-name="teal-title-with-border" style:family="paragraph" style:parent-style-name="default">
      <style:text-properties style:font-name-asian="Lohit Devanagari" style:font-name-complex="Lohit Devanagari" fo:color="#FFFFFF" fo:hyphenate="false"/>
    </style:style>
    <style:style style:name="teal-banded" style:display-name="teal-banded" style:family="paragraph" style:parent-style-name="default">
      <style:text-properties style:font-name-asian="Lohit Devanagari" style:font-name-complex="Lohit Devanagari" fo:hyphenate="false"/>
    </style:style>
    <style:style style:name="teal-normal" style:display-name="teal-normal" style:family="paragraph" style:parent-style-name="default">
      <style:text-properties style:font-name-asian="Lohit Devanagari" style:font-name-complex="Lohit Devanagari" fo:hyphenate="false"/>
    </style:style>
    <style:style style:name="magenta-title" style:display-name="magenta-title" style:family="paragraph" style:parent-style-name="default">
      <style:text-properties style:font-name-asian="Lohit Devanagari" style:font-name-complex="Lohit Devanagari" fo:color="#FFFFFF" fo:hyphenate="false"/>
    </style:style>
    <style:style style:name="magenta-title-with-border" style:display-name="magenta-title-with-border" style:family="paragraph" style:parent-style-name="default">
      <style:text-properties style:font-name-asian="Lohit Devanagari" style:font-name-complex="Lohit Devanagari" fo:color="#FFFFFF" fo:hyphenate="false"/>
    </style:style>
    <style:style style:name="magenta-banded" style:display-name="magenta-banded" style:family="paragraph" style:parent-style-name="default">
      <style:text-properties style:font-name-asian="Lohit Devanagari" style:font-name-complex="Lohit Devanagari" fo:hyphenate="false"/>
    </style:style>
    <style:style style:name="magenta-normal" style:display-name="magenta-normal" style:family="paragraph" style:parent-style-name="default">
      <style:text-properties style:font-name-asian="Lohit Devanagari" style:font-name-complex="Lohit Devanagari" fo:hyphenate="false"/>
    </style:style>
    <style:style style:name="Objetsdarrière-plan" style:display-name="Objets d'arrière-plan" style:family="paragraph">
      <style:paragraph-properties fo:line-height="95%">
        <style:tab-stops>
          <style:tab-stop style:type="left" style:position="0in"/>
          <style:tab-stop style:type="left" style:position="0.4909in"/>
          <style:tab-stop style:type="left" style:position="0.9819in"/>
          <style:tab-stop style:type="left" style:position="1.4736in"/>
          <style:tab-stop style:type="left" style:position="1.9652in"/>
          <style:tab-stop style:type="left" style:position="2.4562in"/>
          <style:tab-stop style:type="left" style:position="2.9479in"/>
          <style:tab-stop style:type="left" style:position="3.4388in"/>
          <style:tab-stop style:type="left" style:position="3.9305in"/>
          <style:tab-stop style:type="left" style:position="4.4215in"/>
          <style:tab-stop style:type="left" style:position="4.9131in"/>
          <style:tab-stop style:type="left" style:position="5.4041in"/>
          <style:tab-stop style:type="left" style:position="5.8958in"/>
          <style:tab-stop style:type="left" style:position="6.3868in"/>
          <style:tab-stop style:type="left" style:position="6.8784in"/>
          <style:tab-stop style:type="left" style:position="7.3694in"/>
          <style:tab-stop style:type="left" style:position="7.8611in"/>
          <style:tab-stop style:type="left" style:position="8.352in"/>
          <style:tab-stop style:type="left" style:position="8.8437in"/>
          <style:tab-stop style:type="left" style:position="9.3347in"/>
          <style:tab-stop style:type="left" style:position="9.8263in"/>
        </style:tab-stops>
      </style:paragraph-properties>
      <style:text-properties style:font-name="Lucida Sans Unicode" style:font-name-asian="DejaVu Sans" style:font-name-complex="Tahoma" fo:color="#000000" fo:font-size="24pt" style:font-size-asian="24pt" fo:hyphenate="false"/>
    </style:style>
    <style:style style:name="Arrière-plan" style:display-name="Arrière-plan" style:family="paragraph">
      <style:paragraph-properties fo:text-align="center"/>
      <style:text-properties style:font-name-asian="DejaVu Sans" style:font-name-complex="Tahoma" fo:hyphenate="false"/>
    </style:style>
    <style:style style:name="Notes" style:display-name="Notes" style:family="paragraph">
      <style:paragraph-properties fo:margin-top="0.0625in" style:line-height-at-least="0in">
        <style:tab-stops>
          <style:tab-stop style:type="left" style:position="0in"/>
          <style:tab-stop style:type="left" style:position="0.4909in"/>
          <style:tab-stop style:type="left" style:position="0.9819in"/>
          <style:tab-stop style:type="left" style:position="1.4736in"/>
          <style:tab-stop style:type="left" style:position="1.9652in"/>
          <style:tab-stop style:type="left" style:position="2.4562in"/>
          <style:tab-stop style:type="left" style:position="2.9479in"/>
          <style:tab-stop style:type="left" style:position="3.4388in"/>
          <style:tab-stop style:type="left" style:position="3.9305in"/>
          <style:tab-stop style:type="left" style:position="4.4215in"/>
          <style:tab-stop style:type="left" style:position="4.9131in"/>
          <style:tab-stop style:type="left" style:position="5.4041in"/>
          <style:tab-stop style:type="left" style:position="5.8958in"/>
          <style:tab-stop style:type="left" style:position="6.3868in"/>
          <style:tab-stop style:type="left" style:position="6.8784in"/>
          <style:tab-stop style:type="left" style:position="7.3694in"/>
          <style:tab-stop style:type="left" style:position="7.8611in"/>
          <style:tab-stop style:type="left" style:position="8.352in"/>
          <style:tab-stop style:type="left" style:position="8.8437in"/>
          <style:tab-stop style:type="left" style:position="9.3347in"/>
          <style:tab-stop style:type="left" style:position="9.8263in"/>
        </style:tab-stops>
      </style:paragraph-properties>
      <style:text-properties style:font-name="Lohit Hindi" style:font-name-asian="DejaVu Sans" style:font-name-complex="Tahoma" fo:color="#000000" fo:hyphenate="false"/>
    </style:style>
    <style:style style:name="Plan1" style:display-name="Plan 1" style:family="paragraph">
      <style:paragraph-properties fo:margin-bottom="0.1979in" fo:line-height="95%" fo:margin-left="0.375in" fo:text-indent="-0.375in">
        <style:tab-stops>
          <style:tab-stop style:type="left" style:position="0in"/>
          <style:tab-stop style:type="left" style:position="0.1159in"/>
          <style:tab-stop style:type="left" style:position="0.6076in"/>
          <style:tab-stop style:type="left" style:position="1.0986in"/>
          <style:tab-stop style:type="left" style:position="1.5902in"/>
          <style:tab-stop style:type="left" style:position="2.0812in"/>
          <style:tab-stop style:type="left" style:position="2.5729in"/>
          <style:tab-stop style:type="left" style:position="3.0638in"/>
          <style:tab-stop style:type="left" style:position="3.5555in"/>
          <style:tab-stop style:type="left" style:position="4.0465in"/>
          <style:tab-stop style:type="left" style:position="4.5381in"/>
          <style:tab-stop style:type="left" style:position="5.0291in"/>
          <style:tab-stop style:type="left" style:position="5.5201in"/>
          <style:tab-stop style:type="left" style:position="6.0118in"/>
          <style:tab-stop style:type="left" style:position="6.5034in"/>
          <style:tab-stop style:type="left" style:position="6.9944in"/>
          <style:tab-stop style:type="left" style:position="7.4861in"/>
          <style:tab-stop style:type="left" style:position="7.977in"/>
          <style:tab-stop style:type="left" style:position="8.4687in"/>
          <style:tab-stop style:type="left" style:position="8.9597in"/>
          <style:tab-stop style:type="left" style:position="9.4513in"/>
        </style:tab-stops>
      </style:paragraph-properties>
      <style:text-properties style:font-name="Lucida Sans Unicode" style:font-name-asian="DejaVu Sans" style:font-name-complex="Tahoma" fo:color="#000000" fo:font-size="32pt" style:font-size-asian="32pt" fo:hyphenate="false"/>
    </style:style>
    <style:style style:name="Plan2" style:display-name="Plan 2" style:family="paragraph" style:parent-style-name="Plan1">
      <style:paragraph-properties fo:margin-bottom="0.1576in" fo:margin-left="0.8125in" fo:text-indent="-0.3125in">
        <style:tab-stops>
          <style:tab-stop style:type="left" style:position="0in"/>
          <style:tab-stop style:type="left" style:position="0.1701in"/>
          <style:tab-stop style:type="left" style:position="0.6611in"/>
          <style:tab-stop style:type="left" style:position="1.1527in"/>
          <style:tab-stop style:type="left" style:position="1.6437in"/>
          <style:tab-stop style:type="left" style:position="2.1347in"/>
          <style:tab-stop style:type="left" style:position="2.6263in"/>
          <style:tab-stop style:type="left" style:position="3.118in"/>
          <style:tab-stop style:type="left" style:position="3.609in"/>
          <style:tab-stop style:type="left" style:position="4.1006in"/>
          <style:tab-stop style:type="left" style:position="4.5916in"/>
          <style:tab-stop style:type="left" style:position="5.0833in"/>
          <style:tab-stop style:type="left" style:position="5.5743in"/>
          <style:tab-stop style:type="left" style:position="6.0659in"/>
          <style:tab-stop style:type="left" style:position="6.5569in"/>
          <style:tab-stop style:type="left" style:position="7.0486in"/>
          <style:tab-stop style:type="left" style:position="7.5395in"/>
          <style:tab-stop style:type="left" style:position="8.0312in"/>
          <style:tab-stop style:type="left" style:position="8.5222in"/>
          <style:tab-stop style:type="left" style:position="9.0138in"/>
          <style:tab-stop style:type="left" style:position="9.5048in"/>
        </style:tab-stops>
      </style:paragraph-properties>
      <style:text-properties style:font-name-asian="Lucida Sans Unicode" style:font-name-complex="Lucida Sans Unicode" fo:font-size="28pt" style:font-size-asian="28pt" fo:hyphenate="false"/>
    </style:style>
    <style:style style:name="Plan3" style:display-name="Plan 3" style:family="paragraph" style:parent-style-name="Plan2">
      <style:paragraph-properties fo:margin-bottom="0.118in" fo:margin-left="1.25in" fo:text-indent="-0.25in">
        <style:tab-stops>
          <style:tab-stop style:type="left" style:position="0in"/>
          <style:tab-stop style:type="left" style:position="0.2236in"/>
          <style:tab-stop style:type="left" style:position="0.7152in"/>
          <style:tab-stop style:type="left" style:position="1.2062in"/>
          <style:tab-stop style:type="left" style:position="1.6979in"/>
          <style:tab-stop style:type="left" style:position="2.1888in"/>
          <style:tab-stop style:type="left" style:position="2.6805in"/>
          <style:tab-stop style:type="left" style:position="3.1715in"/>
          <style:tab-stop style:type="left" style:position="3.6631in"/>
          <style:tab-stop style:type="left" style:position="4.1541in"/>
          <style:tab-stop style:type="left" style:position="4.6458in"/>
          <style:tab-stop style:type="left" style:position="5.1368in"/>
          <style:tab-stop style:type="left" style:position="5.6284in"/>
          <style:tab-stop style:type="left" style:position="6.1194in"/>
          <style:tab-stop style:type="left" style:position="6.6111in"/>
          <style:tab-stop style:type="left" style:position="7.102in"/>
          <style:tab-stop style:type="left" style:position="7.5937in"/>
          <style:tab-stop style:type="left" style:position="8.0847in"/>
          <style:tab-stop style:type="left" style:position="8.5763in"/>
          <style:tab-stop style:type="left" style:position="9.0673in"/>
          <style:tab-stop style:type="left" style:position="9.5583in"/>
        </style:tab-stops>
      </style:paragraph-properties>
      <style:text-properties fo:font-size="24pt" style:font-size-asian="24pt" fo:hyphenate="false"/>
    </style:style>
    <style:style style:name="Plan4" style:display-name="Plan 4" style:family="paragraph" style:parent-style-name="Plan3">
      <style:paragraph-properties fo:margin-bottom="0.0798in" fo:margin-left="1.75in">
        <style:tab-stops>
          <style:tab-stop style:type="left" style:position="0in"/>
          <style:tab-stop style:type="left" style:position="0.2152in"/>
          <style:tab-stop style:type="left" style:position="0.7062in"/>
          <style:tab-stop style:type="left" style:position="1.1979in"/>
          <style:tab-stop style:type="left" style:position="1.6888in"/>
          <style:tab-stop style:type="left" style:position="2.1805in"/>
          <style:tab-stop style:type="left" style:position="2.6715in"/>
          <style:tab-stop style:type="left" style:position="3.1631in"/>
          <style:tab-stop style:type="left" style:position="3.6541in"/>
          <style:tab-stop style:type="left" style:position="4.1458in"/>
          <style:tab-stop style:type="left" style:position="4.6368in"/>
          <style:tab-stop style:type="left" style:position="5.1284in"/>
          <style:tab-stop style:type="left" style:position="5.6194in"/>
          <style:tab-stop style:type="left" style:position="6.1111in"/>
          <style:tab-stop style:type="left" style:position="6.602in"/>
          <style:tab-stop style:type="left" style:position="7.0937in"/>
          <style:tab-stop style:type="left" style:position="7.5847in"/>
          <style:tab-stop style:type="left" style:position="8.0763in"/>
          <style:tab-stop style:type="left" style:position="8.5673in"/>
          <style:tab-stop style:type="left" style:position="9.0583in"/>
          <style:tab-stop style:type="left" style:position="9.55in"/>
        </style:tab-stops>
      </style:paragraph-properties>
      <style:text-properties fo:font-size="20pt" style:font-size-asian="20pt" fo:hyphenate="false"/>
    </style:style>
    <style:style style:name="Plan5" style:display-name="Plan 5" style:family="paragraph" style:parent-style-name="Plan4">
      <style:paragraph-properties fo:margin-bottom="0.0395in" fo:margin-left="2.25in">
        <style:tab-stops>
          <style:tab-stop style:type="left" style:position="0in"/>
          <style:tab-stop style:type="left" style:position="0.2062in"/>
          <style:tab-stop style:type="left" style:position="0.6979in"/>
          <style:tab-stop style:type="left" style:position="1.1888in"/>
          <style:tab-stop style:type="left" style:position="1.6805in"/>
          <style:tab-stop style:type="left" style:position="2.1715in"/>
          <style:tab-stop style:type="left" style:position="2.6631in"/>
          <style:tab-stop style:type="left" style:position="3.1541in"/>
          <style:tab-stop style:type="left" style:position="3.6458in"/>
          <style:tab-stop style:type="left" style:position="4.1368in"/>
          <style:tab-stop style:type="left" style:position="4.6284in"/>
          <style:tab-stop style:type="left" style:position="5.1194in"/>
          <style:tab-stop style:type="left" style:position="5.6111in"/>
          <style:tab-stop style:type="left" style:position="6.102in"/>
          <style:tab-stop style:type="left" style:position="6.5937in"/>
          <style:tab-stop style:type="left" style:position="7.0847in"/>
          <style:tab-stop style:type="left" style:position="7.5763in"/>
          <style:tab-stop style:type="left" style:position="8.0673in"/>
          <style:tab-stop style:type="left" style:position="8.5583in"/>
          <style:tab-stop style:type="left" style:position="9.05in"/>
          <style:tab-stop style:type="left" style:position="9.5416in"/>
        </style:tab-stops>
      </style:paragraph-properties>
      <style:text-properties fo:hyphenate="false"/>
    </style:style>
    <style:style style:name="Plan6" style:display-name="Plan 6" style:family="paragraph" style:parent-style-name="Plan5">
      <style:text-properties fo:hyphenate="false"/>
    </style:style>
    <style:style style:name="Plan7" style:display-name="Plan 7" style:family="paragraph" style:parent-style-name="Plan6">
      <style:text-properties fo:hyphenate="false"/>
    </style:style>
    <style:style style:name="Plan8" style:display-name="Plan 8" style:family="paragraph" style:parent-style-name="Plan7">
      <style:text-properties fo:hyphenate="false"/>
    </style:style>
    <style:style style:name="Plan9" style:display-name="Plan 9" style:family="paragraph" style:parent-style-name="Plan8">
      <style:text-properties fo:hyphenate="false"/>
    </style:style>
    <style:style style:name="objectwitharrow" style:display-name="objectwitharrow" style:family="paragraph" style:parent-style-name="Stylededessinpardéfaut">
      <style:text-properties style:font-name-asian="Lucida Sans Unicode" style:font-name-complex="Lucida Sans Unicode" fo:hyphenate="false"/>
    </style:style>
    <style:style style:name="objectwithshadow" style:display-name="objectwithshadow" style:family="paragraph" style:parent-style-name="Stylededessinpardéfaut">
      <style:text-properties style:font-name-asian="Lucida Sans Unicode" style:font-name-complex="Lucida Sans Unicode" fo:hyphenate="false"/>
    </style:style>
    <style:style style:name="text0" style:display-name="text" style:family="paragraph" style:parent-style-name="Stylededessinpardéfaut">
      <style:text-properties style:font-name-asian="Lucida Sans Unicode" style:font-name-complex="Lucida Sans Unicode" fo:hyphenate="false"/>
    </style:style>
    <style:style style:name="textbody0" style:display-name="textbody" style:family="paragraph" style:parent-style-name="Stylededessinpardéfaut">
      <style:text-properties style:font-name-asian="Lucida Sans Unicode" style:font-name-complex="Lucida Sans Unicode" fo:hyphenate="false"/>
    </style:style>
    <style:style style:name="textbodyjustfied" style:display-name="textbodyjustfied" style:family="paragraph" style:parent-style-name="Stylededessinpardéfaut">
      <style:text-properties style:font-name-asian="Lucida Sans Unicode" style:font-name-complex="Lucida Sans Unicode" fo:hyphenate="false"/>
    </style:style>
    <style:style style:name="textbodyindent" style:display-name="textbodyindent" style:family="paragraph" style:parent-style-name="Stylededessinpardéfaut">
      <style:paragraph-properties fo:text-indent="0.2361in"/>
      <style:text-properties style:font-name-asian="Lucida Sans Unicode" style:font-name-complex="Lucida Sans Unicode" fo:hyphenate="false"/>
    </style:style>
    <style:style style:name="title1" style:display-name="title1" style:family="paragraph" style:parent-style-name="Stylededessinpardéfaut">
      <style:paragraph-properties fo:text-align="center"/>
      <style:text-properties style:font-name-asian="Lucida Sans Unicode" style:font-name-complex="Lucida Sans Unicode" fo:hyphenate="false"/>
    </style:style>
    <style:style style:name="title2" style:display-name="title2" style:family="paragraph" style:parent-style-name="Stylededessinpardéfaut">
      <style:paragraph-properties fo:text-align="center" fo:margin-top="0.0395in" fo:margin-bottom="0.0395in" fo:margin-right="0.0784in"/>
      <style:text-properties style:font-name-asian="Lucida Sans Unicode" style:font-name-complex="Lucida Sans Unicode" fo:hyphenate="false"/>
    </style:style>
    <style:style style:name="headline" style:display-name="headline" style:family="paragraph" style:parent-style-name="Stylededessinpardéfaut">
      <style:paragraph-properties fo:margin-top="0.1652in" fo:margin-bottom="0.0826in"/>
      <style:text-properties style:font-name-asian="Lucida Sans Unicode" style:font-name-complex="Lucida Sans Unicode" fo:hyphenate="false"/>
    </style:style>
    <style:style style:name="headline1" style:display-name="headline1" style:family="paragraph" style:parent-style-name="Stylededessinpardéfaut">
      <style:paragraph-properties fo:margin-top="0.1652in" fo:margin-bottom="0.0826in"/>
      <style:text-properties style:font-name-asian="Lucida Sans Unicode" style:font-name-complex="Lucida Sans Unicode" fo:hyphenate="false"/>
    </style:style>
    <style:style style:name="headline2" style:display-name="headline2" style:family="paragraph" style:parent-style-name="Stylededessinpardéfaut">
      <style:paragraph-properties fo:margin-top="0.1652in" fo:margin-bottom="0.0826in"/>
      <style:text-properties style:font-name-asian="Lucida Sans Unicode" style:font-name-complex="Lucida Sans Unicode" fo:hyphenate="false"/>
    </style:style>
    <style:style style:name="measure" style:display-name="measure" style:family="paragraph" style:parent-style-name="Stylededessinpardéfaut">
      <style:text-properties style:font-name-asian="Lucida Sans Unicode" style:font-name-complex="Lucida Sans Unicode" fo:hyphenate="false"/>
    </style:style>
    <style:style style:name="Textesource" style:display-name="Texte source" style:family="paragraph">
      <style:text-properties style:font-name="Liberation Mono" style:font-name-asian="DejaVu Sans" style:font-name-complex="Tahoma" fo:hyphenate="false"/>
    </style:style>
    <style:style style:name="LienInternet" style:display-name="Lien Internet" style:family="paragraph">
      <style:text-properties style:font-name-asian="DejaVu Sans" style:font-name-complex="Tahoma" fo:color="#000080" style:text-underline-type="single" style:text-underline-style="solid" style:text-underline-width="auto" style:text-underline-mode="continuous" fo:hyphenate="false"/>
    </style:style>
    <style:style style:name="Caractèresdenumérotation" style:display-name="Caractères de numérotation" style:family="paragraph">
      <style:text-properties style:font-name-asian="DejaVu Sans" style:font-name-complex="Tahoma" fo:hyphenate="false"/>
    </style:style>
    <style:style style:name="Puces" style:display-name="Puces" style:family="paragraph">
      <style:text-properties style:font-name="OpenSymbol, 'Arial Unicode MS'" style:font-name-asian="DejaVu Sans" style:font-name-complex="Tahoma" fo:hyphenate="false"/>
    </style:style>
    <style:style style:name="Standard_2" style:display-name="Standard_2" style:family="paragraph">
      <style:paragraph-properties fo:line-height="95%">
        <style:tab-stops>
          <style:tab-stop style:type="left" style:position="0in"/>
          <style:tab-stop style:type="left" style:position="0.8659in"/>
          <style:tab-stop style:type="left" style:position="1.7319in"/>
          <style:tab-stop style:type="left" style:position="2.5993in"/>
          <style:tab-stop style:type="left" style:position="3.4666in"/>
          <style:tab-stop style:type="left" style:position="4.3326in"/>
          <style:tab-stop style:type="left" style:position="5.2in"/>
          <style:tab-stop style:type="left" style:position="6.0659in"/>
          <style:tab-stop style:type="left" style:position="6.9333in"/>
          <style:tab-stop style:type="left" style:position="7.7993in"/>
          <style:tab-stop style:type="left" style:position="8.6666in"/>
          <style:tab-stop style:type="left" style:position="9.5326in"/>
          <style:tab-stop style:type="left" style:position="10.3993in"/>
          <style:tab-stop style:type="left" style:position="11.2652in"/>
          <style:tab-stop style:type="left" style:position="12.1326in"/>
          <style:tab-stop style:type="left" style:position="12.9986in"/>
          <style:tab-stop style:type="left" style:position="13.8659in"/>
          <style:tab-stop style:type="left" style:position="14.7319in"/>
          <style:tab-stop style:type="left" style:position="15.5993in"/>
          <style:tab-stop style:type="left" style:position="16.4652in"/>
          <style:tab-stop style:type="left" style:position="17.3326in"/>
        </style:tab-stops>
      </style:paragraph-properties>
      <style:text-properties style:font-name="Liberation Sans" style:font-name-asian="DejaVu Sans" style:font-name-complex="Tahoma" fo:color="#000000" fo:hyphenate="false"/>
    </style:style>
    <style:style style:name="Standard2LTHintergrund" style:display-name="Standard 2~LT~Hintergrund" style:family="paragraph">
      <style:text-properties style:font-name="Liberation Sans" style:font-name-asian="DejaVu Sans" style:font-name-complex="Tahoma" fo:hyphenate="false"/>
    </style:style>
    <style:style style:name="Standard2LTHintergrundobjekte" style:display-name="Standard 2~LT~Hintergrundobjekte" style:family="paragraph">
      <style:text-properties style:font-name="Liberation Sans" style:font-name-asian="DejaVu Sans" style:font-name-complex="Tahoma" fo:hyphenate="false"/>
    </style:style>
    <style:style style:name="Standard2LTNotizen" style:display-name="Standard 2~LT~Notizen" style:family="paragraph">
      <style:paragraph-properties fo:margin-left="0.4166in" fo:text-indent="-0.4166in">
        <style:tab-stops/>
      </style:paragraph-properties>
      <style:text-properties style:font-name="Liberation Sans" style:font-name-asian="DejaVu Sans" style:font-name-complex="Tahoma" fo:color="#000000" fo:hyphenate="false"/>
    </style:style>
    <style:style style:name="Standard2LTUntertitel" style:display-name="Standard 2~LT~Untertitel" style:family="paragraph">
      <style:paragraph-properties fo:text-align="center"/>
      <style:text-properties style:font-name="Liberation Sans" style:font-name-asian="DejaVu Sans" style:font-name-complex="Tahoma" fo:color="#000000" fo:hyphenate="false"/>
    </style:style>
    <style:style style:name="Standard2LTTitel" style:display-name="Standard 2~LT~Titel" style:family="paragraph">
      <style:paragraph-properties fo:text-align="center"/>
      <style:text-properties style:font-name="Liberation Sans" style:font-name-asian="DejaVu Sans" style:font-name-complex="Tahoma" fo:color="#000000" fo:hyphenate="false"/>
    </style:style>
    <style:style style:name="Standard2LTGliederung9" style:display-name="Standard 2~LT~Gliederung 9" style:family="paragraph">
      <style:paragraph-properties fo:margin-bottom="0.0701in"/>
      <style:text-properties style:font-name="Liberation Sans" style:font-name-asian="DejaVu Sans" style:font-name-complex="Tahoma" fo:color="#000000" fo:hyphenate="false"/>
    </style:style>
    <style:style style:name="Standard2LTGliederung8" style:display-name="Standard 2~LT~Gliederung 8" style:family="paragraph">
      <style:paragraph-properties fo:margin-bottom="0.0701in"/>
      <style:text-properties style:font-name="Liberation Sans" style:font-name-asian="DejaVu Sans" style:font-name-complex="Tahoma" fo:color="#000000" fo:hyphenate="false"/>
    </style:style>
    <style:style style:name="Standard2LTGliederung7" style:display-name="Standard 2~LT~Gliederung 7" style:family="paragraph">
      <style:paragraph-properties fo:margin-bottom="0.0701in"/>
      <style:text-properties style:font-name="Liberation Sans" style:font-name-asian="DejaVu Sans" style:font-name-complex="Tahoma" fo:color="#000000" fo:hyphenate="false"/>
    </style:style>
    <style:style style:name="Standard2LTGliederung6" style:display-name="Standard 2~LT~Gliederung 6" style:family="paragraph">
      <style:paragraph-properties fo:margin-bottom="0.0701in"/>
      <style:text-properties style:font-name="Liberation Sans" style:font-name-asian="DejaVu Sans" style:font-name-complex="Tahoma" fo:color="#000000" fo:hyphenate="false"/>
    </style:style>
    <style:style style:name="Standard2LTGliederung5" style:display-name="Standard 2~LT~Gliederung 5" style:family="paragraph">
      <style:paragraph-properties fo:margin-bottom="0.0701in"/>
      <style:text-properties style:font-name="Liberation Sans" style:font-name-asian="DejaVu Sans" style:font-name-complex="Tahoma" fo:color="#000000" fo:hyphenate="false"/>
    </style:style>
    <style:style style:name="Standard2LTGliederung4" style:display-name="Standard 2~LT~Gliederung 4" style:family="paragraph">
      <style:paragraph-properties fo:margin-bottom="0.1381in"/>
      <style:text-properties style:font-name="Liberation Sans" style:font-name-asian="DejaVu Sans" style:font-name-complex="Tahoma" fo:color="#000000" fo:hyphenate="false"/>
    </style:style>
    <style:style style:name="Standard2LTGliederung3" style:display-name="Standard 2~LT~Gliederung 3" style:family="paragraph">
      <style:paragraph-properties fo:margin-bottom="0.2083in"/>
      <style:text-properties style:font-name="Liberation Sans" style:font-name-asian="DejaVu Sans" style:font-name-complex="Tahoma" fo:color="#000000" fo:hyphenate="false"/>
    </style:style>
    <style:style style:name="Standard2LTGliederung2" style:display-name="Standard 2~LT~Gliederung 2" style:family="paragraph">
      <style:paragraph-properties fo:margin-bottom="0.2777in"/>
      <style:text-properties style:font-name="Liberation Sans" style:font-name-asian="DejaVu Sans" style:font-name-complex="Tahoma" fo:color="#000000" fo:hyphenate="false"/>
    </style:style>
    <style:style style:name="Standard2LTGliederung1" style:display-name="Standard 2~LT~Gliederung 1" style:family="paragraph">
      <style:paragraph-properties fo:margin-bottom="0.3465in"/>
      <style:text-properties style:font-name="Liberation Sans" style:font-name-asian="DejaVu Sans" style:font-name-complex="Tahoma" fo:color="#000000" fo:hyphenate="false"/>
    </style:style>
    <style:style style:name="Standard_1_3" style:display-name="Standard_1_3" style:family="paragraph">
      <style:paragraph-properties style:line-height-at-least="0.4326in"/>
      <style:text-properties style:font-name="Liberation Sans" style:font-name-asian="DejaVu Sans" style:font-name-complex="Tahoma" fo:color="#000000" fo:hyphenate="false"/>
    </style:style>
    <style:style style:name="Standard_1_2" style:display-name="Standard_1_2" style:family="paragraph">
      <style:paragraph-properties style:line-height-at-least="0.4326in"/>
      <style:text-properties style:font-name="Liberation Sans" style:font-name-asian="DejaVu Sans" style:font-name-complex="Tahoma" fo:color="#000000" fo:hyphenate="false"/>
    </style:style>
    <style:style style:name="Standard_1_1_1" style:display-name="Standard_1_1_1" style:family="paragraph">
      <style:paragraph-properties style:line-height-at-least="0.4326in"/>
      <style:text-properties style:font-name="Liberation Sans" style:font-name-asian="DejaVu Sans" style:font-name-complex="Tahoma" fo:color="#000000" fo:hyphenate="false"/>
    </style:style>
    <style:style style:name="Standard_1_1" style:display-name="Standard_1_1" style:family="paragraph">
      <style:paragraph-properties style:line-height-at-least="0.4326in"/>
      <style:text-properties style:font-name="Liberation Sans" style:font-name-asian="DejaVu Sans" style:font-name-complex="Tahoma" fo:color="#000000" fo:hyphenate="false"/>
    </style:style>
    <style:style style:name="Standard_1" style:display-name="Standard_1" style:family="paragraph">
      <style:paragraph-properties style:line-height-at-least="0.4326in"/>
      <style:text-properties style:font-name="Liberation Sans" style:font-name-asian="DejaVu Sans" style:font-name-complex="Tahoma" fo:color="#000000" fo:hyphenate="false"/>
    </style:style>
    <style:style style:name="BlankSlideLTHintergrund" style:display-name="Blank Slide~LT~Hintergrund" style:family="paragraph">
      <style:text-properties style:font-name="Liberation Sans" style:font-name-asian="DejaVu Sans" style:font-name-complex="Tahoma" fo:hyphenate="false"/>
    </style:style>
    <style:style style:name="BlankSlideLTHintergrundobjekte" style:display-name="Blank Slide~LT~Hintergrundobjekte" style:family="paragraph">
      <style:text-properties style:font-name="Liberation Sans" style:font-name-asian="DejaVu Sans" style:font-name-complex="Tahoma" fo:hyphenate="false"/>
    </style:style>
    <style:style style:name="BlankSlideLTNotizen" style:display-name="Blank Slide~LT~Notizen" style:family="paragraph">
      <style:paragraph-properties fo:margin-left="0.4166in" fo:text-indent="-0.4166in">
        <style:tab-stops/>
      </style:paragraph-properties>
      <style:text-properties style:font-name="Liberation Sans" style:font-name-asian="DejaVu Sans" style:font-name-complex="Tahoma" fo:color="#000000" fo:hyphenate="false"/>
    </style:style>
    <style:style style:name="BlankSlideLTUntertitel" style:display-name="Blank Slide~LT~Untertitel" style:family="paragraph">
      <style:paragraph-properties fo:text-align="center"/>
      <style:text-properties style:font-name="Liberation Sans" style:font-name-asian="DejaVu Sans" style:font-name-complex="Tahoma" fo:color="#000000" fo:hyphenate="false"/>
    </style:style>
    <style:style style:name="BlankSlideLTTitel" style:display-name="Blank Slide~LT~Titel" style:family="paragraph">
      <style:paragraph-properties fo:text-align="center"/>
      <style:text-properties style:font-name="Liberation Sans" style:font-name-asian="DejaVu Sans" style:font-name-complex="Tahoma" fo:color="#000000" fo:hyphenate="false"/>
    </style:style>
    <style:style style:name="BlankSlideLTGliederung9" style:display-name="Blank Slide~LT~Gliederung 9" style:family="paragraph">
      <style:paragraph-properties fo:margin-bottom="0.0701in"/>
      <style:text-properties style:font-name="Liberation Sans" style:font-name-asian="DejaVu Sans" style:font-name-complex="Tahoma" fo:color="#000000" fo:hyphenate="false"/>
    </style:style>
    <style:style style:name="BlankSlideLTGliederung8" style:display-name="Blank Slide~LT~Gliederung 8" style:family="paragraph">
      <style:paragraph-properties fo:margin-bottom="0.0701in"/>
      <style:text-properties style:font-name="Liberation Sans" style:font-name-asian="DejaVu Sans" style:font-name-complex="Tahoma" fo:color="#000000" fo:hyphenate="false"/>
    </style:style>
    <style:style style:name="BlankSlideLTGliederung7" style:display-name="Blank Slide~LT~Gliederung 7" style:family="paragraph">
      <style:paragraph-properties fo:margin-bottom="0.0701in"/>
      <style:text-properties style:font-name="Liberation Sans" style:font-name-asian="DejaVu Sans" style:font-name-complex="Tahoma" fo:color="#000000" fo:hyphenate="false"/>
    </style:style>
    <style:style style:name="BlankSlideLTGliederung6" style:display-name="Blank Slide~LT~Gliederung 6" style:family="paragraph">
      <style:paragraph-properties fo:margin-bottom="0.0701in"/>
      <style:text-properties style:font-name="Liberation Sans" style:font-name-asian="DejaVu Sans" style:font-name-complex="Tahoma" fo:color="#000000" fo:hyphenate="false"/>
    </style:style>
    <style:style style:name="BlankSlideLTGliederung5" style:display-name="Blank Slide~LT~Gliederung 5" style:family="paragraph">
      <style:paragraph-properties fo:margin-bottom="0.0701in"/>
      <style:text-properties style:font-name="Liberation Sans" style:font-name-asian="DejaVu Sans" style:font-name-complex="Tahoma" fo:color="#000000" fo:hyphenate="false"/>
    </style:style>
    <style:style style:name="BlankSlideLTGliederung4" style:display-name="Blank Slide~LT~Gliederung 4" style:family="paragraph">
      <style:paragraph-properties fo:margin-bottom="0.1381in"/>
      <style:text-properties style:font-name="Liberation Sans" style:font-name-asian="DejaVu Sans" style:font-name-complex="Tahoma" fo:color="#000000" fo:hyphenate="false"/>
    </style:style>
    <style:style style:name="BlankSlideLTGliederung3" style:display-name="Blank Slide~LT~Gliederung 3" style:family="paragraph">
      <style:paragraph-properties fo:margin-bottom="0.2083in"/>
      <style:text-properties style:font-name="Liberation Sans" style:font-name-asian="DejaVu Sans" style:font-name-complex="Tahoma" fo:color="#000000" fo:hyphenate="false"/>
    </style:style>
    <style:style style:name="BlankSlideLTGliederung2" style:display-name="Blank Slide~LT~Gliederung 2" style:family="paragraph">
      <style:paragraph-properties fo:margin-bottom="0.2777in"/>
      <style:text-properties style:font-name="Liberation Sans" style:font-name-asian="DejaVu Sans" style:font-name-complex="Tahoma" fo:color="#000000" fo:hyphenate="false"/>
    </style:style>
    <style:style style:name="BlankSlideLTGliederung1" style:display-name="Blank Slide~LT~Gliederung 1" style:family="paragraph">
      <style:paragraph-properties fo:margin-bottom="0.3465in"/>
      <style:text-properties style:font-name="Liberation Sans" style:font-name-asian="DejaVu Sans" style:font-name-complex="Tahoma" fo:color="#000000" fo:hyphenate="false"/>
    </style:style>
    <style:style style:name="Citations" style:display-name="Citations" style:family="paragraph">
      <style:text-properties style:font-name-asian="DejaVu Sans" style:font-name-complex="Tahoma" fo:hyphenate="false"/>
    </style:style>
    <style:style style:name="Standard1LTHintergrund" style:display-name="Standard 1~LT~Hintergrund" style:family="paragraph">
      <style:text-properties style:font-name="Liberation Sans" style:font-name-asian="DejaVu Sans" style:font-name-complex="Tahoma" fo:hyphenate="false"/>
    </style:style>
    <style:style style:name="Standard1LTHintergrundobjekte" style:display-name="Standard 1~LT~Hintergrundobjekte" style:family="paragraph">
      <style:text-properties style:font-name="Liberation Sans" style:font-name-asian="DejaVu Sans" style:font-name-complex="Tahoma" fo:hyphenate="false"/>
    </style:style>
    <style:style style:name="Standard1LTNotizen" style:display-name="Standard 1~LT~Notizen" style:family="paragraph">
      <style:paragraph-properties fo:margin-left="0.4166in" fo:text-indent="-0.4166in">
        <style:tab-stops/>
      </style:paragraph-properties>
      <style:text-properties style:font-name="Liberation Sans" style:font-name-asian="DejaVu Sans" style:font-name-complex="Tahoma" fo:color="#000000" fo:hyphenate="false"/>
    </style:style>
    <style:style style:name="Standard1LTUntertitel" style:display-name="Standard 1~LT~Untertitel" style:family="paragraph">
      <style:paragraph-properties fo:text-align="center"/>
      <style:text-properties style:font-name="Liberation Sans" style:font-name-asian="DejaVu Sans" style:font-name-complex="Tahoma" fo:color="#000000" fo:hyphenate="false"/>
    </style:style>
    <style:style style:name="Standard1LTTitel" style:display-name="Standard 1~LT~Titel" style:family="paragraph">
      <style:paragraph-properties fo:text-align="center"/>
      <style:text-properties style:font-name="Liberation Sans" style:font-name-asian="DejaVu Sans" style:font-name-complex="Tahoma" fo:color="#000000" fo:hyphenate="false"/>
    </style:style>
    <style:style style:name="Standard1LTGliederung9" style:display-name="Standard 1~LT~Gliederung 9" style:family="paragraph">
      <style:paragraph-properties fo:margin-bottom="0.0756in"/>
      <style:text-properties style:font-name="Liberation Sans" style:font-name-asian="DejaVu Sans" style:font-name-complex="Tahoma" fo:color="#000000" fo:hyphenate="false"/>
    </style:style>
    <style:style style:name="Standard1LTGliederung8" style:display-name="Standard 1~LT~Gliederung 8" style:family="paragraph">
      <style:paragraph-properties fo:margin-bottom="0.0756in"/>
      <style:text-properties style:font-name="Liberation Sans" style:font-name-asian="DejaVu Sans" style:font-name-complex="Tahoma" fo:color="#000000" fo:hyphenate="false"/>
    </style:style>
    <style:style style:name="Standard1LTGliederung7" style:display-name="Standard 1~LT~Gliederung 7" style:family="paragraph">
      <style:paragraph-properties fo:margin-bottom="0.0756in"/>
      <style:text-properties style:font-name="Liberation Sans" style:font-name-asian="DejaVu Sans" style:font-name-complex="Tahoma" fo:color="#000000" fo:hyphenate="false"/>
    </style:style>
    <style:style style:name="Standard1LTGliederung6" style:display-name="Standard 1~LT~Gliederung 6" style:family="paragraph">
      <style:paragraph-properties fo:margin-bottom="0.0756in"/>
      <style:text-properties style:font-name="Liberation Sans" style:font-name-asian="DejaVu Sans" style:font-name-complex="Tahoma" fo:color="#000000" fo:hyphenate="false"/>
    </style:style>
    <style:style style:name="Standard1LTGliederung5" style:display-name="Standard 1~LT~Gliederung 5" style:family="paragraph">
      <style:paragraph-properties fo:margin-bottom="0.0756in"/>
      <style:text-properties style:font-name="Liberation Sans" style:font-name-asian="DejaVu Sans" style:font-name-complex="Tahoma" fo:color="#000000" fo:hyphenate="false"/>
    </style:style>
    <style:style style:name="Standard1LTGliederung4" style:display-name="Standard 1~LT~Gliederung 4" style:family="paragraph">
      <style:paragraph-properties fo:margin-bottom="0.1527in"/>
      <style:text-properties style:font-name="Liberation Sans" style:font-name-asian="DejaVu Sans" style:font-name-complex="Tahoma" fo:color="#000000" fo:hyphenate="false"/>
    </style:style>
    <style:style style:name="Standard1LTGliederung3" style:display-name="Standard 1~LT~Gliederung 3" style:family="paragraph">
      <style:paragraph-properties fo:margin-bottom="0.2291in"/>
      <style:text-properties style:font-name="Liberation Sans" style:font-name-asian="DejaVu Sans" style:font-name-complex="Tahoma" fo:color="#000000" fo:hyphenate="false"/>
    </style:style>
    <style:style style:name="Standard1LTGliederung2" style:display-name="Standard 1~LT~Gliederung 2" style:family="paragraph">
      <style:paragraph-properties fo:margin-bottom="0.3048in"/>
      <style:text-properties style:font-name="Liberation Sans" style:font-name-asian="DejaVu Sans" style:font-name-complex="Tahoma" fo:color="#000000" fo:hyphenate="false"/>
    </style:style>
    <style:style style:name="Standard1LTGliederung1" style:display-name="Standard 1~LT~Gliederung 1" style:family="paragraph">
      <style:paragraph-properties fo:margin-bottom="0.3812in"/>
      <style:text-properties style:font-name="Liberation Sans" style:font-name-asian="DejaVu Sans" style:font-name-complex="Tahoma" fo:color="#000000" fo:hyphenate="false"/>
    </style:style>
    <style:style style:name="TitleandContentLTHintergrund" style:display-name="Title and Content~LT~Hintergrund" style:family="paragraph">
      <style:text-properties style:font-name="Liberation Sans" style:font-name-asian="DejaVu Sans" style:font-name-complex="Tahoma" fo:hyphenate="false"/>
    </style:style>
    <style:style style:name="TitleandContentLTHintergrundobjekte" style:display-name="Title and Content~LT~Hintergrundobjekte" style:family="paragraph">
      <style:text-properties style:font-name="Liberation Sans" style:font-name-asian="DejaVu Sans" style:font-name-complex="Tahoma" fo:hyphenate="false"/>
    </style:style>
    <style:style style:name="TitleandContentLTNotizen" style:display-name="Title and Content~LT~Notizen" style:family="paragraph">
      <style:paragraph-properties fo:margin-left="0.4166in" fo:text-indent="-0.4166in">
        <style:tab-stops/>
      </style:paragraph-properties>
      <style:text-properties style:font-name="Liberation Sans" style:font-name-asian="DejaVu Sans" style:font-name-complex="Tahoma" fo:color="#000000" fo:hyphenate="false"/>
    </style:style>
    <style:style style:name="TitleandContentLTUntertitel" style:display-name="Title and Content~LT~Untertitel" style:family="paragraph">
      <style:paragraph-properties fo:text-align="center"/>
      <style:text-properties style:font-name="Liberation Sans" style:font-name-asian="DejaVu Sans" style:font-name-complex="Tahoma" fo:color="#000000" fo:hyphenate="false"/>
    </style:style>
    <style:style style:name="TitleandContentLTTitel" style:display-name="Title and Content~LT~Titel" style:family="paragraph">
      <style:paragraph-properties fo:text-align="center"/>
      <style:text-properties style:font-name="Liberation Sans" style:font-name-asian="DejaVu Sans" style:font-name-complex="Tahoma" fo:color="#000000" fo:hyphenate="false"/>
    </style:style>
    <style:style style:name="TitleandContentLTGliederung9" style:display-name="Title and Content~LT~Gliederung 9" style:family="paragraph">
      <style:paragraph-properties fo:margin-bottom="0.0687in"/>
      <style:text-properties style:font-name="Liberation Sans" style:font-name-asian="DejaVu Sans" style:font-name-complex="Tahoma" fo:color="#000000" fo:hyphenate="false"/>
    </style:style>
    <style:style style:name="TitleandContentLTGliederung8" style:display-name="Title and Content~LT~Gliederung 8" style:family="paragraph">
      <style:paragraph-properties fo:margin-bottom="0.0687in"/>
      <style:text-properties style:font-name="Liberation Sans" style:font-name-asian="DejaVu Sans" style:font-name-complex="Tahoma" fo:color="#000000" fo:hyphenate="false"/>
    </style:style>
    <style:style style:name="TitleandContentLTGliederung7" style:display-name="Title and Content~LT~Gliederung 7" style:family="paragraph">
      <style:paragraph-properties fo:margin-bottom="0.0687in"/>
      <style:text-properties style:font-name="Liberation Sans" style:font-name-asian="DejaVu Sans" style:font-name-complex="Tahoma" fo:color="#000000" fo:hyphenate="false"/>
    </style:style>
    <style:style style:name="TitleandContentLTGliederung6" style:display-name="Title and Content~LT~Gliederung 6" style:family="paragraph">
      <style:paragraph-properties fo:margin-bottom="0.0687in"/>
      <style:text-properties style:font-name="Liberation Sans" style:font-name-asian="DejaVu Sans" style:font-name-complex="Tahoma" fo:color="#000000" fo:hyphenate="false"/>
    </style:style>
    <style:style style:name="TitleandContentLTGliederung5" style:display-name="Title and Content~LT~Gliederung 5" style:family="paragraph">
      <style:paragraph-properties fo:margin-bottom="0.0687in"/>
      <style:text-properties style:font-name="Liberation Sans" style:font-name-asian="DejaVu Sans" style:font-name-complex="Tahoma" fo:color="#000000" fo:hyphenate="false"/>
    </style:style>
    <style:style style:name="TitleandContentLTGliederung4" style:display-name="Title and Content~LT~Gliederung 4" style:family="paragraph">
      <style:paragraph-properties fo:margin-bottom="0.1381in"/>
      <style:text-properties style:font-name="Liberation Sans" style:font-name-asian="DejaVu Sans" style:font-name-complex="Tahoma" fo:color="#000000" fo:hyphenate="false"/>
    </style:style>
    <style:style style:name="TitleandContentLTGliederung3" style:display-name="Title and Content~LT~Gliederung 3" style:family="paragraph">
      <style:paragraph-properties fo:margin-bottom="0.2083in"/>
      <style:text-properties style:font-name="Liberation Sans" style:font-name-asian="DejaVu Sans" style:font-name-complex="Tahoma" fo:color="#000000" fo:hyphenate="false"/>
    </style:style>
    <style:style style:name="TitleandContentLTGliederung2" style:display-name="Title and Content~LT~Gliederung 2" style:family="paragraph">
      <style:paragraph-properties fo:margin-bottom="0.277in"/>
      <style:text-properties style:font-name="Liberation Sans" style:font-name-asian="DejaVu Sans" style:font-name-complex="Tahoma" fo:color="#000000" fo:hyphenate="false"/>
    </style:style>
    <style:style style:name="TitleandContentLTGliederung1" style:display-name="Title and Content~LT~Gliederung 1" style:family="paragraph">
      <style:paragraph-properties fo:margin-bottom="0.3465in"/>
      <style:text-properties style:font-name="Liberation Sans" style:font-name-asian="DejaVu Sans" style:font-name-complex="Tahoma" fo:color="#000000" fo:hyphenate="false"/>
    </style:style>
    <style:style style:name="Objetsansremplissageetsansligne_1" style:display-name="Objet sans remplissage et sans ligne_1" style:family="paragraph">
      <style:text-properties style:font-name-asian="DejaVu Sans" style:font-name-complex="Tahoma" fo:hyphenate="false"/>
    </style:style>
    <style:style style:name="Objetsansremplissageetsansligne_1_1" style:display-name="Objet sans remplissage et sans ligne_1_1" style:family="paragraph">
      <style:text-properties style:font-name-asian="DejaVu Sans" style:font-name-complex="Tahoma" fo:hyphenate="false"/>
    </style:style>
    <style:style style:name="Objetsansremplissageetsansligne_2_1" style:display-name="Objet sans remplissage et sans ligne_2_1" style:family="paragraph">
      <style:text-properties style:font-name-asian="DejaVu Sans" style:font-name-complex="Tahoma" fo:hyphenate="false"/>
    </style:style>
    <style:style style:name="Standard_3" style:display-name="Standard_3" style:family="paragraph">
      <style:paragraph-properties fo:line-height="95%">
        <style:tab-stops>
          <style:tab-stop style:type="left" style:position="0in"/>
          <style:tab-stop style:type="left" style:position="0.4909in"/>
          <style:tab-stop style:type="left" style:position="0.9819in"/>
          <style:tab-stop style:type="left" style:position="1.4736in"/>
          <style:tab-stop style:type="left" style:position="1.9652in"/>
          <style:tab-stop style:type="left" style:position="2.4562in"/>
          <style:tab-stop style:type="left" style:position="2.9479in"/>
          <style:tab-stop style:type="left" style:position="3.4388in"/>
          <style:tab-stop style:type="left" style:position="3.9305in"/>
          <style:tab-stop style:type="left" style:position="4.4215in"/>
          <style:tab-stop style:type="left" style:position="4.9131in"/>
          <style:tab-stop style:type="left" style:position="5.4041in"/>
          <style:tab-stop style:type="left" style:position="5.8958in"/>
          <style:tab-stop style:type="left" style:position="6.3868in"/>
          <style:tab-stop style:type="left" style:position="6.8784in"/>
          <style:tab-stop style:type="left" style:position="7.3694in"/>
          <style:tab-stop style:type="left" style:position="7.8611in"/>
          <style:tab-stop style:type="left" style:position="8.352in"/>
          <style:tab-stop style:type="left" style:position="8.8437in"/>
          <style:tab-stop style:type="left" style:position="9.3347in"/>
          <style:tab-stop style:type="left" style:position="9.8263in"/>
        </style:tab-stops>
      </style:paragraph-properties>
      <style:text-properties style:font-name="Lucida Sans Unicode" style:font-name-asian="DejaVu Sans" style:font-name-complex="Tahoma" fo:color="#000000" fo:font-size="24pt" style:font-size-asian="24pt" fo:hyphenate="false"/>
    </style:style>
    <style:style style:name="Objetsansremplissageetsansligne_2" style:display-name="Objet sans remplissage et sans ligne_2" style:family="paragraph">
      <style:text-properties style:font-name-asian="DejaVu Sans" style:font-name-complex="Tahoma" fo:hyphenate="false"/>
    </style:style>
    <style:style style:name="Standard_1_4" style:display-name="Standard_1_4" style:family="paragraph">
      <style:paragraph-properties fo:line-height="95%">
        <style:tab-stops>
          <style:tab-stop style:type="left" style:position="0in"/>
          <style:tab-stop style:type="left" style:position="0.4909in"/>
          <style:tab-stop style:type="left" style:position="0.9819in"/>
          <style:tab-stop style:type="left" style:position="1.4736in"/>
          <style:tab-stop style:type="left" style:position="1.9652in"/>
          <style:tab-stop style:type="left" style:position="2.4562in"/>
          <style:tab-stop style:type="left" style:position="2.9479in"/>
          <style:tab-stop style:type="left" style:position="3.4388in"/>
          <style:tab-stop style:type="left" style:position="3.9305in"/>
          <style:tab-stop style:type="left" style:position="4.4215in"/>
          <style:tab-stop style:type="left" style:position="4.9131in"/>
          <style:tab-stop style:type="left" style:position="5.4041in"/>
          <style:tab-stop style:type="left" style:position="5.8958in"/>
          <style:tab-stop style:type="left" style:position="6.3868in"/>
          <style:tab-stop style:type="left" style:position="6.8784in"/>
          <style:tab-stop style:type="left" style:position="7.3694in"/>
          <style:tab-stop style:type="left" style:position="7.8611in"/>
          <style:tab-stop style:type="left" style:position="8.352in"/>
          <style:tab-stop style:type="left" style:position="8.8437in"/>
          <style:tab-stop style:type="left" style:position="9.3347in"/>
          <style:tab-stop style:type="left" style:position="9.8263in"/>
        </style:tab-stops>
      </style:paragraph-properties>
      <style:text-properties style:font-name="Lucida Sans Unicode" style:font-name-asian="DejaVu Sans" style:font-name-complex="Tahoma" fo:color="#000000" fo:font-size="24pt" style:font-size-asian="24pt" fo:hyphenate="false"/>
    </style:style>
    <style:style style:name="Objetsansremplissageetsansligne_3" style:display-name="Objet sans remplissage et sans ligne_3" style:family="paragraph">
      <style:text-properties style:font-name-asian="DejaVu Sans" style:font-name-complex="Tahoma" fo:hyphenate="false"/>
    </style:style>
    <style:style style:name="gray1" style:display-name="gray1" style:family="paragraph" style:parent-style-name="default">
      <style:text-properties style:font-name-asian="Lohit Devanagari" style:font-name-complex="Lohit Devanagari" fo:hyphenate="false"/>
    </style:style>
    <style:style style:name="gray2" style:display-name="gray2" style:family="paragraph" style:parent-style-name="default">
      <style:text-properties style:font-name-asian="Lohit Devanagari" style:font-name-complex="Lohit Devanagari" fo:hyphenate="false"/>
    </style:style>
    <style:style style:name="gray3" style:display-name="gray3" style:family="paragraph" style:parent-style-name="default">
      <style:text-properties style:font-name-asian="Lohit Devanagari" style:font-name-complex="Lohit Devanagari" fo:hyphenate="false"/>
    </style:style>
    <style:style style:name="Titre1LTGliederung1" style:display-name="Titre1~LT~Gliederung 1" style:family="paragraph">
      <style:paragraph-properties fo:margin-top="0.1965in"/>
      <style:text-properties style:font-name="Lohit Devanagari" style:font-name-asian="DejaVu Sans" style:font-name-complex="Tahoma" fo:font-size="32pt" style:font-size-asian="32pt" fo:hyphenate="false"/>
    </style:style>
    <style:style style:name="Titre1LTGliederung2" style:display-name="Titre1~LT~Gliederung 2" style:family="paragraph" style:parent-style-name="Titre1LTGliederung1">
      <style:paragraph-properties fo:margin-top="0.1576in"/>
      <style:text-properties style:font-name-asian="Lohit Devanagari" style:font-name-complex="Lohit Devanagari" fo:font-size="28pt" style:font-size-asian="28pt" fo:hyphenate="false"/>
    </style:style>
    <style:style style:name="Titre1LTGliederung3" style:display-name="Titre1~LT~Gliederung 3" style:family="paragraph" style:parent-style-name="Titre1LTGliederung2">
      <style:paragraph-properties fo:margin-top="0.118in"/>
      <style:text-properties fo:font-size="24pt" style:font-size-asian="24pt" fo:hyphenate="false"/>
    </style:style>
    <style:style style:name="Titre1LTGliederung4" style:display-name="Titre1~LT~Gliederung 4" style:family="paragraph" style:parent-style-name="Titre1LTGliederung3">
      <style:paragraph-properties fo:margin-top="0.0784in"/>
      <style:text-properties fo:font-size="20pt" style:font-size-asian="20pt" fo:hyphenate="false"/>
    </style:style>
    <style:style style:name="Titre1LTGliederung5" style:display-name="Titre1~LT~Gliederung 5" style:family="paragraph" style:parent-style-name="Titre1LTGliederung4">
      <style:paragraph-properties fo:margin-top="0.0395in"/>
      <style:text-properties fo:hyphenate="false"/>
    </style:style>
    <style:style style:name="Titre1LTGliederung6" style:display-name="Titre1~LT~Gliederung 6" style:family="paragraph" style:parent-style-name="Titre1LTGliederung5">
      <style:text-properties fo:hyphenate="false"/>
    </style:style>
    <style:style style:name="Titre1LTGliederung7" style:display-name="Titre1~LT~Gliederung 7" style:family="paragraph" style:parent-style-name="Titre1LTGliederung6">
      <style:text-properties fo:hyphenate="false"/>
    </style:style>
    <style:style style:name="Titre1LTGliederung8" style:display-name="Titre1~LT~Gliederung 8" style:family="paragraph" style:parent-style-name="Titre1LTGliederung7">
      <style:text-properties fo:hyphenate="false"/>
    </style:style>
    <style:style style:name="Titre1LTGliederung9" style:display-name="Titre1~LT~Gliederung 9" style:family="paragraph" style:parent-style-name="Titre1LTGliederung8">
      <style:text-properties fo:hyphenate="false"/>
    </style:style>
    <style:style style:name="Titre1LTTitel" style:display-name="Titre1~LT~Titel" style:family="paragraph">
      <style:paragraph-properties fo:text-align="center"/>
      <style:text-properties style:font-name="Lohit Devanagari" style:font-name-asian="DejaVu Sans" style:font-name-complex="Tahoma" fo:font-size="44pt" style:font-size-asian="44pt" fo:hyphenate="false"/>
    </style:style>
    <style:style style:name="Titre1LTUntertitel" style:display-name="Titre1~LT~Untertitel" style:family="paragraph">
      <style:paragraph-properties fo:text-align="center"/>
      <style:text-properties style:font-name="Lohit Devanagari" style:font-name-asian="DejaVu Sans" style:font-name-complex="Tahoma" fo:font-size="32pt" style:font-size-asian="32pt" fo:hyphenate="false"/>
    </style:style>
    <style:style style:name="Titre1LTNotizen" style:display-name="Titre1~LT~Notizen" style:family="paragraph">
      <style:paragraph-properties fo:margin-left="0.2361in" fo:text-indent="-0.2361in">
        <style:tab-stops/>
      </style:paragraph-properties>
      <style:text-properties style:font-name="Lohit Devanagari" style:font-name-asian="DejaVu Sans" style:font-name-complex="Tahoma" fo:font-size="20pt" style:font-size-asian="20pt" fo:hyphenate="false"/>
    </style:style>
    <style:style style:name="Titre1LTHintergrundobjekte" style:display-name="Titre1~LT~Hintergrundobjekte" style:family="paragraph">
      <style:text-properties style:font-name-asian="DejaVu Sans" style:font-name-complex="Tahoma" fo:hyphenate="false"/>
    </style:style>
    <style:style style:name="Titre1LTHintergrund" style:display-name="Titre1~LT~Hintergrund" style:family="paragraph">
      <style:text-properties style:font-name-asian="DejaVu Sans" style:font-name-complex="Tahoma" fo:hyphenate="false"/>
    </style:style>
    <style:style style:name="VideLTGliederung1" style:display-name="Vide~LT~Gliederung 1" style:family="paragraph">
      <style:paragraph-properties fo:margin-top="0.1965in" fo:line-height="95%">
        <style:tab-stops>
          <style:tab-stop style:type="left" style:position="0.375in"/>
          <style:tab-stop style:type="left" style:position="0.4909in"/>
          <style:tab-stop style:type="left" style:position="0.9819in"/>
          <style:tab-stop style:type="left" style:position="1.4736in"/>
          <style:tab-stop style:type="left" style:position="1.9652in"/>
          <style:tab-stop style:type="left" style:position="2.4562in"/>
          <style:tab-stop style:type="left" style:position="2.9479in"/>
          <style:tab-stop style:type="left" style:position="3.4388in"/>
          <style:tab-stop style:type="left" style:position="3.9305in"/>
          <style:tab-stop style:type="left" style:position="4.4215in"/>
          <style:tab-stop style:type="left" style:position="4.9131in"/>
          <style:tab-stop style:type="left" style:position="5.4041in"/>
          <style:tab-stop style:type="left" style:position="5.8951in"/>
          <style:tab-stop style:type="left" style:position="6.3868in"/>
          <style:tab-stop style:type="left" style:position="6.8777in"/>
          <style:tab-stop style:type="left" style:position="7.3694in"/>
          <style:tab-stop style:type="left" style:position="7.8604in"/>
          <style:tab-stop style:type="left" style:position="8.352in"/>
          <style:tab-stop style:type="left" style:position="8.843in"/>
          <style:tab-stop style:type="left" style:position="9.3347in"/>
          <style:tab-stop style:type="left" style:position="9.8256in"/>
        </style:tab-stops>
      </style:paragraph-properties>
      <style:text-properties style:font-name="Lucida Sans Unicode" style:font-name-asian="DejaVu Sans" style:font-name-complex="Tahoma" fo:color="#000000" fo:font-size="32pt" style:font-size-asian="32pt" fo:hyphenate="false"/>
    </style:style>
    <style:style style:name="VideLTGliederung2" style:display-name="Vide~LT~Gliederung 2" style:family="paragraph" style:parent-style-name="VideLTGliederung1">
      <style:paragraph-properties fo:margin-top="0.1576in" fo:line-height="90%"/>
      <style:text-properties style:font-name-asian="Lucida Sans Unicode" style:font-name-complex="Lucida Sans Unicode" fo:font-size="20pt" style:font-size-asian="20pt" fo:hyphenate="false"/>
    </style:style>
    <style:style style:name="VideLTGliederung3" style:display-name="Vide~LT~Gliederung 3" style:family="paragraph" style:parent-style-name="VideLTGliederung2">
      <style:paragraph-properties fo:margin-top="0.118in"/>
      <style:text-properties fo:font-size="18pt" style:font-size-asian="18pt" fo:hyphenate="false"/>
    </style:style>
    <style:style style:name="VideLTGliederung4" style:display-name="Vide~LT~Gliederung 4" style:family="paragraph" style:parent-style-name="VideLTGliederung3">
      <style:paragraph-properties fo:margin-top="0.0784in"/>
      <style:text-properties fo:hyphenate="false"/>
    </style:style>
    <style:style style:name="VideLTGliederung5" style:display-name="Vide~LT~Gliederung 5" style:family="paragraph" style:parent-style-name="VideLTGliederung4">
      <style:paragraph-properties fo:margin-top="0.0395in"/>
      <style:text-properties fo:font-size="20pt" style:font-size-asian="20pt" fo:hyphenate="false"/>
    </style:style>
    <style:style style:name="VideLTGliederung6" style:display-name="Vide~LT~Gliederung 6" style:family="paragraph" style:parent-style-name="VideLTGliederung5">
      <style:text-properties fo:hyphenate="false"/>
    </style:style>
    <style:style style:name="VideLTGliederung7" style:display-name="Vide~LT~Gliederung 7" style:family="paragraph" style:parent-style-name="VideLTGliederung6">
      <style:text-properties fo:hyphenate="false"/>
    </style:style>
    <style:style style:name="VideLTGliederung8" style:display-name="Vide~LT~Gliederung 8" style:family="paragraph" style:parent-style-name="VideLTGliederung7">
      <style:text-properties fo:hyphenate="false"/>
    </style:style>
    <style:style style:name="VideLTGliederung9" style:display-name="Vide~LT~Gliederung 9" style:family="paragraph" style:parent-style-name="VideLTGliederung8">
      <style:text-properties fo:hyphenate="false"/>
    </style:style>
    <style:style style:name="VideLTTitel" style:display-name="Vide~LT~Titel" style:family="paragraph">
      <style:paragraph-properties style:line-height-at-least="0in">
        <style:tab-stops>
          <style:tab-stop style:type="left" style:position="0in"/>
          <style:tab-stop style:type="left" style:position="0.4909in"/>
          <style:tab-stop style:type="left" style:position="0.9819in"/>
          <style:tab-stop style:type="left" style:position="1.4736in"/>
          <style:tab-stop style:type="left" style:position="1.9652in"/>
          <style:tab-stop style:type="left" style:position="2.4562in"/>
          <style:tab-stop style:type="left" style:position="2.9479in"/>
          <style:tab-stop style:type="left" style:position="3.4388in"/>
          <style:tab-stop style:type="left" style:position="3.9305in"/>
          <style:tab-stop style:type="left" style:position="4.4215in"/>
          <style:tab-stop style:type="left" style:position="4.9131in"/>
          <style:tab-stop style:type="left" style:position="5.4041in"/>
          <style:tab-stop style:type="left" style:position="5.8958in"/>
          <style:tab-stop style:type="left" style:position="6.3868in"/>
          <style:tab-stop style:type="left" style:position="6.8784in"/>
          <style:tab-stop style:type="left" style:position="7.3694in"/>
          <style:tab-stop style:type="left" style:position="7.8611in"/>
          <style:tab-stop style:type="left" style:position="8.352in"/>
          <style:tab-stop style:type="left" style:position="8.8437in"/>
          <style:tab-stop style:type="left" style:position="9.3347in"/>
          <style:tab-stop style:type="left" style:position="9.8263in"/>
        </style:tab-stops>
      </style:paragraph-properties>
      <style:text-properties style:font-name="Lucida Sans Unicode" style:font-name-asian="DejaVu Sans" style:font-name-complex="Tahoma" fo:color="#000000" fo:font-size="18pt" style:font-size-asian="18pt" fo:hyphenate="false"/>
    </style:style>
    <style:style style:name="VideLTUntertitel" style:display-name="Vide~LT~Untertitel" style:family="paragraph">
      <style:paragraph-properties fo:text-align="center"/>
      <style:text-properties style:font-name="Lohit Devanagari" style:font-name-asian="DejaVu Sans" style:font-name-complex="Tahoma" fo:font-size="32pt" style:font-size-asian="32pt" fo:hyphenate="false"/>
    </style:style>
    <style:style style:name="VideLTNotizen" style:display-name="Vide~LT~Notizen" style:family="paragraph">
      <style:paragraph-properties fo:margin-left="0.2361in" fo:text-indent="-0.2361in">
        <style:tab-stops/>
      </style:paragraph-properties>
      <style:text-properties style:font-name="Lohit Devanagari" style:font-name-asian="DejaVu Sans" style:font-name-complex="Tahoma" fo:font-size="28pt" style:font-size-asian="28pt" fo:hyphenate="false"/>
    </style:style>
    <style:style style:name="VideLTHintergrundobjekte" style:display-name="Vide~LT~Hintergrundobjekte" style:family="paragraph">
      <style:text-properties style:font-name-asian="DejaVu Sans" style:font-name-complex="Tahoma" fo:hyphenate="false"/>
    </style:style>
    <style:style style:name="VideLTHintergrund" style:display-name="Vide~LT~Hintergrund" style:family="paragraph">
      <style:text-properties style:font-name-asian="DejaVu Sans" style:font-name-complex="Tahoma" fo:hyphenate="false"/>
    </style:style>
    <style:style style:name="Vide_LTGliederung1" style:display-name="Vide_~LT~Gliederung 1" style:family="paragraph">
      <style:paragraph-properties fo:margin-top="0.1965in" fo:line-height="95%">
        <style:tab-stops>
          <style:tab-stop style:type="left" style:position="0.375in"/>
          <style:tab-stop style:type="left" style:position="0.4909in"/>
          <style:tab-stop style:type="left" style:position="0.9819in"/>
          <style:tab-stop style:type="left" style:position="1.4736in"/>
          <style:tab-stop style:type="left" style:position="1.9652in"/>
          <style:tab-stop style:type="left" style:position="2.4562in"/>
          <style:tab-stop style:type="left" style:position="2.9479in"/>
          <style:tab-stop style:type="left" style:position="3.4388in"/>
          <style:tab-stop style:type="left" style:position="3.9305in"/>
          <style:tab-stop style:type="left" style:position="4.4215in"/>
          <style:tab-stop style:type="left" style:position="4.9131in"/>
          <style:tab-stop style:type="left" style:position="5.4041in"/>
          <style:tab-stop style:type="left" style:position="5.8951in"/>
          <style:tab-stop style:type="left" style:position="6.3868in"/>
          <style:tab-stop style:type="left" style:position="6.8777in"/>
          <style:tab-stop style:type="left" style:position="7.3694in"/>
          <style:tab-stop style:type="left" style:position="7.8604in"/>
          <style:tab-stop style:type="left" style:position="8.352in"/>
          <style:tab-stop style:type="left" style:position="8.843in"/>
          <style:tab-stop style:type="left" style:position="9.3347in"/>
          <style:tab-stop style:type="left" style:position="9.8256in"/>
        </style:tab-stops>
      </style:paragraph-properties>
      <style:text-properties style:font-name="Lucida Sans Unicode" style:font-name-asian="DejaVu Sans" style:font-name-complex="Tahoma" fo:color="#000000" fo:font-size="32pt" style:font-size-asian="32pt" fo:hyphenate="false"/>
    </style:style>
    <style:style style:name="Vide_LTGliederung2" style:display-name="Vide_~LT~Gliederung 2" style:family="paragraph" style:parent-style-name="Vide_LTGliederung1">
      <style:paragraph-properties fo:margin-top="0.1576in" fo:line-height="90%"/>
      <style:text-properties style:font-name-asian="Lucida Sans Unicode" style:font-name-complex="Lucida Sans Unicode" fo:font-size="20pt" style:font-size-asian="20pt" fo:hyphenate="false"/>
    </style:style>
    <style:style style:name="Vide_LTGliederung3" style:display-name="Vide_~LT~Gliederung 3" style:family="paragraph" style:parent-style-name="Vide_LTGliederung2">
      <style:paragraph-properties fo:margin-top="0.118in"/>
      <style:text-properties fo:font-size="18pt" style:font-size-asian="18pt" fo:hyphenate="false"/>
    </style:style>
    <style:style style:name="Vide_LTGliederung4" style:display-name="Vide_~LT~Gliederung 4" style:family="paragraph" style:parent-style-name="Vide_LTGliederung3">
      <style:paragraph-properties fo:margin-top="0.0784in"/>
      <style:text-properties fo:hyphenate="false"/>
    </style:style>
    <style:style style:name="Vide_LTGliederung5" style:display-name="Vide_~LT~Gliederung 5" style:family="paragraph" style:parent-style-name="Vide_LTGliederung4">
      <style:paragraph-properties fo:margin-top="0.0395in"/>
      <style:text-properties fo:font-size="20pt" style:font-size-asian="20pt" fo:hyphenate="false"/>
    </style:style>
    <style:style style:name="Vide_LTGliederung6" style:display-name="Vide_~LT~Gliederung 6" style:family="paragraph" style:parent-style-name="Vide_LTGliederung5">
      <style:text-properties fo:hyphenate="false"/>
    </style:style>
    <style:style style:name="Vide_LTGliederung7" style:display-name="Vide_~LT~Gliederung 7" style:family="paragraph" style:parent-style-name="Vide_LTGliederung6">
      <style:text-properties fo:hyphenate="false"/>
    </style:style>
    <style:style style:name="Vide_LTGliederung8" style:display-name="Vide_~LT~Gliederung 8" style:family="paragraph" style:parent-style-name="Vide_LTGliederung7">
      <style:text-properties fo:hyphenate="false"/>
    </style:style>
    <style:style style:name="Vide_LTGliederung9" style:display-name="Vide_~LT~Gliederung 9" style:family="paragraph" style:parent-style-name="Vide_LTGliederung8">
      <style:text-properties fo:hyphenate="false"/>
    </style:style>
    <style:style style:name="Vide_LTTitel" style:display-name="Vide_~LT~Titel" style:family="paragraph">
      <style:paragraph-properties style:line-height-at-least="0.0694in">
        <style:tab-stops>
          <style:tab-stop style:type="left" style:position="0in"/>
          <style:tab-stop style:type="left" style:position="0.4909in"/>
          <style:tab-stop style:type="left" style:position="0.9819in"/>
          <style:tab-stop style:type="left" style:position="1.4736in"/>
          <style:tab-stop style:type="left" style:position="1.9652in"/>
          <style:tab-stop style:type="left" style:position="2.4562in"/>
          <style:tab-stop style:type="left" style:position="2.9479in"/>
          <style:tab-stop style:type="left" style:position="3.4388in"/>
          <style:tab-stop style:type="left" style:position="3.9305in"/>
          <style:tab-stop style:type="left" style:position="4.4215in"/>
          <style:tab-stop style:type="left" style:position="4.9131in"/>
          <style:tab-stop style:type="left" style:position="5.4041in"/>
          <style:tab-stop style:type="left" style:position="5.8958in"/>
          <style:tab-stop style:type="left" style:position="6.3868in"/>
          <style:tab-stop style:type="left" style:position="6.8784in"/>
          <style:tab-stop style:type="left" style:position="7.3694in"/>
          <style:tab-stop style:type="left" style:position="7.8611in"/>
          <style:tab-stop style:type="left" style:position="8.352in"/>
          <style:tab-stop style:type="left" style:position="8.8437in"/>
          <style:tab-stop style:type="left" style:position="9.3347in"/>
          <style:tab-stop style:type="left" style:position="9.8263in"/>
        </style:tab-stops>
      </style:paragraph-properties>
      <style:text-properties style:font-name="Lucida Sans Unicode" style:font-name-asian="DejaVu Sans" style:font-name-complex="Tahoma" fo:color="#000000" fo:font-size="18pt" style:font-size-asian="18pt" fo:hyphenate="false"/>
    </style:style>
    <style:style style:name="Vide_LTUntertitel" style:display-name="Vide_~LT~Untertitel" style:family="paragraph">
      <style:paragraph-properties fo:text-align="center"/>
      <style:text-properties style:font-name="Lohit Devanagari" style:font-name-asian="DejaVu Sans" style:font-name-complex="Tahoma" fo:font-size="32pt" style:font-size-asian="32pt" fo:hyphenate="false"/>
    </style:style>
    <style:style style:name="Vide_LTNotizen" style:display-name="Vide_~LT~Notizen" style:family="paragraph">
      <style:paragraph-properties fo:margin-left="0.2361in" fo:text-indent="-0.2361in">
        <style:tab-stops/>
      </style:paragraph-properties>
      <style:text-properties style:font-name="Lohit Devanagari" style:font-name-asian="DejaVu Sans" style:font-name-complex="Tahoma" fo:font-size="28pt" style:font-size-asian="28pt" fo:hyphenate="false"/>
    </style:style>
    <style:style style:name="Vide_LTHintergrundobjekte" style:display-name="Vide_~LT~Hintergrundobjekte" style:family="paragraph">
      <style:text-properties style:font-name-asian="DejaVu Sans" style:font-name-complex="Tahoma" fo:hyphenate="false"/>
    </style:style>
    <style:style style:name="Vide_LTHintergrund" style:display-name="Vide_~LT~Hintergrund" style:family="paragraph">
      <style:text-properties style:font-name-asian="DejaVu Sans" style:font-name-complex="Tahoma" fo:hyphenate="false"/>
    </style:style>
    <style:style style:name="Stylededessinpardéfaut_1" style:display-name="Style de dessin par défaut_1" style:family="paragraph">
      <style:paragraph-properties style:line-height-at-least="0.1388in"/>
      <style:text-properties style:font-name="Lohit Devanagari" style:font-name-asian="DejaVu Sans" style:font-name-complex="Tahoma" fo:font-size="18pt" style:font-size-asian="18pt" fo:hyphenate="false"/>
    </style:style>
    <style:style style:name="Standard19LTGliederung1" style:display-name="Standard 19~LT~Gliederung 1" style:family="paragraph">
      <style:paragraph-properties fo:margin-top="0.1965in" fo:line-height="95%">
        <style:tab-stops>
          <style:tab-stop style:type="left" style:position="0.375in"/>
          <style:tab-stop style:type="left" style:position="0.4909in"/>
          <style:tab-stop style:type="left" style:position="0.9819in"/>
          <style:tab-stop style:type="left" style:position="1.4736in"/>
          <style:tab-stop style:type="left" style:position="1.9652in"/>
          <style:tab-stop style:type="left" style:position="2.4562in"/>
          <style:tab-stop style:type="left" style:position="2.9479in"/>
          <style:tab-stop style:type="left" style:position="3.4388in"/>
          <style:tab-stop style:type="left" style:position="3.9305in"/>
          <style:tab-stop style:type="left" style:position="4.4215in"/>
          <style:tab-stop style:type="left" style:position="4.9131in"/>
          <style:tab-stop style:type="left" style:position="5.4041in"/>
          <style:tab-stop style:type="left" style:position="5.8951in"/>
          <style:tab-stop style:type="left" style:position="6.3868in"/>
          <style:tab-stop style:type="left" style:position="6.8777in"/>
          <style:tab-stop style:type="left" style:position="7.3694in"/>
          <style:tab-stop style:type="left" style:position="7.8604in"/>
          <style:tab-stop style:type="left" style:position="8.352in"/>
          <style:tab-stop style:type="left" style:position="8.843in"/>
          <style:tab-stop style:type="left" style:position="9.3347in"/>
          <style:tab-stop style:type="left" style:position="9.8256in"/>
        </style:tab-stops>
      </style:paragraph-properties>
      <style:text-properties style:font-name="Lucida Sans Unicode" style:font-name-asian="DejaVu Sans" style:font-name-complex="Tahoma" fo:color="#000000" fo:font-size="32pt" style:font-size-asian="32pt" fo:hyphenate="false"/>
    </style:style>
    <style:style style:name="Standard19LTGliederung2" style:display-name="Standard 19~LT~Gliederung 2" style:family="paragraph" style:parent-style-name="Standard19LTGliederung1">
      <style:paragraph-properties fo:margin-top="0.1576in" fo:line-height="90%"/>
      <style:text-properties style:font-name-asian="Lucida Sans Unicode" style:font-name-complex="Lucida Sans Unicode" fo:font-size="20pt" style:font-size-asian="20pt" fo:hyphenate="false"/>
    </style:style>
    <style:style style:name="Standard19LTGliederung3" style:display-name="Standard 19~LT~Gliederung 3" style:family="paragraph" style:parent-style-name="Standard19LTGliederung2">
      <style:paragraph-properties fo:margin-top="0.118in"/>
      <style:text-properties fo:font-size="18pt" style:font-size-asian="18pt" fo:hyphenate="false"/>
    </style:style>
    <style:style style:name="Standard19LTGliederung4" style:display-name="Standard 19~LT~Gliederung 4" style:family="paragraph" style:parent-style-name="Standard19LTGliederung3">
      <style:paragraph-properties fo:margin-top="0.0784in"/>
      <style:text-properties fo:hyphenate="false"/>
    </style:style>
    <style:style style:name="Standard19LTGliederung5" style:display-name="Standard 19~LT~Gliederung 5" style:family="paragraph" style:parent-style-name="Standard19LTGliederung4">
      <style:paragraph-properties fo:margin-top="0.0395in"/>
      <style:text-properties fo:font-size="20pt" style:font-size-asian="20pt" fo:hyphenate="false"/>
    </style:style>
    <style:style style:name="Standard19LTGliederung6" style:display-name="Standard 19~LT~Gliederung 6" style:family="paragraph" style:parent-style-name="Standard19LTGliederung5">
      <style:text-properties fo:hyphenate="false"/>
    </style:style>
    <style:style style:name="Standard19LTGliederung7" style:display-name="Standard 19~LT~Gliederung 7" style:family="paragraph" style:parent-style-name="Standard19LTGliederung6">
      <style:text-properties fo:hyphenate="false"/>
    </style:style>
    <style:style style:name="Standard19LTGliederung8" style:display-name="Standard 19~LT~Gliederung 8" style:family="paragraph" style:parent-style-name="Standard19LTGliederung7">
      <style:text-properties fo:hyphenate="false"/>
    </style:style>
    <style:style style:name="Standard19LTGliederung9" style:display-name="Standard 19~LT~Gliederung 9" style:family="paragraph" style:parent-style-name="Standard19LTGliederung8">
      <style:text-properties fo:hyphenate="false"/>
    </style:style>
    <style:style style:name="Standard19LTTitel" style:display-name="Standard 19~LT~Titel" style:family="paragraph">
      <style:paragraph-properties style:line-height-at-least="0.0694in">
        <style:tab-stops>
          <style:tab-stop style:type="left" style:position="0in"/>
          <style:tab-stop style:type="left" style:position="0.4909in"/>
          <style:tab-stop style:type="left" style:position="0.9819in"/>
          <style:tab-stop style:type="left" style:position="1.4736in"/>
          <style:tab-stop style:type="left" style:position="1.9652in"/>
          <style:tab-stop style:type="left" style:position="2.4562in"/>
          <style:tab-stop style:type="left" style:position="2.9479in"/>
          <style:tab-stop style:type="left" style:position="3.4388in"/>
          <style:tab-stop style:type="left" style:position="3.9305in"/>
          <style:tab-stop style:type="left" style:position="4.4215in"/>
          <style:tab-stop style:type="left" style:position="4.9131in"/>
          <style:tab-stop style:type="left" style:position="5.4041in"/>
          <style:tab-stop style:type="left" style:position="5.8958in"/>
          <style:tab-stop style:type="left" style:position="6.3868in"/>
          <style:tab-stop style:type="left" style:position="6.8784in"/>
          <style:tab-stop style:type="left" style:position="7.3694in"/>
          <style:tab-stop style:type="left" style:position="7.8611in"/>
          <style:tab-stop style:type="left" style:position="8.352in"/>
          <style:tab-stop style:type="left" style:position="8.8437in"/>
          <style:tab-stop style:type="left" style:position="9.3347in"/>
          <style:tab-stop style:type="left" style:position="9.8263in"/>
        </style:tab-stops>
      </style:paragraph-properties>
      <style:text-properties style:font-name="Lucida Sans Unicode" style:font-name-asian="DejaVu Sans" style:font-name-complex="Tahoma" fo:color="#000000" fo:font-size="18pt" style:font-size-asian="18pt" fo:hyphenate="false"/>
    </style:style>
    <style:style style:name="Standard19LTUntertitel" style:display-name="Standard 19~LT~Untertitel" style:family="paragraph">
      <style:paragraph-properties fo:text-align="center"/>
      <style:text-properties style:font-name="Lohit Devanagari" style:font-name-asian="DejaVu Sans" style:font-name-complex="Tahoma" fo:font-size="32pt" style:font-size-asian="32pt" fo:hyphenate="false"/>
    </style:style>
    <style:style style:name="Standard19LTNotizen" style:display-name="Standard 19~LT~Notizen" style:family="paragraph">
      <style:paragraph-properties fo:margin-left="0.2361in" fo:text-indent="-0.2361in">
        <style:tab-stops/>
      </style:paragraph-properties>
      <style:text-properties style:font-name="Lohit Devanagari" style:font-name-asian="DejaVu Sans" style:font-name-complex="Tahoma" fo:font-size="28pt" style:font-size-asian="28pt" fo:hyphenate="false"/>
    </style:style>
    <style:style style:name="Standard19LTHintergrundobjekte" style:display-name="Standard 19~LT~Hintergrundobjekte" style:family="paragraph">
      <style:text-properties style:font-name-asian="DejaVu Sans" style:font-name-complex="Tahoma" fo:hyphenate="false"/>
    </style:style>
    <style:style style:name="Standard19LTHintergrund" style:display-name="Standard 19~LT~Hintergrund" style:family="paragraph">
      <style:text-properties style:font-name-asian="DejaVu Sans" style:font-name-complex="Tahoma" fo:hyphenate="false"/>
    </style:style>
    <style:style style:name="Stylededessinpardéfaut_1_1" style:display-name="Style de dessin par défaut_1_1" style:family="paragraph">
      <style:paragraph-properties style:line-height-at-least="0in"/>
      <style:text-properties style:font-name="Lohit Devanagari" style:font-name-asian="DejaVu Sans" style:font-name-complex="Tahoma" fo:font-size="18pt" style:font-size-asian="18pt"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style:style style:name="SourceText" style:display-name="Source Text" style:family="text">
      <style:text-properties style:font-name="Liberation Mono" style:font-name-asian="Droid Sans Fallback" style:font-name-complex="Liberation Mono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style:font-name-complex="Mangal" style:font-size-complex="10.5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</text:outline-style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style style:name="WW_CharLFO5LVL1" style:family="text">
      <style:text-properties style:font-name="OpenSymbol" style:font-name-asian="OpenSymbol" style:font-name-complex="OpenSymbol"/>
    </style:style>
    <style:style style:name="WW_CharLFO5LVL2" style:family="text">
      <style:text-properties style:font-name="OpenSymbol" style:font-name-asian="OpenSymbol" style:font-name-complex="OpenSymbol"/>
    </style:style>
    <style:style style:name="WW_CharLFO5LVL3" style:family="text">
      <style:text-properties style:font-name="OpenSymbol" style:font-name-asian="OpenSymbol" style:font-name-complex="OpenSymbol"/>
    </style:style>
    <style:style style:name="WW_CharLFO5LVL4" style:family="text">
      <style:text-properties style:font-name="OpenSymbol" style:font-name-asian="OpenSymbol" style:font-name-complex="OpenSymbol"/>
    </style:style>
    <style:style style:name="WW_CharLFO5LVL5" style:family="text">
      <style:text-properties style:font-name="OpenSymbol" style:font-name-asian="OpenSymbol" style:font-name-complex="OpenSymbol"/>
    </style:style>
    <style:style style:name="WW_CharLFO5LVL6" style:family="text">
      <style:text-properties style:font-name="OpenSymbol" style:font-name-asian="OpenSymbol" style:font-name-complex="OpenSymbol"/>
    </style:style>
    <style:style style:name="WW_CharLFO5LVL7" style:family="text">
      <style:text-properties style:font-name="OpenSymbol" style:font-name-asian="OpenSymbol" style:font-name-complex="OpenSymbol"/>
    </style:style>
    <style:style style:name="WW_CharLFO5LVL8" style:family="text">
      <style:text-properties style:font-name="OpenSymbol" style:font-name-asian="OpenSymbol" style:font-name-complex="OpenSymbol"/>
    </style:style>
    <style:style style:name="WW_CharLFO5LVL9" style:family="text">
      <style:text-properties style:font-name="OpenSymbol" style:font-name-asian="OpenSymbol" style:font-name-complex="OpenSymbol"/>
    </style:style>
    <style:style style:name="WW_CharLFO6LVL1" style:family="text">
      <style:text-properties style:font-name="OpenSymbol" style:font-name-asian="OpenSymbol" style:font-name-complex="OpenSymbol"/>
    </style:style>
    <style:style style:name="WW_CharLFO6LVL2" style:family="text">
      <style:text-properties style:font-name="OpenSymbol" style:font-name-asian="OpenSymbol" style:font-name-complex="OpenSymbol"/>
    </style:style>
    <style:style style:name="WW_CharLFO6LVL3" style:family="text">
      <style:text-properties style:font-name="OpenSymbol" style:font-name-asian="OpenSymbol" style:font-name-complex="OpenSymbol"/>
    </style:style>
    <style:style style:name="WW_CharLFO6LVL4" style:family="text">
      <style:text-properties style:font-name="OpenSymbol" style:font-name-asian="OpenSymbol" style:font-name-complex="OpenSymbol"/>
    </style:style>
    <style:style style:name="WW_CharLFO6LVL5" style:family="text">
      <style:text-properties style:font-name="OpenSymbol" style:font-name-asian="OpenSymbol" style:font-name-complex="OpenSymbol"/>
    </style:style>
    <style:style style:name="WW_CharLFO6LVL6" style:family="text">
      <style:text-properties style:font-name="OpenSymbol" style:font-name-asian="OpenSymbol" style:font-name-complex="OpenSymbol"/>
    </style:style>
    <style:style style:name="WW_CharLFO6LVL7" style:family="text">
      <style:text-properties style:font-name="OpenSymbol" style:font-name-asian="OpenSymbol" style:font-name-complex="OpenSymbol"/>
    </style:style>
    <style:style style:name="WW_CharLFO6LVL8" style:family="text">
      <style:text-properties style:font-name="OpenSymbol" style:font-name-asian="OpenSymbol" style:font-name-complex="OpenSymbol"/>
    </style:style>
    <style:style style:name="WW_CharLFO6LVL9" style:family="text">
      <style:text-properties style:font-name="OpenSymbol" style:font-name-asian="OpenSymbol" style:font-name-complex="OpenSymbol"/>
    </style:style>
    <style:style style:name="WW_CharLFO7LVL1" style:family="text">
      <style:text-properties style:font-name="OpenSymbol" style:font-name-asian="OpenSymbol" style:font-name-complex="OpenSymbol"/>
    </style:style>
    <style:style style:name="WW_CharLFO7LVL2" style:family="text">
      <style:text-properties style:font-name="OpenSymbol" style:font-name-asian="OpenSymbol" style:font-name-complex="OpenSymbol"/>
    </style:style>
    <style:style style:name="WW_CharLFO7LVL3" style:family="text">
      <style:text-properties style:font-name="OpenSymbol" style:font-name-asian="OpenSymbol" style:font-name-complex="OpenSymbol"/>
    </style:style>
    <style:style style:name="WW_CharLFO7LVL4" style:family="text">
      <style:text-properties style:font-name="OpenSymbol" style:font-name-asian="OpenSymbol" style:font-name-complex="OpenSymbol"/>
    </style:style>
    <style:style style:name="WW_CharLFO7LVL5" style:family="text">
      <style:text-properties style:font-name="OpenSymbol" style:font-name-asian="OpenSymbol" style:font-name-complex="OpenSymbol"/>
    </style:style>
    <style:style style:name="WW_CharLFO7LVL6" style:family="text">
      <style:text-properties style:font-name="OpenSymbol" style:font-name-asian="OpenSymbol" style:font-name-complex="OpenSymbol"/>
    </style:style>
    <style:style style:name="WW_CharLFO7LVL7" style:family="text">
      <style:text-properties style:font-name="OpenSymbol" style:font-name-asian="OpenSymbol" style:font-name-complex="OpenSymbol"/>
    </style:style>
    <style:style style:name="WW_CharLFO7LVL8" style:family="text">
      <style:text-properties style:font-name="OpenSymbol" style:font-name-asian="OpenSymbol" style:font-name-complex="OpenSymbol"/>
    </style:style>
    <style:style style:name="WW_CharLFO7LVL9" style:family="text">
      <style:text-properties style:font-name="OpenSymbol" style:font-name-asian="OpenSymbol" style:font-name-complex="OpenSymbol"/>
    </style:style>
    <style:style style:name="WW_CharLFO8LVL1" style:family="text">
      <style:text-properties style:font-name="OpenSymbol" style:font-name-asian="OpenSymbol" style:font-name-complex="OpenSymbol"/>
    </style:style>
    <style:style style:name="WW_CharLFO8LVL2" style:family="text">
      <style:text-properties style:font-name="OpenSymbol" style:font-name-asian="OpenSymbol" style:font-name-complex="OpenSymbol"/>
    </style:style>
    <style:style style:name="WW_CharLFO8LVL3" style:family="text">
      <style:text-properties style:font-name="OpenSymbol" style:font-name-asian="OpenSymbol" style:font-name-complex="OpenSymbol"/>
    </style:style>
    <style:style style:name="WW_CharLFO8LVL4" style:family="text">
      <style:text-properties style:font-name="OpenSymbol" style:font-name-asian="OpenSymbol" style:font-name-complex="OpenSymbol"/>
    </style:style>
    <style:style style:name="WW_CharLFO8LVL5" style:family="text">
      <style:text-properties style:font-name="OpenSymbol" style:font-name-asian="OpenSymbol" style:font-name-complex="OpenSymbol"/>
    </style:style>
    <style:style style:name="WW_CharLFO8LVL6" style:family="text">
      <style:text-properties style:font-name="OpenSymbol" style:font-name-asian="OpenSymbol" style:font-name-complex="OpenSymbol"/>
    </style:style>
    <style:style style:name="WW_CharLFO8LVL7" style:family="text">
      <style:text-properties style:font-name="OpenSymbol" style:font-name-asian="OpenSymbol" style:font-name-complex="OpenSymbol"/>
    </style:style>
    <style:style style:name="WW_CharLFO8LVL8" style:family="text">
      <style:text-properties style:font-name="OpenSymbol" style:font-name-asian="OpenSymbol" style:font-name-complex="OpenSymbol"/>
    </style:style>
    <style:style style:name="WW_CharLFO8LVL9" style:family="text">
      <style:text-properties style:font-name="OpenSymbol" style:font-name-asian="OpenSymbol" style:font-name-complex="OpenSymbol"/>
    </style:style>
    <style:style style:name="WW_CharLFO9LVL1" style:family="text">
      <style:text-properties style:font-name="OpenSymbol" style:font-name-asian="OpenSymbol" style:font-name-complex="OpenSymbol"/>
    </style:style>
    <style:style style:name="WW_CharLFO9LVL2" style:family="text">
      <style:text-properties style:font-name="OpenSymbol" style:font-name-asian="OpenSymbol" style:font-name-complex="OpenSymbol"/>
    </style:style>
    <style:style style:name="WW_CharLFO9LVL3" style:family="text">
      <style:text-properties style:font-name="OpenSymbol" style:font-name-asian="OpenSymbol" style:font-name-complex="OpenSymbol"/>
    </style:style>
    <style:style style:name="WW_CharLFO9LVL4" style:family="text">
      <style:text-properties style:font-name="OpenSymbol" style:font-name-asian="OpenSymbol" style:font-name-complex="OpenSymbol"/>
    </style:style>
    <style:style style:name="WW_CharLFO9LVL5" style:family="text">
      <style:text-properties style:font-name="OpenSymbol" style:font-name-asian="OpenSymbol" style:font-name-complex="OpenSymbol"/>
    </style:style>
    <style:style style:name="WW_CharLFO9LVL6" style:family="text">
      <style:text-properties style:font-name="OpenSymbol" style:font-name-asian="OpenSymbol" style:font-name-complex="OpenSymbol"/>
    </style:style>
    <style:style style:name="WW_CharLFO9LVL7" style:family="text">
      <style:text-properties style:font-name="OpenSymbol" style:font-name-asian="OpenSymbol" style:font-name-complex="OpenSymbol"/>
    </style:style>
    <style:style style:name="WW_CharLFO9LVL8" style:family="text">
      <style:text-properties style:font-name="OpenSymbol" style:font-name-asian="OpenSymbol" style:font-name-complex="OpenSymbol"/>
    </style:style>
    <style:style style:name="WW_CharLFO9LVL9" style:family="text">
      <style:text-properties style:font-name="OpenSymbol" style:font-name-asian="OpenSymbol" style:font-name-complex="OpenSymbol"/>
    </style:style>
    <style:style style:name="WW_CharLFO10LVL1" style:family="text">
      <style:text-properties style:font-name="OpenSymbol" style:font-name-asian="OpenSymbol" style:font-name-complex="OpenSymbol"/>
    </style:style>
    <style:style style:name="WW_CharLFO10LVL2" style:family="text">
      <style:text-properties style:font-name="OpenSymbol" style:font-name-asian="OpenSymbol" style:font-name-complex="OpenSymbol"/>
    </style:style>
    <style:style style:name="WW_CharLFO10LVL3" style:family="text">
      <style:text-properties style:font-name="OpenSymbol" style:font-name-asian="OpenSymbol" style:font-name-complex="OpenSymbol"/>
    </style:style>
    <style:style style:name="WW_CharLFO10LVL4" style:family="text">
      <style:text-properties style:font-name="OpenSymbol" style:font-name-asian="OpenSymbol" style:font-name-complex="OpenSymbol"/>
    </style:style>
    <style:style style:name="WW_CharLFO10LVL5" style:family="text">
      <style:text-properties style:font-name="OpenSymbol" style:font-name-asian="OpenSymbol" style:font-name-complex="OpenSymbol"/>
    </style:style>
    <style:style style:name="WW_CharLFO10LVL6" style:family="text">
      <style:text-properties style:font-name="OpenSymbol" style:font-name-asian="OpenSymbol" style:font-name-complex="OpenSymbol"/>
    </style:style>
    <style:style style:name="WW_CharLFO10LVL7" style:family="text">
      <style:text-properties style:font-name="OpenSymbol" style:font-name-asian="OpenSymbol" style:font-name-complex="OpenSymbol"/>
    </style:style>
    <style:style style:name="WW_CharLFO10LVL8" style:family="text">
      <style:text-properties style:font-name="OpenSymbol" style:font-name-asian="OpenSymbol" style:font-name-complex="OpenSymbol"/>
    </style:style>
    <style:style style:name="WW_CharLFO10LVL9" style:family="text">
      <style:text-properties style:font-name="OpenSymbol" style:font-name-asian="OpenSymbol" style:font-name-complex="OpenSymbol"/>
    </style:style>
    <style:style style:name="WW_CharLFO11LVL1" style:family="text">
      <style:text-properties style:font-name="OpenSymbol" style:font-name-asian="OpenSymbol" style:font-name-complex="OpenSymbol"/>
    </style:style>
    <style:style style:name="WW_CharLFO11LVL2" style:family="text">
      <style:text-properties style:font-name="OpenSymbol" style:font-name-asian="OpenSymbol" style:font-name-complex="OpenSymbol"/>
    </style:style>
    <style:style style:name="WW_CharLFO11LVL3" style:family="text">
      <style:text-properties style:font-name="OpenSymbol" style:font-name-asian="OpenSymbol" style:font-name-complex="OpenSymbol"/>
    </style:style>
    <style:style style:name="WW_CharLFO11LVL4" style:family="text">
      <style:text-properties style:font-name="OpenSymbol" style:font-name-asian="OpenSymbol" style:font-name-complex="OpenSymbol"/>
    </style:style>
    <style:style style:name="WW_CharLFO11LVL5" style:family="text">
      <style:text-properties style:font-name="OpenSymbol" style:font-name-asian="OpenSymbol" style:font-name-complex="OpenSymbol"/>
    </style:style>
    <style:style style:name="WW_CharLFO11LVL6" style:family="text">
      <style:text-properties style:font-name="OpenSymbol" style:font-name-asian="OpenSymbol" style:font-name-complex="OpenSymbol"/>
    </style:style>
    <style:style style:name="WW_CharLFO11LVL7" style:family="text">
      <style:text-properties style:font-name="OpenSymbol" style:font-name-asian="OpenSymbol" style:font-name-complex="OpenSymbol"/>
    </style:style>
    <style:style style:name="WW_CharLFO11LVL8" style:family="text">
      <style:text-properties style:font-name="OpenSymbol" style:font-name-asian="OpenSymbol" style:font-name-complex="OpenSymbol"/>
    </style:style>
    <style:style style:name="WW_CharLFO11LVL9" style:family="text">
      <style:text-properties style:font-name="OpenSymbol" style:font-name-asian="OpenSymbol" style:font-name-complex="OpenSymbol"/>
    </style:style>
    <style:style style:name="WW_CharLFO12LVL1" style:family="text">
      <style:text-properties style:font-name="OpenSymbol" style:font-name-asian="OpenSymbol" style:font-name-complex="OpenSymbol"/>
    </style:style>
    <style:style style:name="WW_CharLFO12LVL2" style:family="text">
      <style:text-properties style:font-name="OpenSymbol" style:font-name-asian="OpenSymbol" style:font-name-complex="OpenSymbol"/>
    </style:style>
    <style:style style:name="WW_CharLFO12LVL3" style:family="text">
      <style:text-properties style:font-name="OpenSymbol" style:font-name-asian="OpenSymbol" style:font-name-complex="OpenSymbol"/>
    </style:style>
    <style:style style:name="WW_CharLFO12LVL4" style:family="text">
      <style:text-properties style:font-name="OpenSymbol" style:font-name-asian="OpenSymbol" style:font-name-complex="OpenSymbol"/>
    </style:style>
    <style:style style:name="WW_CharLFO12LVL5" style:family="text">
      <style:text-properties style:font-name="OpenSymbol" style:font-name-asian="OpenSymbol" style:font-name-complex="OpenSymbol"/>
    </style:style>
    <style:style style:name="WW_CharLFO12LVL6" style:family="text">
      <style:text-properties style:font-name="OpenSymbol" style:font-name-asian="OpenSymbol" style:font-name-complex="OpenSymbol"/>
    </style:style>
    <style:style style:name="WW_CharLFO12LVL7" style:family="text">
      <style:text-properties style:font-name="OpenSymbol" style:font-name-asian="OpenSymbol" style:font-name-complex="OpenSymbol"/>
    </style:style>
    <style:style style:name="WW_CharLFO12LVL8" style:family="text">
      <style:text-properties style:font-name="OpenSymbol" style:font-name-asian="OpenSymbol" style:font-name-complex="OpenSymbol"/>
    </style:style>
    <style:style style:name="WW_CharLFO12LVL9" style:family="text">
      <style:text-properties style:font-name="OpenSymbol" style:font-name-asian="OpenSymbol" style:font-name-complex="OpenSymbol"/>
    </style:style>
    <style:style style:name="WW_CharLFO13LVL1" style:family="text">
      <style:text-properties style:font-name="OpenSymbol" style:font-name-asian="OpenSymbol" style:font-name-complex="OpenSymbol"/>
    </style:style>
    <style:style style:name="WW_CharLFO13LVL2" style:family="text">
      <style:text-properties style:font-name="OpenSymbol" style:font-name-asian="OpenSymbol" style:font-name-complex="OpenSymbol"/>
    </style:style>
    <style:style style:name="WW_CharLFO13LVL3" style:family="text">
      <style:text-properties style:font-name="OpenSymbol" style:font-name-asian="OpenSymbol" style:font-name-complex="OpenSymbol"/>
    </style:style>
    <style:style style:name="WW_CharLFO13LVL4" style:family="text">
      <style:text-properties style:font-name="OpenSymbol" style:font-name-asian="OpenSymbol" style:font-name-complex="OpenSymbol"/>
    </style:style>
    <style:style style:name="WW_CharLFO13LVL5" style:family="text">
      <style:text-properties style:font-name="OpenSymbol" style:font-name-asian="OpenSymbol" style:font-name-complex="OpenSymbol"/>
    </style:style>
    <style:style style:name="WW_CharLFO13LVL6" style:family="text">
      <style:text-properties style:font-name="OpenSymbol" style:font-name-asian="OpenSymbol" style:font-name-complex="OpenSymbol"/>
    </style:style>
    <style:style style:name="WW_CharLFO13LVL7" style:family="text">
      <style:text-properties style:font-name="OpenSymbol" style:font-name-asian="OpenSymbol" style:font-name-complex="OpenSymbol"/>
    </style:style>
    <style:style style:name="WW_CharLFO13LVL8" style:family="text">
      <style:text-properties style:font-name="OpenSymbol" style:font-name-asian="OpenSymbol" style:font-name-complex="OpenSymbol"/>
    </style:style>
    <style:style style:name="WW_CharLFO13LVL9" style:family="text">
      <style:text-properties style:font-name="OpenSymbol" style:font-name-asian="OpenSymbol" style:font-name-complex="OpenSymbol"/>
    </style:style>
    <style:style style:name="WW_CharLFO14LVL1" style:family="text">
      <style:text-properties style:font-name="OpenSymbol" style:font-name-asian="OpenSymbol" style:font-name-complex="OpenSymbol"/>
    </style:style>
    <style:style style:name="WW_CharLFO14LVL2" style:family="text">
      <style:text-properties style:font-name="OpenSymbol" style:font-name-asian="OpenSymbol" style:font-name-complex="OpenSymbol"/>
    </style:style>
    <style:style style:name="WW_CharLFO14LVL3" style:family="text">
      <style:text-properties style:font-name="OpenSymbol" style:font-name-asian="OpenSymbol" style:font-name-complex="OpenSymbol"/>
    </style:style>
    <style:style style:name="WW_CharLFO14LVL4" style:family="text">
      <style:text-properties style:font-name="OpenSymbol" style:font-name-asian="OpenSymbol" style:font-name-complex="OpenSymbol"/>
    </style:style>
    <style:style style:name="WW_CharLFO14LVL5" style:family="text">
      <style:text-properties style:font-name="OpenSymbol" style:font-name-asian="OpenSymbol" style:font-name-complex="OpenSymbol"/>
    </style:style>
    <style:style style:name="WW_CharLFO14LVL6" style:family="text">
      <style:text-properties style:font-name="OpenSymbol" style:font-name-asian="OpenSymbol" style:font-name-complex="OpenSymbol"/>
    </style:style>
    <style:style style:name="WW_CharLFO14LVL7" style:family="text">
      <style:text-properties style:font-name="OpenSymbol" style:font-name-asian="OpenSymbol" style:font-name-complex="OpenSymbol"/>
    </style:style>
    <style:style style:name="WW_CharLFO14LVL8" style:family="text">
      <style:text-properties style:font-name="OpenSymbol" style:font-name-asian="OpenSymbol" style:font-name-complex="OpenSymbol"/>
    </style:style>
    <style:style style:name="WW_CharLFO14LVL9" style:family="text">
      <style:text-properties style:font-name="OpenSymbol" style:font-name-asian="OpenSymbol" style:font-name-complex="OpenSymbol"/>
    </style:style>
    <style:style style:name="WW_CharLFO15LVL1" style:family="text">
      <style:text-properties style:font-name="OpenSymbol" style:font-name-asian="OpenSymbol" style:font-name-complex="OpenSymbol"/>
    </style:style>
    <style:style style:name="WW_CharLFO15LVL2" style:family="text">
      <style:text-properties style:font-name="OpenSymbol" style:font-name-asian="OpenSymbol" style:font-name-complex="OpenSymbol"/>
    </style:style>
    <style:style style:name="WW_CharLFO15LVL3" style:family="text">
      <style:text-properties style:font-name="OpenSymbol" style:font-name-asian="OpenSymbol" style:font-name-complex="OpenSymbol"/>
    </style:style>
    <style:style style:name="WW_CharLFO15LVL4" style:family="text">
      <style:text-properties style:font-name="OpenSymbol" style:font-name-asian="OpenSymbol" style:font-name-complex="OpenSymbol"/>
    </style:style>
    <style:style style:name="WW_CharLFO15LVL5" style:family="text">
      <style:text-properties style:font-name="OpenSymbol" style:font-name-asian="OpenSymbol" style:font-name-complex="OpenSymbol"/>
    </style:style>
    <style:style style:name="WW_CharLFO15LVL6" style:family="text">
      <style:text-properties style:font-name="OpenSymbol" style:font-name-asian="OpenSymbol" style:font-name-complex="OpenSymbol"/>
    </style:style>
    <style:style style:name="WW_CharLFO15LVL7" style:family="text">
      <style:text-properties style:font-name="OpenSymbol" style:font-name-asian="OpenSymbol" style:font-name-complex="OpenSymbol"/>
    </style:style>
    <style:style style:name="WW_CharLFO15LVL8" style:family="text">
      <style:text-properties style:font-name="OpenSymbol" style:font-name-asian="OpenSymbol" style:font-name-complex="OpenSymbol"/>
    </style:style>
    <style:style style:name="WW_CharLFO15LVL9" style:family="text">
      <style:text-properties style:font-name="OpenSymbol" style:font-name-asian="OpenSymbol" style:font-name-complex="OpenSymbol"/>
    </style:style>
    <style:style style:name="WW_CharLFO16LVL1" style:family="text">
      <style:text-properties style:font-name="OpenSymbol" style:font-name-asian="OpenSymbol" style:font-name-complex="OpenSymbol"/>
    </style:style>
    <style:style style:name="WW_CharLFO16LVL2" style:family="text">
      <style:text-properties style:font-name="OpenSymbol" style:font-name-asian="OpenSymbol" style:font-name-complex="OpenSymbol"/>
    </style:style>
    <style:style style:name="WW_CharLFO16LVL3" style:family="text">
      <style:text-properties style:font-name="OpenSymbol" style:font-name-asian="OpenSymbol" style:font-name-complex="OpenSymbol"/>
    </style:style>
    <style:style style:name="WW_CharLFO16LVL4" style:family="text">
      <style:text-properties style:font-name="OpenSymbol" style:font-name-asian="OpenSymbol" style:font-name-complex="OpenSymbol"/>
    </style:style>
    <style:style style:name="WW_CharLFO16LVL5" style:family="text">
      <style:text-properties style:font-name="OpenSymbol" style:font-name-asian="OpenSymbol" style:font-name-complex="OpenSymbol"/>
    </style:style>
    <style:style style:name="WW_CharLFO16LVL6" style:family="text">
      <style:text-properties style:font-name="OpenSymbol" style:font-name-asian="OpenSymbol" style:font-name-complex="OpenSymbol"/>
    </style:style>
    <style:style style:name="WW_CharLFO16LVL7" style:family="text">
      <style:text-properties style:font-name="OpenSymbol" style:font-name-asian="OpenSymbol" style:font-name-complex="OpenSymbol"/>
    </style:style>
    <style:style style:name="WW_CharLFO16LVL8" style:family="text">
      <style:text-properties style:font-name="OpenSymbol" style:font-name-asian="OpenSymbol" style:font-name-complex="OpenSymbol"/>
    </style:style>
    <style:style style:name="WW_CharLFO16LVL9" style:family="text">
      <style:text-properties style:font-name="OpenSymbol" style:font-name-asian="OpenSymbol" style:font-name-complex="OpenSymbol"/>
    </style:style>
    <style:style style:name="WW_CharLFO17LVL1" style:family="text">
      <style:text-properties style:font-name="OpenSymbol" style:font-name-asian="OpenSymbol" style:font-name-complex="OpenSymbol"/>
    </style:style>
    <style:style style:name="WW_CharLFO17LVL2" style:family="text">
      <style:text-properties style:font-name="OpenSymbol" style:font-name-asian="OpenSymbol" style:font-name-complex="OpenSymbol"/>
    </style:style>
    <style:style style:name="WW_CharLFO17LVL3" style:family="text">
      <style:text-properties style:font-name="OpenSymbol" style:font-name-asian="OpenSymbol" style:font-name-complex="OpenSymbol"/>
    </style:style>
    <style:style style:name="WW_CharLFO17LVL4" style:family="text">
      <style:text-properties style:font-name="OpenSymbol" style:font-name-asian="OpenSymbol" style:font-name-complex="OpenSymbol"/>
    </style:style>
    <style:style style:name="WW_CharLFO17LVL5" style:family="text">
      <style:text-properties style:font-name="OpenSymbol" style:font-name-asian="OpenSymbol" style:font-name-complex="OpenSymbol"/>
    </style:style>
    <style:style style:name="WW_CharLFO17LVL6" style:family="text">
      <style:text-properties style:font-name="OpenSymbol" style:font-name-asian="OpenSymbol" style:font-name-complex="OpenSymbol"/>
    </style:style>
    <style:style style:name="WW_CharLFO17LVL7" style:family="text">
      <style:text-properties style:font-name="OpenSymbol" style:font-name-asian="OpenSymbol" style:font-name-complex="OpenSymbol"/>
    </style:style>
    <style:style style:name="WW_CharLFO17LVL8" style:family="text">
      <style:text-properties style:font-name="OpenSymbol" style:font-name-asian="OpenSymbol" style:font-name-complex="OpenSymbol"/>
    </style:style>
    <style:style style:name="WW_CharLFO17LVL9" style:family="text">
      <style:text-properties style:font-name="OpenSymbol" style:font-name-asian="OpenSymbol" style:font-name-complex="OpenSymbol"/>
    </style:style>
    <style:style style:name="WW_CharLFO18LVL1" style:family="text">
      <style:text-properties style:font-name="OpenSymbol" style:font-name-asian="OpenSymbol" style:font-name-complex="OpenSymbol"/>
    </style:style>
    <style:style style:name="WW_CharLFO18LVL2" style:family="text">
      <style:text-properties style:font-name="OpenSymbol" style:font-name-asian="OpenSymbol" style:font-name-complex="OpenSymbol"/>
    </style:style>
    <style:style style:name="WW_CharLFO18LVL3" style:family="text">
      <style:text-properties style:font-name="OpenSymbol" style:font-name-asian="OpenSymbol" style:font-name-complex="OpenSymbol"/>
    </style:style>
    <style:style style:name="WW_CharLFO18LVL4" style:family="text">
      <style:text-properties style:font-name="OpenSymbol" style:font-name-asian="OpenSymbol" style:font-name-complex="OpenSymbol"/>
    </style:style>
    <style:style style:name="WW_CharLFO18LVL5" style:family="text">
      <style:text-properties style:font-name="OpenSymbol" style:font-name-asian="OpenSymbol" style:font-name-complex="OpenSymbol"/>
    </style:style>
    <style:style style:name="WW_CharLFO18LVL6" style:family="text">
      <style:text-properties style:font-name="OpenSymbol" style:font-name-asian="OpenSymbol" style:font-name-complex="OpenSymbol"/>
    </style:style>
    <style:style style:name="WW_CharLFO18LVL7" style:family="text">
      <style:text-properties style:font-name="OpenSymbol" style:font-name-asian="OpenSymbol" style:font-name-complex="OpenSymbol"/>
    </style:style>
    <style:style style:name="WW_CharLFO18LVL8" style:family="text">
      <style:text-properties style:font-name="OpenSymbol" style:font-name-asian="OpenSymbol" style:font-name-complex="OpenSymbol"/>
    </style:style>
    <style:style style:name="WW_CharLFO18LVL9" style:family="text">
      <style:text-properties style:font-name="OpenSymbol" style:font-name-asian="OpenSymbol" style:font-name-complex="OpenSymbol"/>
    </style:style>
    <style:style style:name="WW_CharLFO19LVL1" style:family="text">
      <style:text-properties style:font-name="OpenSymbol" style:font-name-asian="OpenSymbol" style:font-name-complex="OpenSymbol"/>
    </style:style>
    <style:style style:name="WW_CharLFO19LVL2" style:family="text">
      <style:text-properties style:font-name="OpenSymbol" style:font-name-asian="OpenSymbol" style:font-name-complex="OpenSymbol"/>
    </style:style>
    <style:style style:name="WW_CharLFO19LVL3" style:family="text">
      <style:text-properties style:font-name="OpenSymbol" style:font-name-asian="OpenSymbol" style:font-name-complex="OpenSymbol"/>
    </style:style>
    <style:style style:name="WW_CharLFO19LVL4" style:family="text">
      <style:text-properties style:font-name="OpenSymbol" style:font-name-asian="OpenSymbol" style:font-name-complex="OpenSymbol"/>
    </style:style>
    <style:style style:name="WW_CharLFO19LVL5" style:family="text">
      <style:text-properties style:font-name="OpenSymbol" style:font-name-asian="OpenSymbol" style:font-name-complex="OpenSymbol"/>
    </style:style>
    <style:style style:name="WW_CharLFO19LVL6" style:family="text">
      <style:text-properties style:font-name="OpenSymbol" style:font-name-asian="OpenSymbol" style:font-name-complex="OpenSymbol"/>
    </style:style>
    <style:style style:name="WW_CharLFO19LVL7" style:family="text">
      <style:text-properties style:font-name="OpenSymbol" style:font-name-asian="OpenSymbol" style:font-name-complex="OpenSymbol"/>
    </style:style>
    <style:style style:name="WW_CharLFO19LVL8" style:family="text">
      <style:text-properties style:font-name="OpenSymbol" style:font-name-asian="OpenSymbol" style:font-name-complex="OpenSymbol"/>
    </style:style>
    <style:style style:name="WW_CharLFO19LVL9" style:family="text">
      <style:text-properties style:font-name="OpenSymbol" style:font-name-asian="OpenSymbol" style:font-name-complex="OpenSymbol"/>
    </style:style>
    <style:style style:name="WW_CharLFO20LVL1" style:family="text">
      <style:text-properties style:font-name="Symbol"/>
    </style:style>
    <style:style style:name="WW_CharLFO20LVL2" style:family="text">
      <style:text-properties style:font-name="Courier New" style:font-name-complex="Courier New"/>
    </style:style>
    <style:style style:name="WW_CharLFO20LVL3" style:family="text">
      <style:text-properties style:font-name="Wingdings"/>
    </style:style>
    <style:style style:name="WW_CharLFO20LVL4" style:family="text">
      <style:text-properties style:font-name="Symbol"/>
    </style:style>
    <style:style style:name="WW_CharLFO20LVL5" style:family="text">
      <style:text-properties style:font-name="Courier New" style:font-name-complex="Courier New"/>
    </style:style>
    <style:style style:name="WW_CharLFO20LVL6" style:family="text">
      <style:text-properties style:font-name="Wingdings"/>
    </style:style>
    <style:style style:name="WW_CharLFO20LVL7" style:family="text">
      <style:text-properties style:font-name="Symbol"/>
    </style:style>
    <style:style style:name="WW_CharLFO20LVL8" style:family="text">
      <style:text-properties style:font-name="Courier New" style:font-name-complex="Courier New"/>
    </style:style>
    <style:style style:name="WW_CharLFO20LVL9" style:family="text">
      <style:text-properties style:font-name="Wingdings"/>
    </style:style>
    <style:style style:name="WW_CharLFO21LVL1" style:family="text">
      <style:text-properties style:font-name="MS Mincho" style:font-name-asian="MS Mincho" style:font-name-complex="Lohit Hindi"/>
    </style:style>
    <style:style style:name="WW_CharLFO21LVL2" style:family="text">
      <style:text-properties style:font-name="Courier New" style:font-name-complex="Courier New"/>
    </style:style>
    <style:style style:name="WW_CharLFO21LVL3" style:family="text">
      <style:text-properties style:font-name="Wingdings"/>
    </style:style>
    <style:style style:name="WW_CharLFO21LVL4" style:family="text">
      <style:text-properties style:font-name="Symbol"/>
    </style:style>
    <style:style style:name="WW_CharLFO21LVL5" style:family="text">
      <style:text-properties style:font-name="Courier New" style:font-name-complex="Courier New"/>
    </style:style>
    <style:style style:name="WW_CharLFO21LVL6" style:family="text">
      <style:text-properties style:font-name="Wingdings"/>
    </style:style>
    <style:style style:name="WW_CharLFO21LVL7" style:family="text">
      <style:text-properties style:font-name="Symbol"/>
    </style:style>
    <style:style style:name="WW_CharLFO21LVL8" style:family="text">
      <style:text-properties style:font-name="Courier New" style:font-name-complex="Courier New"/>
    </style:style>
    <style:style style:name="WW_CharLFO21LVL9" style:family="text">
      <style:text-properties style:font-name="Wingdings"/>
    </style:style>
    <style:style style:name="WW_CharLFO22LVL1" style:family="text">
      <style:text-properties style:font-name="Symbol"/>
    </style:style>
    <style:style style:name="WW_CharLFO22LVL2" style:family="text">
      <style:text-properties style:font-name="Courier New" style:font-name-complex="Courier New"/>
    </style:style>
    <style:style style:name="WW_CharLFO22LVL3" style:family="text">
      <style:text-properties style:font-name="Wingdings"/>
    </style:style>
    <style:style style:name="WW_CharLFO22LVL4" style:family="text">
      <style:text-properties style:font-name="Symbol"/>
    </style:style>
    <style:style style:name="WW_CharLFO22LVL5" style:family="text">
      <style:text-properties style:font-name="Courier New" style:font-name-complex="Courier New"/>
    </style:style>
    <style:style style:name="WW_CharLFO22LVL6" style:family="text">
      <style:text-properties style:font-name="Wingdings"/>
    </style:style>
    <style:style style:name="WW_CharLFO22LVL7" style:family="text">
      <style:text-properties style:font-name="Symbol"/>
    </style:style>
    <style:style style:name="WW_CharLFO22LVL8" style:family="text">
      <style:text-properties style:font-name="Courier New" style:font-name-complex="Courier New"/>
    </style:style>
    <style:style style:name="WW_CharLFO22LVL9" style:family="text">
      <style:text-properties style:font-name="Wingdings"/>
    </style:style>
    <style:style style:name="WW_CharLFO23LVL1" style:family="text">
      <style:text-properties style:font-name="Symbol"/>
    </style:style>
    <style:style style:name="WW_CharLFO23LVL2" style:family="text">
      <style:text-properties style:font-name="Courier New" style:font-name-complex="Courier New"/>
    </style:style>
    <style:style style:name="WW_CharLFO23LVL3" style:family="text">
      <style:text-properties style:font-name="Wingdings"/>
    </style:style>
    <style:style style:name="WW_CharLFO23LVL4" style:family="text">
      <style:text-properties style:font-name="Symbol"/>
    </style:style>
    <style:style style:name="WW_CharLFO23LVL5" style:family="text">
      <style:text-properties style:font-name="Courier New" style:font-name-complex="Courier New"/>
    </style:style>
    <style:style style:name="WW_CharLFO23LVL6" style:family="text">
      <style:text-properties style:font-name="Wingdings"/>
    </style:style>
    <style:style style:name="WW_CharLFO23LVL7" style:family="text">
      <style:text-properties style:font-name="Symbol"/>
    </style:style>
    <style:style style:name="WW_CharLFO23LVL8" style:family="text">
      <style:text-properties style:font-name="Courier New" style:font-name-complex="Courier New"/>
    </style:style>
    <style:style style:name="WW_CharLFO23LVL9" style:family="text">
      <style:text-properties style:font-name="Wingdings"/>
    </style:style>
    <style:style style:name="WW_CharLFO24LVL1" style:family="text">
      <style:text-properties style:font-name="Symbol"/>
    </style:style>
    <style:style style:name="WW_CharLFO24LVL2" style:family="text">
      <style:text-properties style:font-name="Courier New" style:font-name-complex="Courier New"/>
    </style:style>
    <style:style style:name="WW_CharLFO24LVL3" style:family="text">
      <style:text-properties style:font-name="Wingdings"/>
    </style:style>
    <style:style style:name="WW_CharLFO24LVL4" style:family="text">
      <style:text-properties style:font-name="Symbol"/>
    </style:style>
    <style:style style:name="WW_CharLFO24LVL5" style:family="text">
      <style:text-properties style:font-name="Courier New" style:font-name-complex="Courier New"/>
    </style:style>
    <style:style style:name="WW_CharLFO24LVL6" style:family="text">
      <style:text-properties style:font-name="Wingdings"/>
    </style:style>
    <style:style style:name="WW_CharLFO24LVL7" style:family="text">
      <style:text-properties style:font-name="Symbol"/>
    </style:style>
    <style:style style:name="WW_CharLFO24LVL8" style:family="text">
      <style:text-properties style:font-name="Courier New" style:font-name-complex="Courier New"/>
    </style:style>
    <style:style style:name="WW_CharLFO24LVL9" style:family="text">
      <style:text-properties style:font-name="Wingdings"/>
    </style:style>
    <style:style style:name="WW_CharLFO25LVL1" style:family="text">
      <style:text-properties style:font-name="Symbol"/>
    </style:style>
    <style:style style:name="WW_CharLFO25LVL2" style:family="text">
      <style:text-properties style:font-name="Courier New" style:font-name-complex="Courier New"/>
    </style:style>
    <style:style style:name="WW_CharLFO25LVL3" style:family="text">
      <style:text-properties style:font-name="Wingdings"/>
    </style:style>
    <style:style style:name="WW_CharLFO25LVL4" style:family="text">
      <style:text-properties style:font-name="Symbol"/>
    </style:style>
    <style:style style:name="WW_CharLFO25LVL5" style:family="text">
      <style:text-properties style:font-name="Courier New" style:font-name-complex="Courier New"/>
    </style:style>
    <style:style style:name="WW_CharLFO25LVL6" style:family="text">
      <style:text-properties style:font-name="Wingdings"/>
    </style:style>
    <style:style style:name="WW_CharLFO25LVL7" style:family="text">
      <style:text-properties style:font-name="Symbol"/>
    </style:style>
    <style:style style:name="WW_CharLFO25LVL8" style:family="text">
      <style:text-properties style:font-name="Courier New" style:font-name-complex="Courier New"/>
    </style:style>
    <style:style style:name="WW_CharLFO25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916in" text:min-label-width="0.25in" text:list-level-position-and-space-mode="label-alignment">
          <style:list-level-label-alignment text:label-followed-by="listtab" fo:margin-left="0.5416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416in" text:min-label-width="0.25in" text:list-level-position-and-space-mode="label-alignment">
          <style:list-level-label-alignment text:label-followed-by="listtab" fo:margin-left="0.7916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916in" text:min-label-width="0.25in" text:list-level-position-and-space-mode="label-alignment">
          <style:list-level-label-alignment text:label-followed-by="listtab" fo:margin-left="1.0416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.0416in" text:min-label-width="0.25in" text:list-level-position-and-space-mode="label-alignment">
          <style:list-level-label-alignment text:label-followed-by="listtab" fo:margin-left="1.2916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916in" text:min-label-width="0.25in" text:list-level-position-and-space-mode="label-alignment">
          <style:list-level-label-alignment text:label-followed-by="listtab" fo:margin-left="1.5416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416in" text:min-label-width="0.25in" text:list-level-position-and-space-mode="label-alignment">
          <style:list-level-label-alignment text:label-followed-by="listtab" fo:margin-left="1.7916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916in" text:min-label-width="0.25in" text:list-level-position-and-space-mode="label-alignment">
          <style:list-level-label-alignment text:label-followed-by="listtab" fo:margin-left="2.0416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.0416in" text:min-label-width="0.25in" text:list-level-position-and-space-mode="label-alignment">
          <style:list-level-label-alignment text:label-followed-by="listtab" fo:margin-left="2.2916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916in" text:min-label-width="0.25in" text:list-level-position-and-space-mode="label-alignment">
          <style:list-level-label-alignment text:label-followed-by="listtab" fo:margin-left="2.5416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8">
      <text:list-level-style-bullet text:level="1" text:style-name="WW_CharLFO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9">
      <text:list-level-style-bullet text:level="1" text:style-name="WW_CharLFO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9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9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9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9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9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9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0">
      <text:list-level-style-bullet text:level="1" text:style-name="WW_CharLFO10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0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0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0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0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0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0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0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0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1">
      <text:list-level-style-bullet text:level="1" text:style-name="WW_CharLFO1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2">
      <text:list-level-style-bullet text:level="1" text:style-name="WW_CharLFO1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3">
      <text:list-level-style-bullet text:level="1" text:style-name="WW_CharLFO1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4">
      <text:list-level-style-bullet text:level="1" text:style-name="WW_CharLFO1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5">
      <text:list-level-style-bullet text:level="1" text:style-name="WW_CharLFO1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6">
      <text:list-level-style-bullet text:level="1" text:style-name="WW_CharLFO1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7">
      <text:list-level-style-bullet text:level="1" text:style-name="WW_CharLFO1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8">
      <text:list-level-style-bullet text:level="1" text:style-name="WW_CharLFO1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9">
      <text:list-level-style-bullet text:level="1" text:style-name="WW_CharLFO1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9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9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9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9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9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9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0">
      <text:list-level-style-bullet text:level="1" text:style-name="WW_CharLFO2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1">
      <text:list-level-style-bullet text:level="1" text:style-name="WW_CharLFO2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MS Mincho"/>
      </text:list-level-style-bullet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2">
      <text:list-level-style-bullet text:level="1" text:style-name="WW_CharLFO2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3">
      <text:list-level-style-bullet text:level="1" text:style-name="WW_CharLFO2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4">
      <text:list-level-style-bullet text:level="1" text:style-name="WW_CharLFO2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5">
      <text:list-level-style-bullet text:level="1" text:style-name="WW_CharLFO2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meta:initial-creator>David </meta:initial-creator>
    <dc:creator>PLB</dc:creator>
    <meta:creation-date>2013-06-21T10:15:00Z</meta:creation-date>
    <dc:date>2026-03-05T12:37:00Z</dc:date>
    <meta:print-date>2025-11-22T10:48:00Z</meta:print-date>
    <meta:template xlink:href="Normal.dotm" xlink:type="simple"/>
    <meta:editing-cycles>363</meta:editing-cycles>
    <meta:editing-duration>PT3001320S</meta:editing-duration>
    <meta:document-statistic meta:page-count="17" meta:paragraph-count="46" meta:word-count="3617" meta:character-count="23465" meta:row-count="165" meta:non-whitespace-character-count="19894"/>
  </office:meta>
</office:document-meta>
</file>